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32.451cm" svg:y="6.766cm">
            <draw:object draw:notify-on-update-of-ranges="Feuille1.A1:Feuille1.A1 Feuille1.A2:Feuille1.A37 Feuille1.B1:Feuille1.B1 Feuille1.B2:Feuille1.B37 Feuille1.C1:Feuille1.C1 Feuille1.C2:Feuille1.C37 Feuille1.D1:Feuille1.D1 Feuille1.D2:Feuille1.D37 Feuille1.E1:Feuille1.E1 Feuille1.E2:Feuille1.E37 Feuille1.F1:Feuille1.F1 Feuille1.F2:Feuille1.F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emperatu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,01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*[.H3]/[.$M3]" office:value-type="float" office:value="0.00125383696771242" calcext:value-type="float">
            <text:p>0,001253836967712</text:p>
          </table:table-cell>
          <table:table-cell table:formula="of:=[.C2]*[.I3]/[.$M3]" office:value-type="float" office:value="0.0137191616602985" calcext:value-type="float">
            <text:p>0,013719161660299</text:p>
          </table:table-cell>
          <table:table-cell table:formula="of:=[.D2]*[.J3]/[.$M3]" office:value-type="float" office:value="0.0137191616602985" calcext:value-type="float">
            <text:p>0,013719161660299</text:p>
          </table:table-cell>
          <table:table-cell table:formula="of:=[.E2]*[.K3]/[.$M3]" office:value-type="float" office:value="0.197097107251078" calcext:value-type="float">
            <text:p>0,197097107251078</text:p>
          </table:table-cell>
          <table:table-cell table:formula="of:=[.F2]*[.L3]/[.$M3]" office:value-type="float" office:value="0.337436927021352" calcext:value-type="float">
            <text:p>0,337436927021352</text:p>
          </table:table-cell>
          <table:table-cell/>
          <table:table-cell table:formula="of:=EXP([.$O2]*[.B2])" office:value-type="float" office:value="1.01005016708417" calcext:value-type="float">
            <text:p>1,01005016708417</text:p>
          </table:table-cell>
          <table:table-cell table:formula="of:=EXP([.$O2]*[.C2])" office:value-type="float" office:value="1.10517091807565" calcext:value-type="float">
            <text:p>1,10517091807565</text:p>
          </table:table-cell>
          <table:table-cell table:formula="of:=EXP([.$O2]*[.D2])" office:value-type="float" office:value="1.10517091807565" calcext:value-type="float">
            <text:p>1,10517091807565</text:p>
          </table:table-cell>
          <table:table-cell table:formula="of:=EXP([.$O2]*[.E2])" office:value-type="float" office:value="2.11700001661267" calcext:value-type="float">
            <text:p>2,11700001661267</text:p>
          </table:table-cell>
          <table:table-cell table:formula="of:=EXP([.$O2]*[.F2])" office:value-type="float" office:value="2.71828182845904" calcext:value-type="float">
            <text:p>2,71828182845904</text:p>
          </table:table-cell>
          <table:table-cell table:formula="of:=SUM([.H3:.L3])" office:value-type="float" office:value="8.05567384830718" calcext:value-type="float">
            <text:p>8,05567384830718</text:p>
          </table:table-cell>
          <table:table-cell/>
          <table:table-cell table:formula="of:=[.O2]+[.O2]*[.$Q$2]" office:value-type="float" office:value="1.01" calcext:value-type="float">
            <text:p>1,01</text:p>
          </table:table-cell>
          <table:table-cell table:number-columns-repeated="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*[.H4]/[.$M4]" office:value-type="float" office:value="0.000221982158748524" calcext:value-type="float">
            <text:p>0,000221982158749</text:p>
          </table:table-cell>
          <table:table-cell table:formula="of:=[.C3]*[.I4]/[.$M4]" office:value-type="float" office:value="0.00245964444414217" calcext:value-type="float">
            <text:p>0,002459644444142</text:p>
          </table:table-cell>
          <table:table-cell table:formula="of:=[.D3]*[.J4]/[.$M4]" office:value-type="float" office:value="0.00245964444414217" calcext:value-type="float">
            <text:p>0,002459644444142</text:p>
          </table:table-cell>
          <table:table-cell table:formula="of:=[.E3]*[.K4]/[.$M4]" office:value-type="float" office:value="0.0425266760242267" calcext:value-type="float">
            <text:p>0,042526676024227</text:p>
          </table:table-cell>
          <table:table-cell table:formula="of:=[.F3]*[.L4]/[.$M4]" office:value-type="float" office:value="0.083894230154789" calcext:value-type="float">
            <text:p>0,083894230154789</text:p>
          </table:table-cell>
          <table:table-cell/>
          <table:table-cell table:formula="of:=EXP([.$O3]*[.B3])" office:value-type="float" office:value="1.00126717752923" calcext:value-type="float">
            <text:p>1,00126717752923</text:p>
          </table:table-cell>
          <table:table-cell table:formula="of:=EXP([.$O3]*[.C3])" office:value-type="float" office:value="1.01395279748011" calcext:value-type="float">
            <text:p>1,01395279748011</text:p>
          </table:table-cell>
          <table:table-cell table:formula="of:=EXP([.$O3]*[.D3])" office:value-type="float" office:value="1.01395279748011" calcext:value-type="float">
            <text:p>1,01395279748011</text:p>
          </table:table-cell>
          <table:table-cell table:formula="of:=EXP([.$O3]*[.E3])" office:value-type="float" office:value="1.22026503667021" calcext:value-type="float">
            <text:p>1,22026503667021</text:p>
          </table:table-cell>
          <table:table-cell table:formula="of:=EXP([.$O3]*[.F3])" office:value-type="float" office:value="1.40608788182815" calcext:value-type="float">
            <text:p>1,40608788182815</text:p>
          </table:table-cell>
          <table:table-cell table:formula="of:=SUM([.H4:.L4])" office:value-type="float" office:value="5.65552569098782" calcext:value-type="float">
            <text:p>5,65552569098782</text:p>
          </table:table-cell>
          <table:table-cell/>
          <table:table-cell table:formula="of:=[.O3]+[.O3]*[.$Q$2]" office:value-type="float" office:value="1.0201" calcext:value-type="float">
            <text:p>1,0201</text:p>
          </table:table-cell>
          <table:table-cell table:number-columns-repeated="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*[.H5]/[.$M5]" office:value-type="float" office:value="0.0000432059115555152" calcext:value-type="float">
            <text:p>4,32059115555152E-05</text:p>
          </table:table-cell>
          <table:table-cell table:formula="of:=[.C4]*[.I5]/[.$M5]" office:value-type="float" office:value="0.000479831517790295" calcext:value-type="float">
            <text:p>0,00047983151779</text:p>
          </table:table-cell>
          <table:table-cell table:formula="of:=[.D4]*[.J5]/[.$M5]" office:value-type="float" office:value="0.000479831517790295" calcext:value-type="float">
            <text:p>0,00047983151779</text:p>
          </table:table-cell>
          <table:table-cell table:formula="of:=[.E4]*[.K5]/[.$M5]" office:value-type="float" office:value="0.00864228385714726" calcext:value-type="float">
            <text:p>0,008642283857147</text:p>
          </table:table-cell>
          <table:table-cell table:formula="of:=[.F4]*[.L5]/[.$M5]" office:value-type="float" office:value="0.0177838584208939" calcext:value-type="float">
            <text:p>0,017783858420894</text:p>
          </table:table-cell>
          <table:table-cell/>
          <table:table-cell table:formula="of:=EXP([.$O4]*[.B4])" office:value-type="float" office:value="1.00022646964052" calcext:value-type="float">
            <text:p>1,00022646964052</text:p>
          </table:table-cell>
          <table:table-cell table:formula="of:=EXP([.$O4]*[.C4])" office:value-type="float" office:value="1.00251223368127" calcext:value-type="float">
            <text:p>1,00251223368127</text:p>
          </table:table-cell>
          <table:table-cell table:formula="of:=EXP([.$O4]*[.D4])" office:value-type="float" office:value="1.00251223368127" calcext:value-type="float">
            <text:p>1,00251223368127</text:p>
          </table:table-cell>
          <table:table-cell table:formula="of:=EXP([.$O4]*[.E4])" office:value-type="float" office:value="1.04433619367265" calcext:value-type="float">
            <text:p>1,04433619367265</text:p>
          </table:table-cell>
          <table:table-cell table:formula="of:=EXP([.$O4]*[.F4])" office:value-type="float" office:value="1.08934925498365" calcext:value-type="float">
            <text:p>1,08934925498365</text:p>
          </table:table-cell>
          <table:table-cell table:formula="of:=SUM([.H5:.L5])" office:value-type="float" office:value="5.13893638565936" calcext:value-type="float">
            <text:p>5,13893638565936</text:p>
          </table:table-cell>
          <table:table-cell/>
          <table:table-cell table:formula="of:=[.O4]+[.O4]*[.$Q$2]" office:value-type="float" office:value="1.030301" calcext:value-type="float">
            <text:p>1,030301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*[.H6]/[.$M6]" office:value-type="float" office:value="0.00000859264213824812" calcext:value-type="float">
            <text:p>8,59264213824812E-06</text:p>
          </table:table-cell>
          <table:table-cell table:formula="of:=[.C5]*[.I6]/[.$M6]" office:value-type="float" office:value="0.000095470169531409" calcext:value-type="float">
            <text:p>9,5470169531409E-05</text:p>
          </table:table-cell>
          <table:table-cell table:formula="of:=[.D5]*[.J6]/[.$M6]" office:value-type="float" office:value="0.000095470169531409" calcext:value-type="float">
            <text:p>9,5470169531409E-05</text:p>
          </table:table-cell>
          <table:table-cell table:formula="of:=[.E5]*[.K6]/[.$M6]" office:value-type="float" office:value="0.00173404263565698" calcext:value-type="float">
            <text:p>0,001734042635657</text:p>
          </table:table-cell>
          <table:table-cell table:formula="of:=[.F5]*[.L6]/[.$M6]" office:value-type="float" office:value="0.00360203286891407" calcext:value-type="float">
            <text:p>0,003602032868914</text:p>
          </table:table-cell>
          <table:table-cell/>
          <table:table-cell table:formula="of:=EXP([.$O5]*[.B5])" office:value-type="float" office:value="1.00004451608469" calcext:value-type="float">
            <text:p>1,00004451608469</text:p>
          </table:table-cell>
          <table:table-cell table:formula="of:=EXP([.$O5]*[.C5])" office:value-type="float" office:value="1.00049449311404" calcext:value-type="float">
            <text:p>1,00049449311404</text:p>
          </table:table-cell>
          <table:table-cell table:formula="of:=EXP([.$O5]*[.D5])" office:value-type="float" office:value="1.00049449311404" calcext:value-type="float">
            <text:p>1,00049449311404</text:p>
          </table:table-cell>
          <table:table-cell table:formula="of:=EXP([.$O5]*[.E5])" office:value-type="float" office:value="1.00894391359866" calcext:value-type="float">
            <text:p>1,00894391359866</text:p>
          </table:table-cell>
          <table:table-cell table:formula="of:=EXP([.$O5]*[.F5])" office:value-type="float" office:value="1.01849161821763" calcext:value-type="float">
            <text:p>1,01849161821763</text:p>
          </table:table-cell>
          <table:table-cell table:formula="of:=SUM([.H6:.L6])" office:value-type="float" office:value="5.02846903412906" calcext:value-type="float">
            <text:p>5,02846903412906</text:p>
          </table:table-cell>
          <table:table-cell/>
          <table:table-cell table:formula="of:=[.O5]+[.O5]*[.$Q$2]" office:value-type="float" office:value="1.04060401" calcext:value-type="float">
            <text:p>1,04060401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*[.H7]/[.$M7]" office:value-type="float" office:value="0.00000171656320658118" calcext:value-type="float">
            <text:p>1,71656320658118E-06</text:p>
          </table:table-cell>
          <table:table-cell table:formula="of:=[.C6]*[.I7]/[.$M7]" office:value-type="float" office:value="0.0000190739232493667" calcext:value-type="float">
            <text:p>1,90739232493667E-05</text:p>
          </table:table-cell>
          <table:table-cell table:formula="of:=[.D6]*[.J7]/[.$M7]" office:value-type="float" office:value="0.0000190739232493667" calcext:value-type="float">
            <text:p>1,90739232493667E-05</text:p>
          </table:table-cell>
          <table:table-cell table:formula="of:=[.E6]*[.K7]/[.$M7]" office:value-type="float" office:value="0.00034703447954857" calcext:value-type="float">
            <text:p>0,000347034479549</text:p>
          </table:table-cell>
          <table:table-cell table:formula="of:=[.F6]*[.L7]/[.$M7]" office:value-type="float" office:value="0.000722278561426559" calcext:value-type="float">
            <text:p>0,000722278561427</text:p>
          </table:table-cell>
          <table:table-cell/>
          <table:table-cell table:formula="of:=EXP([.$O6]*[.B6])" office:value-type="float" office:value="1.00000894157784" calcext:value-type="float">
            <text:p>1,00000894157784</text:p>
          </table:table-cell>
          <table:table-cell table:formula="of:=EXP([.$O6]*[.C6])" office:value-type="float" office:value="1.00009935157629" calcext:value-type="float">
            <text:p>1,00009935157629</text:p>
          </table:table-cell>
          <table:table-cell table:formula="of:=EXP([.$O6]*[.D6])" office:value-type="float" office:value="1.00009935157629" calcext:value-type="float">
            <text:p>1,00009935157629</text:p>
          </table:table-cell>
          <table:table-cell table:formula="of:=EXP([.$O6]*[.E6])" office:value-type="float" office:value="1.00180608072285" calcext:value-type="float">
            <text:p>1,00180608072285</text:p>
          </table:table-cell>
          <table:table-cell table:formula="of:=EXP([.$O6]*[.F6])" office:value-type="float" office:value="1.00375532347121" calcext:value-type="float">
            <text:p>1,00375532347121</text:p>
          </table:table-cell>
          <table:table-cell table:formula="of:=SUM([.H7:.L7])" office:value-type="float" office:value="5.00576904892449" calcext:value-type="float">
            <text:p>5,00576904892449</text:p>
          </table:table-cell>
          <table:table-cell/>
          <table:table-cell table:formula="of:=[.O6]+[.O6]*[.$Q$2]" office:value-type="float" office:value="1.0510100501" calcext:value-type="float">
            <text:p>1,0510100501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*[.H8]/[.$M8]" office:value-type="float" office:value="0.000000343233211037498" calcext:value-type="float">
            <text:p>3,43233211037498E-07</text:p>
          </table:table-cell>
          <table:table-cell table:formula="of:=[.C7]*[.I8]/[.$M8]" office:value-type="float" office:value="0.00000381397162174023" calcext:value-type="float">
            <text:p>3,81397162174023E-06</text:p>
          </table:table-cell>
          <table:table-cell table:formula="of:=[.D7]*[.J8]/[.$M8]" office:value-type="float" office:value="0.00000381397162174023" calcext:value-type="float">
            <text:p>3,81397162174023E-06</text:p>
          </table:table-cell>
          <table:table-cell table:formula="of:=[.E7]*[.K8]/[.$M8]" office:value-type="float" office:value="0.0000694160264016819" calcext:value-type="float">
            <text:p>6,94160264016819E-05</text:p>
          </table:table-cell>
          <table:table-cell table:formula="of:=[.F7]*[.L8]/[.$M8]" office:value-type="float" office:value="0.000144531705406536" calcext:value-type="float">
            <text:p>0,000144531705407</text:p>
          </table:table-cell>
          <table:table-cell/>
          <table:table-cell table:formula="of:=EXP([.$O7]*[.B7])" office:value-type="float" office:value="1.00000180412681" calcext:value-type="float">
            <text:p>1,00000180412681</text:p>
          </table:table-cell>
          <table:table-cell table:formula="of:=EXP([.$O7]*[.C7])" office:value-type="float" office:value="1.00002004708597" calcext:value-type="float">
            <text:p>1,00002004708597</text:p>
          </table:table-cell>
          <table:table-cell table:formula="of:=EXP([.$O7]*[.D7])" office:value-type="float" office:value="1.00002004708597" calcext:value-type="float">
            <text:p>1,00002004708597</text:p>
          </table:table-cell>
          <table:table-cell table:formula="of:=EXP([.$O7]*[.E7])" office:value-type="float" office:value="1.00036480325026" calcext:value-type="float">
            <text:p>1,00036480325026</text:p>
          </table:table-cell>
          <table:table-cell table:formula="of:=EXP([.$O7]*[.F7])" office:value-type="float" office:value="1.00075941023308" calcext:value-type="float">
            <text:p>1,00075941023308</text:p>
          </table:table-cell>
          <table:table-cell table:formula="of:=SUM([.H8:.L8])" office:value-type="float" office:value="5.00116611178209" calcext:value-type="float">
            <text:p>5,00116611178209</text:p>
          </table:table-cell>
          <table:table-cell/>
          <table:table-cell table:formula="of:=[.O7]+[.O7]*[.$Q$2]" office:value-type="float" office:value="1.061520150601" calcext:value-type="float">
            <text:p>1,061520150601</text:p>
          </table:table-cell>
          <table:table-cell table:number-columns-repeated="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*[.H9]/[.$M9]" office:value-type="float" office:value="0.000000068643432933931" calcext:value-type="float">
            <text:p>6,8643432933931E-08</text:p>
          </table:table-cell>
          <table:table-cell table:formula="of:=[.C8]*[.I9]/[.$M9]" office:value-type="float" office:value="0.000000762761473440531" calcext:value-type="float">
            <text:p>7,62761473440531E-07</text:p>
          </table:table-cell>
          <table:table-cell table:formula="of:=[.D8]*[.J9]/[.$M9]" office:value-type="float" office:value="0.000000762761473440531" calcext:value-type="float">
            <text:p>7,62761473440531E-07</text:p>
          </table:table-cell>
          <table:table-cell table:formula="of:=[.E8]*[.K9]/[.$M9]" office:value-type="float" office:value="0.0000138835741681368" calcext:value-type="float">
            <text:p>1,38835741681368E-05</text:p>
          </table:table-cell>
          <table:table-cell table:formula="of:=[.F8]*[.L9]/[.$M9]" office:value-type="float" office:value="0.0000289094141982454" calcext:value-type="float">
            <text:p>2,89094141982454E-05</text:p>
          </table:table-cell>
          <table:table-cell/>
          <table:table-cell table:formula="of:=EXP([.$O8]*[.B8])" office:value-type="float" office:value="1.00000036434904" calcext:value-type="float">
            <text:p>1,00000036434904</text:p>
          </table:table-cell>
          <table:table-cell table:formula="of:=EXP([.$O8]*[.C8])" office:value-type="float" office:value="1.00000404861593" calcext:value-type="float">
            <text:p>1,00000404861593</text:p>
          </table:table-cell>
          <table:table-cell table:formula="of:=EXP([.$O8]*[.D8])" office:value-type="float" office:value="1.00000404861593" calcext:value-type="float">
            <text:p>1,00000404861593</text:p>
          </table:table-cell>
          <table:table-cell table:formula="of:=EXP([.$O8]*[.E8])" office:value-type="float" office:value="1.00007368922572" calcext:value-type="float">
            <text:p>1,00007368922572</text:p>
          </table:table-cell>
          <table:table-cell table:formula="of:=EXP([.$O8]*[.F8])" office:value-type="float" office:value="1.00015343508765" calcext:value-type="float">
            <text:p>1,00015343508765</text:p>
          </table:table-cell>
          <table:table-cell table:formula="of:=SUM([.H9:.L9])" office:value-type="float" office:value="5.00023558589425" calcext:value-type="float">
            <text:p>5,00023558589425</text:p>
          </table:table-cell>
          <table:table-cell/>
          <table:table-cell table:formula="of:=[.O8]+[.O8]*[.$Q$2]" office:value-type="float" office:value="1.07213535210701" calcext:value-type="float">
            <text:p>1,07213535210701</text:p>
          </table:table-cell>
          <table:table-cell table:number-columns-repeated="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*[.H10]/[.$M10]" office:value-type="float" office:value="0.0000000137285569297618" calcext:value-type="float">
            <text:p>1,37285569297618E-08</text:p>
          </table:table-cell>
          <table:table-cell table:formula="of:=[.C9]*[.I10]/[.$M10]" office:value-type="float" office:value="0.000000152550967474106" calcext:value-type="float">
            <text:p>1,52550967474106E-07</text:p>
          </table:table-cell>
          <table:table-cell table:formula="of:=[.D9]*[.J10]/[.$M10]" office:value-type="float" office:value="0.000000152550967474106" calcext:value-type="float">
            <text:p>1,52550967474106E-07</text:p>
          </table:table-cell>
          <table:table-cell table:formula="of:=[.E9]*[.K10]/[.$M10]" office:value-type="float" office:value="0.0000027767297368236" calcext:value-type="float">
            <text:p>2,7767297368236E-06</text:p>
          </table:table-cell>
          <table:table-cell table:formula="of:=[.F9]*[.L10]/[.$M10]" office:value-type="float" office:value="0.0000057820070180429" calcext:value-type="float">
            <text:p>5,7820070180429E-06</text:p>
          </table:table-cell>
          <table:table-cell/>
          <table:table-cell table:formula="of:=EXP([.$O9]*[.B9])" office:value-type="float" office:value="1.00000007359505" calcext:value-type="float">
            <text:p>1,00000007359505</text:p>
          </table:table-cell>
          <table:table-cell table:formula="of:=EXP([.$O9]*[.C9])" office:value-type="float" office:value="1.00000081778388" calcext:value-type="float">
            <text:p>1,00000081778388</text:p>
          </table:table-cell>
          <table:table-cell table:formula="of:=EXP([.$O9]*[.D9])" office:value-type="float" office:value="1.00000081778388" calcext:value-type="float">
            <text:p>1,00000081778388</text:p>
          </table:table-cell>
          <table:table-cell table:formula="of:=EXP([.$O9]*[.E9])" office:value-type="float" office:value="1.00001488518146" calcext:value-type="float">
            <text:p>1,00001488518146</text:p>
          </table:table-cell>
          <table:table-cell table:formula="of:=EXP([.$O9]*[.F9])" office:value-type="float" office:value="1.00003099528531" calcext:value-type="float">
            <text:p>1,00003099528531</text:p>
          </table:table-cell>
          <table:table-cell table:formula="of:=SUM([.H10:.L10])" office:value-type="float" office:value="5.00004758962958" calcext:value-type="float">
            <text:p>5,00004758962958</text:p>
          </table:table-cell>
          <table:table-cell/>
          <table:table-cell table:formula="of:=[.O9]+[.O9]*[.$Q$2]" office:value-type="float" office:value="1.08285670562808" calcext:value-type="float">
            <text:p>1,08285670562808</text:p>
          </table:table-cell>
          <table:table-cell table:number-columns-repeated="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*[.H11]/[.$M11]" office:value-type="float" office:value="0.00000000274570614778922" calcext:value-type="float">
            <text:p>2,74570614778922E-09</text:p>
          </table:table-cell>
          <table:table-cell table:formula="of:=[.C10]*[.I11]/[.$M11]" office:value-type="float" office:value="0.0000000305101398750708" calcext:value-type="float">
            <text:p>3,05101398750708E-08</text:p>
          </table:table-cell>
          <table:table-cell table:formula="of:=[.D10]*[.J11]/[.$M11]" office:value-type="float" office:value="0.0000000305101398750708" calcext:value-type="float">
            <text:p>3,05101398750708E-08</text:p>
          </table:table-cell>
          <table:table-cell table:formula="of:=[.E10]*[.K11]/[.$M11]" office:value-type="float" office:value="0.000000555346549454902" calcext:value-type="float">
            <text:p>5,55346549454902E-07</text:p>
          </table:table-cell>
          <table:table-cell table:formula="of:=[.F10]*[.L11]/[.$M11]" office:value-type="float" office:value="0.00000115640642061543" calcext:value-type="float">
            <text:p>1,15640642061543E-06</text:p>
          </table:table-cell>
          <table:table-cell/>
          <table:table-cell table:formula="of:=EXP([.$O10]*[.B10])" office:value-type="float" office:value="1.00000001486606" calcext:value-type="float">
            <text:p>1,00000001486606</text:p>
          </table:table-cell>
          <table:table-cell table:formula="of:=EXP([.$O10]*[.C10])" office:value-type="float" office:value="1.00000016519085" calcext:value-type="float">
            <text:p>1,00000016519085</text:p>
          </table:table-cell>
          <table:table-cell table:formula="of:=EXP([.$O10]*[.D10])" office:value-type="float" office:value="1.00000016519085" calcext:value-type="float">
            <text:p>1,00000016519085</text:p>
          </table:table-cell>
          <table:table-cell table:formula="of:=EXP([.$O10]*[.E10])" office:value-type="float" office:value="1.00000300680494" calcext:value-type="float">
            <text:p>1,00000300680494</text:p>
          </table:table-cell>
          <table:table-cell table:formula="of:=EXP([.$O10]*[.F10])" office:value-type="float" office:value="1.00000626110467" calcext:value-type="float">
            <text:p>1,00000626110467</text:p>
          </table:table-cell>
          <table:table-cell table:formula="of:=SUM([.H11:.L11])" office:value-type="float" office:value="5.00000961315737" calcext:value-type="float">
            <text:p>5,00000961315737</text:p>
          </table:table-cell>
          <table:table-cell/>
          <table:table-cell table:formula="of:=[.O10]+[.O10]*[.$Q$2]" office:value-type="float" office:value="1.09368527268436" calcext:value-type="float">
            <text:p>1,09368527268436</text:p>
          </table:table-cell>
          <table:table-cell table:number-columns-repeated="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*[.H12]/[.$M12]" office:value-type="float" office:value="0.000000000549141017935894" calcext:value-type="float">
            <text:p>5,49141017935894E-10</text:p>
          </table:table-cell>
          <table:table-cell table:formula="of:=[.C11]*[.I12]/[.$M12]" office:value-type="float" office:value="0.00000000610202580877377" calcext:value-type="float">
            <text:p>6,10202580877377E-09</text:p>
          </table:table-cell>
          <table:table-cell table:formula="of:=[.D11]*[.J12]/[.$M12]" office:value-type="float" office:value="0.00000000610202580877377" calcext:value-type="float">
            <text:p>6,10202580877377E-09</text:p>
          </table:table-cell>
          <table:table-cell table:formula="of:=[.E11]*[.K12]/[.$M12]" office:value-type="float" office:value="0.000000111069334215432" calcext:value-type="float">
            <text:p>1,11069334215432E-07</text:p>
          </table:table-cell>
          <table:table-cell table:formula="of:=[.F11]*[.L12]/[.$M12]" office:value-type="float" office:value="0.000000231281486811793" calcext:value-type="float">
            <text:p>2,31281486811793E-07</text:p>
          </table:table-cell>
          <table:table-cell/>
          <table:table-cell table:formula="of:=EXP([.$O11]*[.B11])" office:value-type="float" office:value="1.00000000300294" calcext:value-type="float">
            <text:p>1,00000000300294</text:p>
          </table:table-cell>
          <table:table-cell table:formula="of:=EXP([.$O11]*[.C11])" office:value-type="float" office:value="1.00000003336849" calcext:value-type="float">
            <text:p>1,00000003336849</text:p>
          </table:table-cell>
          <table:table-cell table:formula="of:=EXP([.$O11]*[.D11])" office:value-type="float" office:value="1.00000003336849" calcext:value-type="float">
            <text:p>1,00000003336849</text:p>
          </table:table-cell>
          <table:table-cell table:formula="of:=EXP([.$O11]*[.E11])" office:value-type="float" office:value="1.00000060737453" calcext:value-type="float">
            <text:p>1,00000060737453</text:p>
          </table:table-cell>
          <table:table-cell table:formula="of:=EXP([.$O11]*[.F11])" office:value-type="float" office:value="1.00000126474547" calcext:value-type="float">
            <text:p>1,00000126474547</text:p>
          </table:table-cell>
          <table:table-cell table:formula="of:=SUM([.H12:.L12])" office:value-type="float" office:value="5.00000194185992" calcext:value-type="float">
            <text:p>5,00000194185992</text:p>
          </table:table-cell>
          <table:table-cell/>
          <table:table-cell table:formula="of:=[.O11]+[.O11]*[.$Q$2]" office:value-type="float" office:value="1.1046221254112" calcext:value-type="float">
            <text:p>1,1046221254112</text:p>
          </table:table-cell>
          <table:table-cell table:number-columns-repeated="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*[.H13]/[.$M13]" office:value-type="float" office:value="0.000000000109828195037651" calcext:value-type="float">
            <text:p>1,09828195037651E-10</text:p>
          </table:table-cell>
          <table:table-cell table:formula="of:=[.C12]*[.I13]/[.$M13]" office:value-type="float" office:value="0.00000000122040507423862" calcext:value-type="float">
            <text:p>1,22040507423862E-09</text:p>
          </table:table-cell>
          <table:table-cell table:formula="of:=[.D12]*[.J13]/[.$M13]" office:value-type="float" office:value="0.00000000122040507423862" calcext:value-type="float">
            <text:p>1,22040507423862E-09</text:p>
          </table:table-cell>
          <table:table-cell table:formula="of:=[.E12]*[.K13]/[.$M13]" office:value-type="float" office:value="0.0000000222138678257944" calcext:value-type="float">
            <text:p>2,22138678257944E-08</text:p>
          </table:table-cell>
          <table:table-cell table:formula="of:=[.F12]*[.L13]/[.$M13]" office:value-type="float" office:value="0.0000000462563055509956" calcext:value-type="float">
            <text:p>4,62563055509956E-08</text:p>
          </table:table-cell>
          <table:table-cell/>
          <table:table-cell table:formula="of:=EXP([.$O12]*[.B12])" office:value-type="float" office:value="1.00000000060659" calcext:value-type="float">
            <text:p>1,00000000060659</text:p>
          </table:table-cell>
          <table:table-cell table:formula="of:=EXP([.$O12]*[.C12])" office:value-type="float" office:value="1.00000000674043" calcext:value-type="float">
            <text:p>1,00000000674043</text:p>
          </table:table-cell>
          <table:table-cell table:formula="of:=EXP([.$O12]*[.D12])" office:value-type="float" office:value="1.00000000674043" calcext:value-type="float">
            <text:p>1,00000000674043</text:p>
          </table:table-cell>
          <table:table-cell table:formula="of:=EXP([.$O12]*[.E12])" office:value-type="float" office:value="1.00000012268965" calcext:value-type="float">
            <text:p>1,00000012268965</text:p>
          </table:table-cell>
          <table:table-cell table:formula="of:=EXP([.$O12]*[.F12])" office:value-type="float" office:value="1.00000025547868" calcext:value-type="float">
            <text:p>1,00000025547868</text:p>
          </table:table-cell>
          <table:table-cell table:formula="of:=SUM([.H13:.L13])" office:value-type="float" office:value="5.00000039225579" calcext:value-type="float">
            <text:p>5,00000039225579</text:p>
          </table:table-cell>
          <table:table-cell/>
          <table:table-cell table:formula="of:=[.O12]+[.O12]*[.$Q$2]" office:value-type="float" office:value="1.11566834666532" calcext:value-type="float">
            <text:p>1,11566834666532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*[.H14]/[.$M14]" office:value-type="float" office:value="0.0000000000219656386621292" calcext:value-type="float">
            <text:p>2,19656386621292E-11</text:p>
          </table:table-cell>
          <table:table-cell table:formula="of:=[.C13]*[.I14]/[.$M14]" office:value-type="float" office:value="0.000000000244081011312072" calcext:value-type="float">
            <text:p>2,44081011312072E-10</text:p>
          </table:table-cell>
          <table:table-cell table:formula="of:=[.D13]*[.J14]/[.$M14]" office:value-type="float" office:value="0.000000000244081011312072" calcext:value-type="float">
            <text:p>2,44081011312072E-10</text:p>
          </table:table-cell>
          <table:table-cell table:formula="of:=[.E13]*[.K14]/[.$M14]" office:value-type="float" office:value="0.00000000444277360486027" calcext:value-type="float">
            <text:p>4,44277360486027E-09</text:p>
          </table:table-cell>
          <table:table-cell table:formula="of:=[.F13]*[.L14]/[.$M14]" office:value-type="float" office:value="0.00000000925126144102017" calcext:value-type="float">
            <text:p>9,25126144102017E-09</text:p>
          </table:table-cell>
          <table:table-cell/>
          <table:table-cell table:formula="of:=EXP([.$O13]*[.B13])" office:value-type="float" office:value="1.00000000012253" calcext:value-type="float">
            <text:p>1,00000000012253</text:p>
          </table:table-cell>
          <table:table-cell table:formula="of:=EXP([.$O13]*[.C13])" office:value-type="float" office:value="1.00000000136157" calcext:value-type="float">
            <text:p>1,00000000136157</text:p>
          </table:table-cell>
          <table:table-cell table:formula="of:=EXP([.$O13]*[.D13])" office:value-type="float" office:value="1.00000000136157" calcext:value-type="float">
            <text:p>1,00000000136157</text:p>
          </table:table-cell>
          <table:table-cell table:formula="of:=EXP([.$O13]*[.E13])" office:value-type="float" office:value="1.00000002478331" calcext:value-type="float">
            <text:p>1,00000002478331</text:p>
          </table:table-cell>
          <table:table-cell table:formula="of:=EXP([.$O13]*[.F13])" office:value-type="float" office:value="1.0000000516067" calcext:value-type="float">
            <text:p>1,0000000516067</text:p>
          </table:table-cell>
          <table:table-cell table:formula="of:=SUM([.H14:.L14])" office:value-type="float" office:value="5.00000007923567" calcext:value-type="float">
            <text:p>5,00000007923567</text:p>
          </table:table-cell>
          <table:table-cell/>
          <table:table-cell table:formula="of:=[.O13]+[.O13]*[.$Q$2]" office:value-type="float" office:value="1.12682503013197" calcext:value-type="float">
            <text:p>1,12682503013197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*[.H15]/[.$M15]" office:value-type="float" office:value="0.00000000000439312771847164" calcext:value-type="float">
            <text:p>4,39312771847164E-12</text:p>
          </table:table-cell>
          <table:table-cell table:formula="of:=[.C14]*[.I15]/[.$M15]" office:value-type="float" office:value="0.0000000000488162021195741" calcext:value-type="float">
            <text:p>4,88162021195741E-11</text:p>
          </table:table-cell>
          <table:table-cell table:formula="of:=[.D14]*[.J15]/[.$M15]" office:value-type="float" office:value="0.0000000000488162021195741" calcext:value-type="float">
            <text:p>4,88162021195741E-11</text:p>
          </table:table-cell>
          <table:table-cell table:formula="of:=[.E14]*[.K15]/[.$M15]" office:value-type="float" office:value="0.000000000888554722575991" calcext:value-type="float">
            <text:p>8,88554722575991E-10</text:p>
          </table:table-cell>
          <table:table-cell table:formula="of:=[.F14]*[.L15]/[.$M15]" office:value-type="float" office:value="0.0000000018502523015692" calcext:value-type="float">
            <text:p>1,8502523015692E-09</text:p>
          </table:table-cell>
          <table:table-cell/>
          <table:table-cell table:formula="of:=EXP([.$O14]*[.B14])" office:value-type="float" office:value="1.00000000002475" calcext:value-type="float">
            <text:p>1,00000000002475</text:p>
          </table:table-cell>
          <table:table-cell table:formula="of:=EXP([.$O14]*[.C14])" office:value-type="float" office:value="1.00000000027504" calcext:value-type="float">
            <text:p>1,00000000027504</text:p>
          </table:table-cell>
          <table:table-cell table:formula="of:=EXP([.$O14]*[.D14])" office:value-type="float" office:value="1.00000000027504" calcext:value-type="float">
            <text:p>1,00000000027504</text:p>
          </table:table-cell>
          <table:table-cell table:formula="of:=EXP([.$O14]*[.E14])" office:value-type="float" office:value="1.00000000500623" calcext:value-type="float">
            <text:p>1,00000000500623</text:p>
          </table:table-cell>
          <table:table-cell table:formula="of:=EXP([.$O14]*[.F14])" office:value-type="float" office:value="1.00000001042455" calcext:value-type="float">
            <text:p>1,00000001042455</text:p>
          </table:table-cell>
          <table:table-cell table:formula="of:=SUM([.H15:.L15])" office:value-type="float" office:value="5.00000001600561" calcext:value-type="float">
            <text:p>5,00000001600561</text:p>
          </table:table-cell>
          <table:table-cell/>
          <table:table-cell table:formula="of:=[.O14]+[.O14]*[.$Q$2]" office:value-type="float" office:value="1.13809328043329" calcext:value-type="float">
            <text:p>1,13809328043329</text:p>
          </table:table-cell>
          <table:table-cell table:number-columns-repeated="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*[.H16]/[.$M16]" office:value-type="float" office:value="0.000000000000878625543130579" calcext:value-type="float">
            <text:p>8,78625543130579E-13</text:p>
          </table:table-cell>
          <table:table-cell table:formula="of:=[.C15]*[.I16]/[.$M16]" office:value-type="float" office:value="0.00000000000976324041814407" calcext:value-type="float">
            <text:p>9,76324041814407E-12</text:p>
          </table:table-cell>
          <table:table-cell table:formula="of:=[.D15]*[.J16]/[.$M16]" office:value-type="float" office:value="0.00000000000976324041814407" calcext:value-type="float">
            <text:p>9,76324041814407E-12</text:p>
          </table:table-cell>
          <table:table-cell table:formula="of:=[.E15]*[.K16]/[.$M16]" office:value-type="float" office:value="0.000000000177710944579997" calcext:value-type="float">
            <text:p>1,77710944579997E-10</text:p>
          </table:table-cell>
          <table:table-cell table:formula="of:=[.F15]*[.L16]/[.$M16]" office:value-type="float" office:value="0.000000000370050460853794" calcext:value-type="float">
            <text:p>3,70050460853794E-10</text:p>
          </table:table-cell>
          <table:table-cell/>
          <table:table-cell table:formula="of:=EXP([.$O15]*[.B15])" office:value-type="float" office:value="1.000000000005" calcext:value-type="float">
            <text:p>1,000000000005</text:p>
          </table:table-cell>
          <table:table-cell table:formula="of:=EXP([.$O15]*[.C15])" office:value-type="float" office:value="1.00000000005556" calcext:value-type="float">
            <text:p>1,00000000005556</text:p>
          </table:table-cell>
          <table:table-cell table:formula="of:=EXP([.$O15]*[.D15])" office:value-type="float" office:value="1.00000000005556" calcext:value-type="float">
            <text:p>1,00000000005556</text:p>
          </table:table-cell>
          <table:table-cell table:formula="of:=EXP([.$O15]*[.E15])" office:value-type="float" office:value="1.00000000101126" calcext:value-type="float">
            <text:p>1,00000000101126</text:p>
          </table:table-cell>
          <table:table-cell table:formula="of:=EXP([.$O15]*[.F15])" office:value-type="float" office:value="1.00000000210576" calcext:value-type="float">
            <text:p>1,00000000210576</text:p>
          </table:table-cell>
          <table:table-cell table:formula="of:=SUM([.H16:.L16])" office:value-type="float" office:value="5.00000000323313" calcext:value-type="float">
            <text:p>5,00000000323313</text:p>
          </table:table-cell>
          <table:table-cell/>
          <table:table-cell table:formula="of:=[.O15]+[.O15]*[.$Q$2]" office:value-type="float" office:value="1.14947421323762" calcext:value-type="float">
            <text:p>1,14947421323762</text:p>
          </table:table-cell>
          <table:table-cell table:number-columns-repeated="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*[.H17]/[.$M17]" office:value-type="float" office:value="0.00000000000017572510860334" calcext:value-type="float">
            <text:p>1,7572510860334E-13</text:p>
          </table:table-cell>
          <table:table-cell table:formula="of:=[.C16]*[.I17]/[.$M17]" office:value-type="float" office:value="0.00000000000195264808339568" calcext:value-type="float">
            <text:p>1,95264808339568E-12</text:p>
          </table:table-cell>
          <table:table-cell table:formula="of:=[.D16]*[.J17]/[.$M17]" office:value-type="float" office:value="0.00000000000195264808339568" calcext:value-type="float">
            <text:p>1,95264808339568E-12</text:p>
          </table:table-cell>
          <table:table-cell table:formula="of:=[.E16]*[.K17]/[.$M17]" office:value-type="float" office:value="0.0000000000355421889186173" calcext:value-type="float">
            <text:p>3,55421889186173E-11</text:p>
          </table:table-cell>
          <table:table-cell table:formula="of:=[.F16]*[.L17]/[.$M17]" office:value-type="float" office:value="0.0000000000740100921925729" calcext:value-type="float">
            <text:p>7,40100921925729E-11</text:p>
          </table:table-cell>
          <table:table-cell/>
          <table:table-cell table:formula="of:=EXP([.$O16]*[.B16])" office:value-type="float" office:value="1.00000000000101" calcext:value-type="float">
            <text:p>1,00000000000101</text:p>
          </table:table-cell>
          <table:table-cell table:formula="of:=EXP([.$O16]*[.C16])" office:value-type="float" office:value="1.00000000001122" calcext:value-type="float">
            <text:p>1,00000000001122</text:p>
          </table:table-cell>
          <table:table-cell table:formula="of:=EXP([.$O16]*[.D16])" office:value-type="float" office:value="1.00000000001122" calcext:value-type="float">
            <text:p>1,00000000001122</text:p>
          </table:table-cell>
          <table:table-cell table:formula="of:=EXP([.$O16]*[.E16])" office:value-type="float" office:value="1.00000000020427" calcext:value-type="float">
            <text:p>1,00000000020427</text:p>
          </table:table-cell>
          <table:table-cell table:formula="of:=EXP([.$O16]*[.F16])" office:value-type="float" office:value="1.00000000042536" calcext:value-type="float">
            <text:p>1,00000000042536</text:p>
          </table:table-cell>
          <table:table-cell table:formula="of:=SUM([.H17:.L17])" office:value-type="float" office:value="5.00000000065309" calcext:value-type="float">
            <text:p>5,00000000065309</text:p>
          </table:table-cell>
          <table:table-cell/>
          <table:table-cell table:formula="of:=[.O16]+[.O16]*[.$Q$2]" office:value-type="float" office:value="1.16096895537" calcext:value-type="float">
            <text:p>1,16096895537</text:p>
          </table:table-cell>
          <table:table-cell table:number-columns-repeated="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*[.H18]/[.$M18]" office:value-type="float" office:value="0.0000000000000351450217197479" calcext:value-type="float">
            <text:p>3,51450217197479E-14</text:p>
          </table:table-cell>
          <table:table-cell table:formula="of:=[.C17]*[.I18]/[.$M18]" office:value-type="float" office:value="0.000000000000390529616669716" calcext:value-type="float">
            <text:p>3,90529616669716E-13</text:p>
          </table:table-cell>
          <table:table-cell table:formula="of:=[.D17]*[.J18]/[.$M18]" office:value-type="float" office:value="0.000000000000390529616669716" calcext:value-type="float">
            <text:p>3,90529616669716E-13</text:p>
          </table:table-cell>
          <table:table-cell table:formula="of:=[.E17]*[.K18]/[.$M18]" office:value-type="float" office:value="0.00000000000710843778382923" calcext:value-type="float">
            <text:p>7,10843778382923E-12</text:p>
          </table:table-cell>
          <table:table-cell table:formula="of:=[.F17]*[.L18]/[.$M18]" office:value-type="float" office:value="0.0000000000148020184393959" calcext:value-type="float">
            <text:p>1,48020184393959E-11</text:p>
          </table:table-cell>
          <table:table-cell/>
          <table:table-cell table:formula="of:=EXP([.$O17]*[.B17])" office:value-type="float" office:value="1.0000000000002" calcext:value-type="float">
            <text:p>1,0000000000002</text:p>
          </table:table-cell>
          <table:table-cell table:formula="of:=EXP([.$O17]*[.C17])" office:value-type="float" office:value="1.00000000000227" calcext:value-type="float">
            <text:p>1,00000000000227</text:p>
          </table:table-cell>
          <table:table-cell table:formula="of:=EXP([.$O17]*[.D17])" office:value-type="float" office:value="1.00000000000227" calcext:value-type="float">
            <text:p>1,00000000000227</text:p>
          </table:table-cell>
          <table:table-cell table:formula="of:=EXP([.$O17]*[.E17])" office:value-type="float" office:value="1.00000000004126" calcext:value-type="float">
            <text:p>1,00000000004126</text:p>
          </table:table-cell>
          <table:table-cell table:formula="of:=EXP([.$O17]*[.F17])" office:value-type="float" office:value="1.00000000008592" calcext:value-type="float">
            <text:p>1,00000000008592</text:p>
          </table:table-cell>
          <table:table-cell table:formula="of:=SUM([.H18:.L18])" office:value-type="float" office:value="5.00000000013193" calcext:value-type="float">
            <text:p>5,00000000013193</text:p>
          </table:table-cell>
          <table:table-cell/>
          <table:table-cell table:formula="of:=[.O17]+[.O17]*[.$Q$2]" office:value-type="float" office:value="1.1725786449237" calcext:value-type="float">
            <text:p>1,1725786449237</text:p>
          </table:table-cell>
          <table:table-cell table:number-columns-repeated="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*[.H19]/[.$M19]" office:value-type="float" office:value="7.02900434391241E-015" calcext:value-type="float">
            <text:p>7,02900434391241E-15</text:p>
          </table:table-cell>
          <table:table-cell table:formula="of:=[.C18]*[.I19]/[.$M19]" office:value-type="float" office:value="0.0000000000000781059233335628" calcext:value-type="float">
            <text:p>7,81059233335628E-14</text:p>
          </table:table-cell>
          <table:table-cell table:formula="of:=[.D18]*[.J19]/[.$M19]" office:value-type="float" office:value="0.0000000000000781059233335628" calcext:value-type="float">
            <text:p>7,81059233335628E-14</text:p>
          </table:table-cell>
          <table:table-cell table:formula="of:=[.E18]*[.K19]/[.$M19]" office:value-type="float" office:value="0.00000000000142168755677012" calcext:value-type="float">
            <text:p>1,42168755677012E-12</text:p>
          </table:table-cell>
          <table:table-cell table:formula="of:=[.F18]*[.L19]/[.$M19]" office:value-type="float" office:value="0.00000000000296040368791478" calcext:value-type="float">
            <text:p>2,96040368791478E-12</text:p>
          </table:table-cell>
          <table:table-cell/>
          <table:table-cell table:formula="of:=EXP([.$O18]*[.B18])" office:value-type="float" office:value="1.00000000000004" calcext:value-type="float">
            <text:p>1,00000000000004</text:p>
          </table:table-cell>
          <table:table-cell table:formula="of:=EXP([.$O18]*[.C18])" office:value-type="float" office:value="1.00000000000046" calcext:value-type="float">
            <text:p>1,00000000000046</text:p>
          </table:table-cell>
          <table:table-cell table:formula="of:=EXP([.$O18]*[.D18])" office:value-type="float" office:value="1.00000000000046" calcext:value-type="float">
            <text:p>1,00000000000046</text:p>
          </table:table-cell>
          <table:table-cell table:formula="of:=EXP([.$O18]*[.E18])" office:value-type="float" office:value="1.00000000000834" calcext:value-type="float">
            <text:p>1,00000000000834</text:p>
          </table:table-cell>
          <table:table-cell table:formula="of:=EXP([.$O18]*[.F18])" office:value-type="float" office:value="1.00000000001736" calcext:value-type="float">
            <text:p>1,00000000001736</text:p>
          </table:table-cell>
          <table:table-cell table:formula="of:=SUM([.H19:.L19])" office:value-type="float" office:value="5.00000000002665" calcext:value-type="float">
            <text:p>5,00000000002665</text:p>
          </table:table-cell>
          <table:table-cell/>
          <table:table-cell table:formula="of:=[.O18]+[.O18]*[.$Q$2]" office:value-type="float" office:value="1.18430443137294" calcext:value-type="float">
            <text:p>1,18430443137294</text:p>
          </table:table-cell>
          <table:table-cell table:number-columns-repeated="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[.B19]*[.H20]/[.$M20]" office:value-type="float" office:value="1.40580086878098E-015" calcext:value-type="float">
            <text:p>1,40580086878098E-15</text:p>
          </table:table-cell>
          <table:table-cell table:formula="of:=[.C19]*[.I20]/[.$M20]" office:value-type="float" office:value="0.0000000000000156211846666972" calcext:value-type="float">
            <text:p>1,56211846666972E-14</text:p>
          </table:table-cell>
          <table:table-cell table:formula="of:=[.D19]*[.J20]/[.$M20]" office:value-type="float" office:value="0.0000000000000156211846666972" calcext:value-type="float">
            <text:p>1,56211846666972E-14</text:p>
          </table:table-cell>
          <table:table-cell table:formula="of:=[.E19]*[.K20]/[.$M20]" office:value-type="float" office:value="0.000000000000284337511354196" calcext:value-type="float">
            <text:p>2,84337511354196E-13</text:p>
          </table:table-cell>
          <table:table-cell table:formula="of:=[.F19]*[.L20]/[.$M20]" office:value-type="float" office:value="0.000000000000592080737584394" calcext:value-type="float">
            <text:p>5,92080737584394E-13</text:p>
          </table:table-cell>
          <table:table-cell/>
          <table:table-cell table:formula="of:=EXP([.$O19]*[.B19])" office:value-type="float" office:value="1.00000000000001" calcext:value-type="float">
            <text:p>1,00000000000001</text:p>
          </table:table-cell>
          <table:table-cell table:formula="of:=EXP([.$O19]*[.C19])" office:value-type="float" office:value="1.00000000000009" calcext:value-type="float">
            <text:p>1,00000000000009</text:p>
          </table:table-cell>
          <table:table-cell table:formula="of:=EXP([.$O19]*[.D19])" office:value-type="float" office:value="1.00000000000009" calcext:value-type="float">
            <text:p>1,00000000000009</text:p>
          </table:table-cell>
          <table:table-cell table:formula="of:=EXP([.$O19]*[.E19])" office:value-type="float" office:value="1.00000000000168" calcext:value-type="float">
            <text:p>1,00000000000168</text:p>
          </table:table-cell>
          <table:table-cell table:formula="of:=EXP([.$O19]*[.F19])" office:value-type="float" office:value="1.00000000000351" calcext:value-type="float">
            <text:p>1,00000000000351</text:p>
          </table:table-cell>
          <table:table-cell table:formula="of:=SUM([.H20:.L20])" office:value-type="float" office:value="5.00000000000538" calcext:value-type="float">
            <text:p>5,00000000000538</text:p>
          </table:table-cell>
          <table:table-cell/>
          <table:table-cell table:formula="of:=[.O19]+[.O19]*[.$Q$2]" office:value-type="float" office:value="1.19614747568666" calcext:value-type="float">
            <text:p>1,19614747568666</text:p>
          </table:table-cell>
          <table:table-cell table:number-columns-repeated="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[.B20]*[.H21]/[.$M21]" office:value-type="float" office:value="2.81160173756136E-016" calcext:value-type="float">
            <text:p>2,81160173756136E-16</text:p>
          </table:table-cell>
          <table:table-cell table:formula="of:=[.C20]*[.I21]/[.$M21]" office:value-type="float" office:value="3.12423693333881E-015" calcext:value-type="float">
            <text:p>3,12423693333881E-15</text:p>
          </table:table-cell>
          <table:table-cell table:formula="of:=[.D20]*[.J21]/[.$M21]" office:value-type="float" office:value="3.12423693333881E-015" calcext:value-type="float">
            <text:p>3,12423693333881E-15</text:p>
          </table:table-cell>
          <table:table-cell table:formula="of:=[.E20]*[.K21]/[.$M21]" office:value-type="float" office:value="0.0000000000000568675022708462" calcext:value-type="float">
            <text:p>5,68675022708462E-14</text:p>
          </table:table-cell>
          <table:table-cell table:formula="of:=[.F20]*[.L21]/[.$M21]" office:value-type="float" office:value="0.000000000000118416147516937" calcext:value-type="float">
            <text:p>1,18416147516937E-13</text:p>
          </table:table-cell>
          <table:table-cell/>
          <table:table-cell table:formula="of:=EXP([.$O20]*[.B20])" office:value-type="float" office:value="1" calcext:value-type="float">
            <text:p>1</text:p>
          </table:table-cell>
          <table:table-cell table:formula="of:=EXP([.$O20]*[.C20])" office:value-type="float" office:value="1.00000000000002" calcext:value-type="float">
            <text:p>1,00000000000002</text:p>
          </table:table-cell>
          <table:table-cell table:formula="of:=EXP([.$O20]*[.D20])" office:value-type="float" office:value="1.00000000000002" calcext:value-type="float">
            <text:p>1,00000000000002</text:p>
          </table:table-cell>
          <table:table-cell table:formula="of:=EXP([.$O20]*[.E20])" office:value-type="float" office:value="1.00000000000034" calcext:value-type="float">
            <text:p>1,00000000000034</text:p>
          </table:table-cell>
          <table:table-cell table:formula="of:=EXP([.$O20]*[.F20])" office:value-type="float" office:value="1.00000000000071" calcext:value-type="float">
            <text:p>1,00000000000071</text:p>
          </table:table-cell>
          <table:table-cell table:formula="of:=SUM([.H21:.L21])" office:value-type="float" office:value="5.00000000000109" calcext:value-type="float">
            <text:p>5,00000000000109</text:p>
          </table:table-cell>
          <table:table-cell/>
          <table:table-cell table:formula="of:=[.O20]+[.O20]*[.$Q$2]" office:value-type="float" office:value="1.20810895044353" calcext:value-type="float">
            <text:p>1,20810895044353</text:p>
          </table:table-cell>
          <table:table-cell table:number-columns-repeated="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[.B21]*[.H22]/[.$M22]" office:value-type="float" office:value="5.62320347512247E-017" calcext:value-type="float">
            <text:p>5,62320347512247E-17</text:p>
          </table:table-cell>
          <table:table-cell table:formula="of:=[.C21]*[.I22]/[.$M22]" office:value-type="float" office:value="6.24847386667738E-016" calcext:value-type="float">
            <text:p>6,24847386667738E-16</text:p>
          </table:table-cell>
          <table:table-cell table:formula="of:=[.D21]*[.J22]/[.$M22]" office:value-type="float" office:value="6.24847386667738E-016" calcext:value-type="float">
            <text:p>6,24847386667738E-16</text:p>
          </table:table-cell>
          <table:table-cell table:formula="of:=[.E21]*[.K22]/[.$M22]" office:value-type="float" office:value="0.0000000000000113735004541695" calcext:value-type="float">
            <text:p>1,13735004541695E-14</text:p>
          </table:table-cell>
          <table:table-cell table:formula="of:=[.F21]*[.L22]/[.$M22]" office:value-type="float" office:value="0.0000000000000236832295033897" calcext:value-type="float">
            <text:p>2,36832295033897E-14</text:p>
          </table:table-cell>
          <table:table-cell/>
          <table:table-cell table:formula="of:=EXP([.$O21]*[.B21])" office:value-type="float" office:value="1" calcext:value-type="float">
            <text:p>1</text:p>
          </table:table-cell>
          <table:table-cell table:formula="of:=EXP([.$O21]*[.C21])" office:value-type="float" office:value="1" calcext:value-type="float">
            <text:p>1</text:p>
          </table:table-cell>
          <table:table-cell table:formula="of:=EXP([.$O21]*[.D21])" office:value-type="float" office:value="1" calcext:value-type="float">
            <text:p>1</text:p>
          </table:table-cell>
          <table:table-cell table:formula="of:=EXP([.$O21]*[.E21])" office:value-type="float" office:value="1.00000000000007" calcext:value-type="float">
            <text:p>1,00000000000007</text:p>
          </table:table-cell>
          <table:table-cell table:formula="of:=EXP([.$O21]*[.F21])" office:value-type="float" office:value="1.00000000000014" calcext:value-type="float">
            <text:p>1,00000000000014</text:p>
          </table:table-cell>
          <table:table-cell table:formula="of:=SUM([.H22:.L22])" office:value-type="float" office:value="5.00000000000022" calcext:value-type="float">
            <text:p>5,00000000000022</text:p>
          </table:table-cell>
          <table:table-cell/>
          <table:table-cell table:formula="of:=[.O21]+[.O21]*[.$Q$2]" office:value-type="float" office:value="1.22019003994797" calcext:value-type="float">
            <text:p>1,22019003994797</text:p>
          </table:table-cell>
          <table:table-cell table:number-columns-repeated="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[.B22]*[.H23]/[.$M23]" office:value-type="float" office:value="1.12464069502448E-017" calcext:value-type="float">
            <text:p>1,12464069502448E-17</text:p>
          </table:table-cell>
          <table:table-cell table:formula="of:=[.C22]*[.I23]/[.$M23]" office:value-type="float" office:value="1.24969477333547E-016" calcext:value-type="float">
            <text:p>1,24969477333547E-16</text:p>
          </table:table-cell>
          <table:table-cell table:formula="of:=[.D22]*[.J23]/[.$M23]" office:value-type="float" office:value="1.24969477333547E-016" calcext:value-type="float">
            <text:p>1,24969477333547E-16</text:p>
          </table:table-cell>
          <table:table-cell table:formula="of:=[.E22]*[.K23]/[.$M23]" office:value-type="float" office:value="2.27470009083392E-015" calcext:value-type="float">
            <text:p>2,27470009083392E-15</text:p>
          </table:table-cell>
          <table:table-cell table:formula="of:=[.F22]*[.L23]/[.$M23]" office:value-type="float" office:value="4.73664590067804E-015" calcext:value-type="float">
            <text:p>4,73664590067804E-15</text:p>
          </table:table-cell>
          <table:table-cell/>
          <table:table-cell table:formula="of:=EXP([.$O22]*[.B22])" office:value-type="float" office:value="1" calcext:value-type="float">
            <text:p>1</text:p>
          </table:table-cell>
          <table:table-cell table:formula="of:=EXP([.$O22]*[.C22])" office:value-type="float" office:value="1" calcext:value-type="float">
            <text:p>1</text:p>
          </table:table-cell>
          <table:table-cell table:formula="of:=EXP([.$O22]*[.D22])" office:value-type="float" office:value="1" calcext:value-type="float">
            <text:p>1</text:p>
          </table:table-cell>
          <table:table-cell table:formula="of:=EXP([.$O22]*[.E22])" office:value-type="float" office:value="1.00000000000001" calcext:value-type="float">
            <text:p>1,00000000000001</text:p>
          </table:table-cell>
          <table:table-cell table:formula="of:=EXP([.$O22]*[.F22])" office:value-type="float" office:value="1.00000000000003" calcext:value-type="float">
            <text:p>1,00000000000003</text:p>
          </table:table-cell>
          <table:table-cell table:formula="of:=SUM([.H23:.L23])" office:value-type="float" office:value="5.00000000000004" calcext:value-type="float">
            <text:p>5,00000000000004</text:p>
          </table:table-cell>
          <table:table-cell/>
          <table:table-cell table:formula="of:=[.O22]+[.O22]*[.$Q$2]" office:value-type="float" office:value="1.23239194034745" calcext:value-type="float">
            <text:p>1,23239194034745</text:p>
          </table:table-cell>
          <table:table-cell table:number-columns-repeated="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[.B23]*[.H24]/[.$M24]" office:value-type="float" office:value="2.24928139004896E-018" calcext:value-type="float">
            <text:p>2,24928139004896E-18</text:p>
          </table:table-cell>
          <table:table-cell table:formula="of:=[.C23]*[.I24]/[.$M24]" office:value-type="float" office:value="2.49938954667093E-017" calcext:value-type="float">
            <text:p>2,49938954667093E-17</text:p>
          </table:table-cell>
          <table:table-cell table:formula="of:=[.D23]*[.J24]/[.$M24]" office:value-type="float" office:value="2.49938954667093E-017" calcext:value-type="float">
            <text:p>2,49938954667093E-17</text:p>
          </table:table-cell>
          <table:table-cell table:formula="of:=[.E23]*[.K24]/[.$M24]" office:value-type="float" office:value="4.54940018166784E-016" calcext:value-type="float">
            <text:p>4,54940018166784E-16</text:p>
          </table:table-cell>
          <table:table-cell table:formula="of:=[.F23]*[.L24]/[.$M24]" office:value-type="float" office:value="9.47329180135612E-016" calcext:value-type="float">
            <text:p>9,47329180135612E-16</text:p>
          </table:table-cell>
          <table:table-cell/>
          <table:table-cell table:formula="of:=EXP([.$O23]*[.B23])" office:value-type="float" office:value="1" calcext:value-type="float">
            <text:p>1</text:p>
          </table:table-cell>
          <table:table-cell table:formula="of:=EXP([.$O23]*[.C23])" office:value-type="float" office:value="1" calcext:value-type="float">
            <text:p>1</text:p>
          </table:table-cell>
          <table:table-cell table:formula="of:=EXP([.$O23]*[.D23])" office:value-type="float" office:value="1" calcext:value-type="float">
            <text:p>1</text:p>
          </table:table-cell>
          <table:table-cell table:formula="of:=EXP([.$O23]*[.E23])" office:value-type="float" office:value="1" calcext:value-type="float">
            <text:p>1</text:p>
          </table:table-cell>
          <table:table-cell table:formula="of:=EXP([.$O23]*[.F23])" office:value-type="float" office:value="1.00000000000001" calcext:value-type="float">
            <text:p>1,00000000000001</text:p>
          </table:table-cell>
          <table:table-cell table:formula="of:=SUM([.H24:.L24])" office:value-type="float" office:value="5.00000000000001" calcext:value-type="float">
            <text:p>5,00000000000001</text:p>
          </table:table-cell>
          <table:table-cell/>
          <table:table-cell table:formula="of:=[.O23]+[.O23]*[.$Q$2]" office:value-type="float" office:value="1.24471585975092" calcext:value-type="float">
            <text:p>1,24471585975092</text:p>
          </table:table-cell>
          <table:table-cell table:number-columns-repeated="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[.B24]*[.H25]/[.$M25]" office:value-type="float" office:value="4.49856278009792E-019" calcext:value-type="float">
            <text:p>4,49856278009792E-19</text:p>
          </table:table-cell>
          <table:table-cell table:formula="of:=[.C24]*[.I25]/[.$M25]" office:value-type="float" office:value="4.99877909334185E-018" calcext:value-type="float">
            <text:p>4,99877909334185E-18</text:p>
          </table:table-cell>
          <table:table-cell table:formula="of:=[.D24]*[.J25]/[.$M25]" office:value-type="float" office:value="4.99877909334185E-018" calcext:value-type="float">
            <text:p>4,99877909334185E-18</text:p>
          </table:table-cell>
          <table:table-cell table:formula="of:=[.E24]*[.K25]/[.$M25]" office:value-type="float" office:value="9.09880036333568E-017" calcext:value-type="float">
            <text:p>9,09880036333568E-17</text:p>
          </table:table-cell>
          <table:table-cell table:formula="of:=[.F24]*[.L25]/[.$M25]" office:value-type="float" office:value="1.89465836027122E-016" calcext:value-type="float">
            <text:p>1,89465836027122E-16</text:p>
          </table:table-cell>
          <table:table-cell/>
          <table:table-cell table:formula="of:=EXP([.$O24]*[.B24])" office:value-type="float" office:value="1" calcext:value-type="float">
            <text:p>1</text:p>
          </table:table-cell>
          <table:table-cell table:formula="of:=EXP([.$O24]*[.C24])" office:value-type="float" office:value="1" calcext:value-type="float">
            <text:p>1</text:p>
          </table:table-cell>
          <table:table-cell table:formula="of:=EXP([.$O24]*[.D24])" office:value-type="float" office:value="1" calcext:value-type="float">
            <text:p>1</text:p>
          </table:table-cell>
          <table:table-cell table:formula="of:=EXP([.$O24]*[.E24])" office:value-type="float" office:value="1" calcext:value-type="float">
            <text:p>1</text:p>
          </table:table-cell>
          <table:table-cell table:formula="of:=EXP([.$O24]*[.F24])" office:value-type="float" office:value="1" calcext:value-type="float">
            <text:p>1</text:p>
          </table:table-cell>
          <table:table-cell table:formula="of:=SUM([.H25:.L25])" office:value-type="float" office:value="5" calcext:value-type="float">
            <text:p>5</text:p>
          </table:table-cell>
          <table:table-cell/>
          <table:table-cell table:formula="of:=[.O24]+[.O24]*[.$Q$2]" office:value-type="float" office:value="1.25716301834843" calcext:value-type="float">
            <text:p>1,25716301834843</text:p>
          </table:table-cell>
          <table:table-cell table:number-columns-repeated="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[.B25]*[.H26]/[.$M26]" office:value-type="float" office:value="8.99712556019585E-020" calcext:value-type="float">
            <text:p>8,99712556019585E-20</text:p>
          </table:table-cell>
          <table:table-cell table:formula="of:=[.C25]*[.I26]/[.$M26]" office:value-type="float" office:value="9.9975581866837E-019" calcext:value-type="float">
            <text:p>9,9975581866837E-19</text:p>
          </table:table-cell>
          <table:table-cell table:formula="of:=[.D25]*[.J26]/[.$M26]" office:value-type="float" office:value="9.9975581866837E-019" calcext:value-type="float">
            <text:p>9,9975581866837E-19</text:p>
          </table:table-cell>
          <table:table-cell table:formula="of:=[.E25]*[.K26]/[.$M26]" office:value-type="float" office:value="1.81976007266714E-017" calcext:value-type="float">
            <text:p>1,81976007266714E-17</text:p>
          </table:table-cell>
          <table:table-cell table:formula="of:=[.F25]*[.L26]/[.$M26]" office:value-type="float" office:value="3.78931672054245E-017" calcext:value-type="float">
            <text:p>3,78931672054245E-17</text:p>
          </table:table-cell>
          <table:table-cell/>
          <table:table-cell table:formula="of:=EXP([.$O25]*[.B25])" office:value-type="float" office:value="1" calcext:value-type="float">
            <text:p>1</text:p>
          </table:table-cell>
          <table:table-cell table:formula="of:=EXP([.$O25]*[.C25])" office:value-type="float" office:value="1" calcext:value-type="float">
            <text:p>1</text:p>
          </table:table-cell>
          <table:table-cell table:formula="of:=EXP([.$O25]*[.D25])" office:value-type="float" office:value="1" calcext:value-type="float">
            <text:p>1</text:p>
          </table:table-cell>
          <table:table-cell table:formula="of:=EXP([.$O25]*[.E25])" office:value-type="float" office:value="1" calcext:value-type="float">
            <text:p>1</text:p>
          </table:table-cell>
          <table:table-cell table:formula="of:=EXP([.$O25]*[.F25])" office:value-type="float" office:value="1" calcext:value-type="float">
            <text:p>1</text:p>
          </table:table-cell>
          <table:table-cell table:formula="of:=SUM([.H26:.L26])" office:value-type="float" office:value="5" calcext:value-type="float">
            <text:p>5</text:p>
          </table:table-cell>
          <table:table-cell/>
          <table:table-cell table:formula="of:=[.O25]+[.O25]*[.$Q$2]" office:value-type="float" office:value="1.26973464853191" calcext:value-type="float">
            <text:p>1,26973464853191</text:p>
          </table:table-cell>
          <table:table-cell table:number-columns-repeated="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[.B26]*[.H27]/[.$M27]" office:value-type="float" office:value="1.79942511203917E-020" calcext:value-type="float">
            <text:p>1,79942511203917E-20</text:p>
          </table:table-cell>
          <table:table-cell table:formula="of:=[.C26]*[.I27]/[.$M27]" office:value-type="float" office:value="1.99951163733674E-019" calcext:value-type="float">
            <text:p>1,99951163733674E-19</text:p>
          </table:table-cell>
          <table:table-cell table:formula="of:=[.D26]*[.J27]/[.$M27]" office:value-type="float" office:value="1.99951163733674E-019" calcext:value-type="float">
            <text:p>1,99951163733674E-19</text:p>
          </table:table-cell>
          <table:table-cell table:formula="of:=[.E26]*[.K27]/[.$M27]" office:value-type="float" office:value="3.63952014533427E-018" calcext:value-type="float">
            <text:p>3,63952014533427E-18</text:p>
          </table:table-cell>
          <table:table-cell table:formula="of:=[.F26]*[.L27]/[.$M27]" office:value-type="float" office:value="7.5786334410849E-018" calcext:value-type="float">
            <text:p>7,5786334410849E-18</text:p>
          </table:table-cell>
          <table:table-cell/>
          <table:table-cell table:formula="of:=EXP([.$O26]*[.B26])" office:value-type="float" office:value="1" calcext:value-type="float">
            <text:p>1</text:p>
          </table:table-cell>
          <table:table-cell table:formula="of:=EXP([.$O26]*[.C26])" office:value-type="float" office:value="1" calcext:value-type="float">
            <text:p>1</text:p>
          </table:table-cell>
          <table:table-cell table:formula="of:=EXP([.$O26]*[.D26])" office:value-type="float" office:value="1" calcext:value-type="float">
            <text:p>1</text:p>
          </table:table-cell>
          <table:table-cell table:formula="of:=EXP([.$O26]*[.E26])" office:value-type="float" office:value="1" calcext:value-type="float">
            <text:p>1</text:p>
          </table:table-cell>
          <table:table-cell table:formula="of:=EXP([.$O26]*[.F26])" office:value-type="float" office:value="1" calcext:value-type="float">
            <text:p>1</text:p>
          </table:table-cell>
          <table:table-cell table:formula="of:=SUM([.H27:.L27])" office:value-type="float" office:value="5" calcext:value-type="float">
            <text:p>5</text:p>
          </table:table-cell>
          <table:table-cell/>
          <table:table-cell table:formula="of:=[.O26]+[.O26]*[.$Q$2]" office:value-type="float" office:value="1.28243199501723" calcext:value-type="float">
            <text:p>1,28243199501723</text:p>
          </table:table-cell>
          <table:table-cell table:number-columns-repeated="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*[.H28]/[.$M28]" office:value-type="float" office:value="3.59885022407834E-021" calcext:value-type="float">
            <text:p>3,59885022407834E-21</text:p>
          </table:table-cell>
          <table:table-cell table:formula="of:=[.C27]*[.I28]/[.$M28]" office:value-type="float" office:value="3.99902327467348E-020" calcext:value-type="float">
            <text:p>3,99902327467348E-20</text:p>
          </table:table-cell>
          <table:table-cell table:formula="of:=[.D27]*[.J28]/[.$M28]" office:value-type="float" office:value="3.99902327467348E-020" calcext:value-type="float">
            <text:p>3,99902327467348E-20</text:p>
          </table:table-cell>
          <table:table-cell table:formula="of:=[.E27]*[.K28]/[.$M28]" office:value-type="float" office:value="7.27904029066855E-019" calcext:value-type="float">
            <text:p>7,27904029066855E-19</text:p>
          </table:table-cell>
          <table:table-cell table:formula="of:=[.F27]*[.L28]/[.$M28]" office:value-type="float" office:value="1.51572668821698E-018" calcext:value-type="float">
            <text:p>1,51572668821698E-18</text:p>
          </table:table-cell>
          <table:table-cell/>
          <table:table-cell table:formula="of:=EXP([.$O27]*[.B27])" office:value-type="float" office:value="1" calcext:value-type="float">
            <text:p>1</text:p>
          </table:table-cell>
          <table:table-cell table:formula="of:=EXP([.$O27]*[.C27])" office:value-type="float" office:value="1" calcext:value-type="float">
            <text:p>1</text:p>
          </table:table-cell>
          <table:table-cell table:formula="of:=EXP([.$O27]*[.D27])" office:value-type="float" office:value="1" calcext:value-type="float">
            <text:p>1</text:p>
          </table:table-cell>
          <table:table-cell table:formula="of:=EXP([.$O27]*[.E27])" office:value-type="float" office:value="1" calcext:value-type="float">
            <text:p>1</text:p>
          </table:table-cell>
          <table:table-cell table:formula="of:=EXP([.$O27]*[.F27])" office:value-type="float" office:value="1" calcext:value-type="float">
            <text:p>1</text:p>
          </table:table-cell>
          <table:table-cell table:formula="of:=SUM([.H28:.L28])" office:value-type="float" office:value="5" calcext:value-type="float">
            <text:p>5</text:p>
          </table:table-cell>
          <table:table-cell/>
          <table:table-cell table:formula="of:=[.O27]+[.O27]*[.$Q$2]" office:value-type="float" office:value="1.29525631496741" calcext:value-type="float">
            <text:p>1,29525631496741</text:p>
          </table:table-cell>
          <table:table-cell table:number-columns-repeated="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*[.H29]/[.$M29]" office:value-type="float" office:value="7.19770044815668E-022" calcext:value-type="float">
            <text:p>7,19770044815668E-22</text:p>
          </table:table-cell>
          <table:table-cell table:formula="of:=[.C28]*[.I29]/[.$M29]" office:value-type="float" office:value="7.99804654934696E-021" calcext:value-type="float">
            <text:p>7,99804654934696E-21</text:p>
          </table:table-cell>
          <table:table-cell table:formula="of:=[.D28]*[.J29]/[.$M29]" office:value-type="float" office:value="7.99804654934696E-021" calcext:value-type="float">
            <text:p>7,99804654934696E-21</text:p>
          </table:table-cell>
          <table:table-cell table:formula="of:=[.E28]*[.K29]/[.$M29]" office:value-type="float" office:value="1.45580805813371E-019" calcext:value-type="float">
            <text:p>1,45580805813371E-19</text:p>
          </table:table-cell>
          <table:table-cell table:formula="of:=[.F28]*[.L29]/[.$M29]" office:value-type="float" office:value="3.03145337643396E-019" calcext:value-type="float">
            <text:p>3,03145337643396E-19</text:p>
          </table:table-cell>
          <table:table-cell/>
          <table:table-cell table:formula="of:=EXP([.$O28]*[.B28])" office:value-type="float" office:value="1" calcext:value-type="float">
            <text:p>1</text:p>
          </table:table-cell>
          <table:table-cell table:formula="of:=EXP([.$O28]*[.C28])" office:value-type="float" office:value="1" calcext:value-type="float">
            <text:p>1</text:p>
          </table:table-cell>
          <table:table-cell table:formula="of:=EXP([.$O28]*[.D28])" office:value-type="float" office:value="1" calcext:value-type="float">
            <text:p>1</text:p>
          </table:table-cell>
          <table:table-cell table:formula="of:=EXP([.$O28]*[.E28])" office:value-type="float" office:value="1" calcext:value-type="float">
            <text:p>1</text:p>
          </table:table-cell>
          <table:table-cell table:formula="of:=EXP([.$O28]*[.F28])" office:value-type="float" office:value="1" calcext:value-type="float">
            <text:p>1</text:p>
          </table:table-cell>
          <table:table-cell table:formula="of:=SUM([.H29:.L29])" office:value-type="float" office:value="5" calcext:value-type="float">
            <text:p>5</text:p>
          </table:table-cell>
          <table:table-cell/>
          <table:table-cell table:formula="of:=[.O28]+[.O28]*[.$Q$2]" office:value-type="float" office:value="1.30820887811708" calcext:value-type="float">
            <text:p>1,30820887811708</text:p>
          </table:table-cell>
          <table:table-cell table:number-columns-repeated="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*[.H30]/[.$M30]" office:value-type="float" office:value="1.43954008963134E-022" calcext:value-type="float">
            <text:p>1,43954008963134E-22</text:p>
          </table:table-cell>
          <table:table-cell table:formula="of:=[.C29]*[.I30]/[.$M30]" office:value-type="float" office:value="1.59960930986939E-021" calcext:value-type="float">
            <text:p>1,59960930986939E-21</text:p>
          </table:table-cell>
          <table:table-cell table:formula="of:=[.D29]*[.J30]/[.$M30]" office:value-type="float" office:value="1.59960930986939E-021" calcext:value-type="float">
            <text:p>1,59960930986939E-21</text:p>
          </table:table-cell>
          <table:table-cell table:formula="of:=[.E29]*[.K30]/[.$M30]" office:value-type="float" office:value="2.91161611626742E-020" calcext:value-type="float">
            <text:p>2,91161611626742E-20</text:p>
          </table:table-cell>
          <table:table-cell table:formula="of:=[.F29]*[.L30]/[.$M30]" office:value-type="float" office:value="6.06290675286792E-020" calcext:value-type="float">
            <text:p>6,06290675286792E-20</text:p>
          </table:table-cell>
          <table:table-cell/>
          <table:table-cell table:formula="of:=EXP([.$O29]*[.B29])" office:value-type="float" office:value="1" calcext:value-type="float">
            <text:p>1</text:p>
          </table:table-cell>
          <table:table-cell table:formula="of:=EXP([.$O29]*[.C29])" office:value-type="float" office:value="1" calcext:value-type="float">
            <text:p>1</text:p>
          </table:table-cell>
          <table:table-cell table:formula="of:=EXP([.$O29]*[.D29])" office:value-type="float" office:value="1" calcext:value-type="float">
            <text:p>1</text:p>
          </table:table-cell>
          <table:table-cell table:formula="of:=EXP([.$O29]*[.E29])" office:value-type="float" office:value="1" calcext:value-type="float">
            <text:p>1</text:p>
          </table:table-cell>
          <table:table-cell table:formula="of:=EXP([.$O29]*[.F29])" office:value-type="float" office:value="1" calcext:value-type="float">
            <text:p>1</text:p>
          </table:table-cell>
          <table:table-cell table:formula="of:=SUM([.H30:.L30])" office:value-type="float" office:value="5" calcext:value-type="float">
            <text:p>5</text:p>
          </table:table-cell>
          <table:table-cell/>
          <table:table-cell table:formula="of:=[.O29]+[.O29]*[.$Q$2]" office:value-type="float" office:value="1.32129096689825" calcext:value-type="float">
            <text:p>1,32129096689825</text:p>
          </table:table-cell>
          <table:table-cell table:number-columns-repeated="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*[.H31]/[.$M31]" office:value-type="float" office:value="2.87908017926267E-023" calcext:value-type="float">
            <text:p>2,87908017926267E-23</text:p>
          </table:table-cell>
          <table:table-cell table:formula="of:=[.C30]*[.I31]/[.$M31]" office:value-type="float" office:value="3.19921861973878E-022" calcext:value-type="float">
            <text:p>3,19921861973878E-22</text:p>
          </table:table-cell>
          <table:table-cell table:formula="of:=[.D30]*[.J31]/[.$M31]" office:value-type="float" office:value="3.19921861973878E-022" calcext:value-type="float">
            <text:p>3,19921861973878E-22</text:p>
          </table:table-cell>
          <table:table-cell table:formula="of:=[.E30]*[.K31]/[.$M31]" office:value-type="float" office:value="5.82323223253484E-021" calcext:value-type="float">
            <text:p>5,82323223253484E-21</text:p>
          </table:table-cell>
          <table:table-cell table:formula="of:=[.F30]*[.L31]/[.$M31]" office:value-type="float" office:value="1.21258135057358E-020" calcext:value-type="float">
            <text:p>1,21258135057358E-20</text:p>
          </table:table-cell>
          <table:table-cell/>
          <table:table-cell table:formula="of:=EXP([.$O30]*[.B30])" office:value-type="float" office:value="1" calcext:value-type="float">
            <text:p>1</text:p>
          </table:table-cell>
          <table:table-cell table:formula="of:=EXP([.$O30]*[.C30])" office:value-type="float" office:value="1" calcext:value-type="float">
            <text:p>1</text:p>
          </table:table-cell>
          <table:table-cell table:formula="of:=EXP([.$O30]*[.D30])" office:value-type="float" office:value="1" calcext:value-type="float">
            <text:p>1</text:p>
          </table:table-cell>
          <table:table-cell table:formula="of:=EXP([.$O30]*[.E30])" office:value-type="float" office:value="1" calcext:value-type="float">
            <text:p>1</text:p>
          </table:table-cell>
          <table:table-cell table:formula="of:=EXP([.$O30]*[.F30])" office:value-type="float" office:value="1" calcext:value-type="float">
            <text:p>1</text:p>
          </table:table-cell>
          <table:table-cell table:formula="of:=SUM([.H31:.L31])" office:value-type="float" office:value="5" calcext:value-type="float">
            <text:p>5</text:p>
          </table:table-cell>
          <table:table-cell/>
          <table:table-cell table:formula="of:=[.O30]+[.O30]*[.$Q$2]" office:value-type="float" office:value="1.33450387656723" calcext:value-type="float">
            <text:p>1,33450387656723</text:p>
          </table:table-cell>
          <table:table-cell table:number-columns-repeated="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[.B31]*[.H32]/[.$M32]" office:value-type="float" office:value="5.75816035852534E-024" calcext:value-type="float">
            <text:p>5,75816035852534E-24</text:p>
          </table:table-cell>
          <table:table-cell table:formula="of:=[.C31]*[.I32]/[.$M32]" office:value-type="float" office:value="6.39843723947757E-023" calcext:value-type="float">
            <text:p>6,39843723947757E-23</text:p>
          </table:table-cell>
          <table:table-cell table:formula="of:=[.D31]*[.J32]/[.$M32]" office:value-type="float" office:value="6.39843723947757E-023" calcext:value-type="float">
            <text:p>6,39843723947757E-23</text:p>
          </table:table-cell>
          <table:table-cell table:formula="of:=[.E31]*[.K32]/[.$M32]" office:value-type="float" office:value="1.16464644650697E-021" calcext:value-type="float">
            <text:p>1,16464644650697E-21</text:p>
          </table:table-cell>
          <table:table-cell table:formula="of:=[.F31]*[.L32]/[.$M32]" office:value-type="float" office:value="2.42516270114717E-021" calcext:value-type="float">
            <text:p>2,42516270114717E-21</text:p>
          </table:table-cell>
          <table:table-cell/>
          <table:table-cell table:formula="of:=EXP([.$O31]*[.B31])" office:value-type="float" office:value="1" calcext:value-type="float">
            <text:p>1</text:p>
          </table:table-cell>
          <table:table-cell table:formula="of:=EXP([.$O31]*[.C31])" office:value-type="float" office:value="1" calcext:value-type="float">
            <text:p>1</text:p>
          </table:table-cell>
          <table:table-cell table:formula="of:=EXP([.$O31]*[.D31])" office:value-type="float" office:value="1" calcext:value-type="float">
            <text:p>1</text:p>
          </table:table-cell>
          <table:table-cell table:formula="of:=EXP([.$O31]*[.E31])" office:value-type="float" office:value="1" calcext:value-type="float">
            <text:p>1</text:p>
          </table:table-cell>
          <table:table-cell table:formula="of:=EXP([.$O31]*[.F31])" office:value-type="float" office:value="1" calcext:value-type="float">
            <text:p>1</text:p>
          </table:table-cell>
          <table:table-cell table:formula="of:=SUM([.H32:.L32])" office:value-type="float" office:value="5" calcext:value-type="float">
            <text:p>5</text:p>
          </table:table-cell>
          <table:table-cell/>
          <table:table-cell table:formula="of:=[.O31]+[.O31]*[.$Q$2]" office:value-type="float" office:value="1.34784891533291" calcext:value-type="float">
            <text:p>1,34784891533291</text:p>
          </table:table-cell>
          <table:table-cell table:number-columns-repeated="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*[.H33]/[.$M33]" office:value-type="float" office:value="1.15163207170507E-024" calcext:value-type="float">
            <text:p>1,15163207170507E-24</text:p>
          </table:table-cell>
          <table:table-cell table:formula="of:=[.C32]*[.I33]/[.$M33]" office:value-type="float" office:value="1.27968744789551E-023" calcext:value-type="float">
            <text:p>1,27968744789551E-23</text:p>
          </table:table-cell>
          <table:table-cell table:formula="of:=[.D32]*[.J33]/[.$M33]" office:value-type="float" office:value="1.27968744789551E-023" calcext:value-type="float">
            <text:p>1,27968744789551E-23</text:p>
          </table:table-cell>
          <table:table-cell table:formula="of:=[.E32]*[.K33]/[.$M33]" office:value-type="float" office:value="2.32929289301393E-022" calcext:value-type="float">
            <text:p>2,32929289301393E-22</text:p>
          </table:table-cell>
          <table:table-cell table:formula="of:=[.F32]*[.L33]/[.$M33]" office:value-type="float" office:value="4.85032540229434E-022" calcext:value-type="float">
            <text:p>4,85032540229434E-22</text:p>
          </table:table-cell>
          <table:table-cell/>
          <table:table-cell table:formula="of:=EXP([.$O32]*[.B32])" office:value-type="float" office:value="1" calcext:value-type="float">
            <text:p>1</text:p>
          </table:table-cell>
          <table:table-cell table:formula="of:=EXP([.$O32]*[.C32])" office:value-type="float" office:value="1" calcext:value-type="float">
            <text:p>1</text:p>
          </table:table-cell>
          <table:table-cell table:formula="of:=EXP([.$O32]*[.D32])" office:value-type="float" office:value="1" calcext:value-type="float">
            <text:p>1</text:p>
          </table:table-cell>
          <table:table-cell table:formula="of:=EXP([.$O32]*[.E32])" office:value-type="float" office:value="1" calcext:value-type="float">
            <text:p>1</text:p>
          </table:table-cell>
          <table:table-cell table:formula="of:=EXP([.$O32]*[.F32])" office:value-type="float" office:value="1" calcext:value-type="float">
            <text:p>1</text:p>
          </table:table-cell>
          <table:table-cell table:formula="of:=SUM([.H33:.L33])" office:value-type="float" office:value="5" calcext:value-type="float">
            <text:p>5</text:p>
          </table:table-cell>
          <table:table-cell/>
          <table:table-cell table:formula="of:=[.O32]+[.O32]*[.$Q$2]" office:value-type="float" office:value="1.36132740448623" calcext:value-type="float">
            <text:p>1,36132740448623</text:p>
          </table:table-cell>
          <table:table-cell table:number-columns-repeated="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3]*[.H34]/[.$M34]" office:value-type="float" office:value="2.30326414341014E-025" calcext:value-type="float">
            <text:p>2,30326414341014E-25</text:p>
          </table:table-cell>
          <table:table-cell table:formula="of:=[.C33]*[.I34]/[.$M34]" office:value-type="float" office:value="2.55937489579103E-024" calcext:value-type="float">
            <text:p>2,55937489579103E-24</text:p>
          </table:table-cell>
          <table:table-cell table:formula="of:=[.D33]*[.J34]/[.$M34]" office:value-type="float" office:value="2.55937489579103E-024" calcext:value-type="float">
            <text:p>2,55937489579103E-24</text:p>
          </table:table-cell>
          <table:table-cell table:formula="of:=[.E33]*[.K34]/[.$M34]" office:value-type="float" office:value="4.65858578602787E-023" calcext:value-type="float">
            <text:p>4,65858578602787E-23</text:p>
          </table:table-cell>
          <table:table-cell table:formula="of:=[.F33]*[.L34]/[.$M34]" office:value-type="float" office:value="9.70065080458867E-023" calcext:value-type="float">
            <text:p>9,70065080458867E-23</text:p>
          </table:table-cell>
          <table:table-cell/>
          <table:table-cell table:formula="of:=EXP([.$O33]*[.B33])" office:value-type="float" office:value="1" calcext:value-type="float">
            <text:p>1</text:p>
          </table:table-cell>
          <table:table-cell table:formula="of:=EXP([.$O33]*[.C33])" office:value-type="float" office:value="1" calcext:value-type="float">
            <text:p>1</text:p>
          </table:table-cell>
          <table:table-cell table:formula="of:=EXP([.$O33]*[.D33])" office:value-type="float" office:value="1" calcext:value-type="float">
            <text:p>1</text:p>
          </table:table-cell>
          <table:table-cell table:formula="of:=EXP([.$O33]*[.E33])" office:value-type="float" office:value="1" calcext:value-type="float">
            <text:p>1</text:p>
          </table:table-cell>
          <table:table-cell table:formula="of:=EXP([.$O33]*[.F33])" office:value-type="float" office:value="1" calcext:value-type="float">
            <text:p>1</text:p>
          </table:table-cell>
          <table:table-cell table:formula="of:=SUM([.H34:.L34])" office:value-type="float" office:value="5" calcext:value-type="float">
            <text:p>5</text:p>
          </table:table-cell>
          <table:table-cell/>
          <table:table-cell table:formula="of:=[.O33]+[.O33]*[.$Q$2]" office:value-type="float" office:value="1.3749406785311" calcext:value-type="float">
            <text:p>1,3749406785311</text:p>
          </table:table-cell>
          <table:table-cell table:number-columns-repeated="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34]*[.H35]/[.$M35]" office:value-type="float" office:value="4.60652828682027E-026" calcext:value-type="float">
            <text:p>4,60652828682027E-26</text:p>
          </table:table-cell>
          <table:table-cell table:formula="of:=[.C34]*[.I35]/[.$M35]" office:value-type="float" office:value="5.11874979158206E-025" calcext:value-type="float">
            <text:p>5,11874979158206E-25</text:p>
          </table:table-cell>
          <table:table-cell table:formula="of:=[.D34]*[.J35]/[.$M35]" office:value-type="float" office:value="5.11874979158206E-025" calcext:value-type="float">
            <text:p>5,11874979158206E-25</text:p>
          </table:table-cell>
          <table:table-cell table:formula="of:=[.E34]*[.K35]/[.$M35]" office:value-type="float" office:value="9.31717157205574E-024" calcext:value-type="float">
            <text:p>9,31717157205574E-24</text:p>
          </table:table-cell>
          <table:table-cell table:formula="of:=[.F34]*[.L35]/[.$M35]" office:value-type="float" office:value="1.94013016091773E-023" calcext:value-type="float">
            <text:p>1,94013016091773E-23</text:p>
          </table:table-cell>
          <table:table-cell/>
          <table:table-cell table:formula="of:=EXP([.$O34]*[.B34])" office:value-type="float" office:value="1" calcext:value-type="float">
            <text:p>1</text:p>
          </table:table-cell>
          <table:table-cell table:formula="of:=EXP([.$O34]*[.C34])" office:value-type="float" office:value="1" calcext:value-type="float">
            <text:p>1</text:p>
          </table:table-cell>
          <table:table-cell table:formula="of:=EXP([.$O34]*[.D34])" office:value-type="float" office:value="1" calcext:value-type="float">
            <text:p>1</text:p>
          </table:table-cell>
          <table:table-cell table:formula="of:=EXP([.$O34]*[.E34])" office:value-type="float" office:value="1" calcext:value-type="float">
            <text:p>1</text:p>
          </table:table-cell>
          <table:table-cell table:formula="of:=EXP([.$O34]*[.F34])" office:value-type="float" office:value="1" calcext:value-type="float">
            <text:p>1</text:p>
          </table:table-cell>
          <table:table-cell table:formula="of:=SUM([.H35:.L35])" office:value-type="float" office:value="5" calcext:value-type="float">
            <text:p>5</text:p>
          </table:table-cell>
          <table:table-cell/>
          <table:table-cell table:formula="of:=[.O34]+[.O34]*[.$Q$2]" office:value-type="float" office:value="1.38869008531641" calcext:value-type="float">
            <text:p>1,38869008531641</text:p>
          </table:table-cell>
          <table:table-cell table:number-columns-repeated="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35]*[.H36]/[.$M36]" office:value-type="float" office:value="9.21305657364055E-027" calcext:value-type="float">
            <text:p>9,21305657364055E-27</text:p>
          </table:table-cell>
          <table:table-cell table:formula="of:=[.C35]*[.I36]/[.$M36]" office:value-type="float" office:value="1.02374995831641E-025" calcext:value-type="float">
            <text:p>1,02374995831641E-25</text:p>
          </table:table-cell>
          <table:table-cell table:formula="of:=[.D35]*[.J36]/[.$M36]" office:value-type="float" office:value="1.02374995831641E-025" calcext:value-type="float">
            <text:p>1,02374995831641E-25</text:p>
          </table:table-cell>
          <table:table-cell table:formula="of:=[.E35]*[.K36]/[.$M36]" office:value-type="float" office:value="1.86343431441115E-024" calcext:value-type="float">
            <text:p>1,86343431441115E-24</text:p>
          </table:table-cell>
          <table:table-cell table:formula="of:=[.F35]*[.L36]/[.$M36]" office:value-type="float" office:value="3.88026032183547E-024" calcext:value-type="float">
            <text:p>3,88026032183547E-24</text:p>
          </table:table-cell>
          <table:table-cell/>
          <table:table-cell table:formula="of:=EXP([.$O35]*[.B35])" office:value-type="float" office:value="1" calcext:value-type="float">
            <text:p>1</text:p>
          </table:table-cell>
          <table:table-cell table:formula="of:=EXP([.$O35]*[.C35])" office:value-type="float" office:value="1" calcext:value-type="float">
            <text:p>1</text:p>
          </table:table-cell>
          <table:table-cell table:formula="of:=EXP([.$O35]*[.D35])" office:value-type="float" office:value="1" calcext:value-type="float">
            <text:p>1</text:p>
          </table:table-cell>
          <table:table-cell table:formula="of:=EXP([.$O35]*[.E35])" office:value-type="float" office:value="1" calcext:value-type="float">
            <text:p>1</text:p>
          </table:table-cell>
          <table:table-cell table:formula="of:=EXP([.$O35]*[.F35])" office:value-type="float" office:value="1" calcext:value-type="float">
            <text:p>1</text:p>
          </table:table-cell>
          <table:table-cell table:formula="of:=SUM([.H36:.L36])" office:value-type="float" office:value="5" calcext:value-type="float">
            <text:p>5</text:p>
          </table:table-cell>
          <table:table-cell/>
          <table:table-cell table:formula="of:=[.O35]+[.O35]*[.$Q$2]" office:value-type="float" office:value="1.40257698616957" calcext:value-type="float">
            <text:p>1,40257698616957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[.B36]*[.H37]/[.$M37]" office:value-type="float" office:value="1.84261131472811E-027" calcext:value-type="float">
            <text:p>1,84261131472811E-27</text:p>
          </table:table-cell>
          <table:table-cell table:formula="of:=[.C36]*[.I37]/[.$M37]" office:value-type="float" office:value="2.04749991663282E-026" calcext:value-type="float">
            <text:p>2,04749991663282E-26</text:p>
          </table:table-cell>
          <table:table-cell table:formula="of:=[.D36]*[.J37]/[.$M37]" office:value-type="float" office:value="2.04749991663282E-026" calcext:value-type="float">
            <text:p>2,04749991663282E-26</text:p>
          </table:table-cell>
          <table:table-cell table:formula="of:=[.E36]*[.K37]/[.$M37]" office:value-type="float" office:value="3.7268686288223E-025" calcext:value-type="float">
            <text:p>3,7268686288223E-25</text:p>
          </table:table-cell>
          <table:table-cell table:formula="of:=[.F36]*[.L37]/[.$M37]" office:value-type="float" office:value="7.76052064367094E-025" calcext:value-type="float">
            <text:p>7,76052064367094E-25</text:p>
          </table:table-cell>
          <table:table-cell/>
          <table:table-cell table:formula="of:=EXP([.$O36]*[.B36])" office:value-type="float" office:value="1" calcext:value-type="float">
            <text:p>1</text:p>
          </table:table-cell>
          <table:table-cell table:formula="of:=EXP([.$O36]*[.C36])" office:value-type="float" office:value="1" calcext:value-type="float">
            <text:p>1</text:p>
          </table:table-cell>
          <table:table-cell table:formula="of:=EXP([.$O36]*[.D36])" office:value-type="float" office:value="1" calcext:value-type="float">
            <text:p>1</text:p>
          </table:table-cell>
          <table:table-cell table:formula="of:=EXP([.$O36]*[.E36])" office:value-type="float" office:value="1" calcext:value-type="float">
            <text:p>1</text:p>
          </table:table-cell>
          <table:table-cell table:formula="of:=EXP([.$O36]*[.F36])" office:value-type="float" office:value="1" calcext:value-type="float">
            <text:p>1</text:p>
          </table:table-cell>
          <table:table-cell table:formula="of:=SUM([.H37:.L37])" office:value-type="float" office:value="5" calcext:value-type="float">
            <text:p>5</text:p>
          </table:table-cell>
          <table:table-cell/>
          <table:table-cell table:formula="of:=[.O36]+[.O36]*[.$Q$2]" office:value-type="float" office:value="1.41660275603127" calcext:value-type="float">
            <text:p>1,41660275603127</text:p>
          </table:table-cell>
          <table:table-cell table:number-columns-repeated="2"/>
        </table:table-row>
      </table:table>
      <table:table table:name="Feuille2" table:style-name="ta1">
        <table:shapes>
          <draw:frame draw:z-index="0" draw:style-name="gr2" draw:text-style-name="P1" svg:width="15.999cm" svg:height="8.999cm" svg:x="33.475cm" svg:y="3.629cm">
            <draw:object draw:notify-on-update-of-ranges="Feuille2.A2:Feuille2.A2 Feuille2.A3:Feuille2.A103 Feuille2.B2:Feuille2.B2 Feuille2.B3:Feuille2.B103 Feuille2.C2:Feuille2.C2 Feuille2.C3:Feuille2.C103 Feuille2.D2:Feuille2.D2 Feuille2.D3:Feuille2.D103 Feuille2.E2:Feuille2.E2 Feuille2.E3:Feuille2.E103 Feuille2.F2:Feuille2.F2 Feuille2.F3:Feuille2.F1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5.903cm" svg:y="3.525cm">
            <draw:object draw:notify-on-update-of-ranges="Feuille2.A2:Feuille2.A2 Feuille2.A3:Feuille2.A103 Feuille2.B2:Feuille2.B2 Feuille2.B3:Feuille2.B103 Feuille2.C2:Feuille2.C2 Feuille2.C3:Feuille2.C103 Feuille2.D2:Feuille2.D2 Feuille2.D3:Feuille2.D103 Feuille2.E2:Feuille2.E2 Feuille2.E3:Feuille2.E103 Feuille2.F2:Feuille2.F2 Feuille2.F3:Feuille2.F10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feedbackWeightInfo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075" calcext:value-type="float">
            <text:p>0,07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3]+1" office:value-type="float" office:value="1" calcext:value-type="float">
            <text:p>1</text:p>
          </table:table-cell>
          <table:table-cell table:formula="of:=[.$P$2]/(1+(([.$P$2]/([.B$3]+0.001))-1)*EXP(-[.I$3]*[.$A4]))" office:value-type="float" office:value="0.00105121719931769" calcext:value-type="float">
            <text:p>0,001051217199318</text:p>
          </table:table-cell>
          <table:table-cell table:formula="of:=[.$P$2]/(1+(([.$P$2]/([.C$3]+0.001))-1)*EXP(-[.J$3]*[.$A4]))" office:value-type="float" office:value="0.00107780020733066" calcext:value-type="float">
            <text:p>0,001077800207331</text:p>
          </table:table-cell>
          <table:table-cell table:formula="of:=[.$P$2]/(1+(([.$P$2]/([.D$3]+0.001))-1)*EXP(-[.K$3]*[.$A4]))" office:value-type="float" office:value="0.00110505469845849" calcext:value-type="float">
            <text:p>0,001105054698458</text:p>
          </table:table-cell>
          <table:table-cell table:formula="of:=[.$P$2]/(1+(([.$P$2]/([.E$3]+0.001))-1)*EXP(-[.L$3]*[.$A4]))" office:value-type="float" office:value="0.76922721021277" calcext:value-type="float">
            <text:p>0,76922721021277</text:p>
          </table:table-cell>
          <table:table-cell table:formula="of:=[.$P$2]/(1+(([.$P$2]/([.F$3]+0.001))-1)*EXP(-[.M$3]*[.$A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$P$2]/(1+(([.$P$2]/([.B$3]+0.001))-1)*EXP(-[.I$3]*[.$A5]))" office:value-type="float" office:value="0.00110505469845849" calcext:value-type="float">
            <text:p>0,001105054698458</text:p>
          </table:table-cell>
          <table:table-cell table:formula="of:=[.$P$2]/(1+(([.$P$2]/([.C$3]+0.001))-1)*EXP(-[.J$3]*[.$A5]))" office:value-type="float" office:value="0.00116164624858732" calcext:value-type="float">
            <text:p>0,001161646248587</text:p>
          </table:table-cell>
          <table:table-cell table:formula="of:=[.$P$2]/(1+(([.$P$2]/([.D$3]+0.001))-1)*EXP(-[.K$3]*[.$A5]))" office:value-type="float" office:value="0.0012211323960796" calcext:value-type="float">
            <text:p>0,00122113239608</text:p>
          </table:table-cell>
          <table:table-cell table:formula="of:=[.$P$2]/(1+(([.$P$2]/([.E$3]+0.001))-1)*EXP(-[.L$3]*[.$A5]))" office:value-type="float" office:value="0.786499473656264" calcext:value-type="float">
            <text:p>0,786499473656264</text:p>
          </table:table-cell>
          <table:table-cell table:formula="of:=[.$P$2]/(1+(([.$P$2]/([.F$3]+0.001))-1)*EXP(-[.M$3]*[.$A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$P$2]/(1+(([.$P$2]/([.B$3]+0.001))-1)*EXP(-[.I$3]*[.$A6]))" office:value-type="float" office:value="0.00116164624858732" calcext:value-type="float">
            <text:p>0,001161646248587</text:p>
          </table:table-cell>
          <table:table-cell table:formula="of:=[.$P$2]/(1+(([.$P$2]/([.C$3]+0.001))-1)*EXP(-[.J$3]*[.$A6]))" office:value-type="float" office:value="0.00125200680643377" calcext:value-type="float">
            <text:p>0,001252006806434</text:p>
          </table:table-cell>
          <table:table-cell table:formula="of:=[.$P$2]/(1+(([.$P$2]/([.D$3]+0.001))-1)*EXP(-[.K$3]*[.$A6]))" office:value-type="float" office:value="0.00134938671274972" calcext:value-type="float">
            <text:p>0,00134938671275</text:p>
          </table:table-cell>
          <table:table-cell table:formula="of:=[.$P$2]/(1+(([.$P$2]/([.E$3]+0.001))-1)*EXP(-[.L$3]*[.$A6]))" office:value-type="float" office:value="0.802810381991689" calcext:value-type="float">
            <text:p>0,802810381991689</text:p>
          </table:table-cell>
          <table:table-cell table:formula="of:=[.$P$2]/(1+(([.$P$2]/([.F$3]+0.001))-1)*EXP(-[.M$3]*[.$A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$P$2]/(1+(([.$P$2]/([.B$3]+0.001))-1)*EXP(-[.I$3]*[.$A7]))" office:value-type="float" office:value="0.0012211323960796" calcext:value-type="float">
            <text:p>0,00122113239608</text:p>
          </table:table-cell>
          <table:table-cell table:formula="of:=[.$P$2]/(1+(([.$P$2]/([.C$3]+0.001))-1)*EXP(-[.J$3]*[.$A7]))" office:value-type="float" office:value="0.00134938671274972" calcext:value-type="float">
            <text:p>0,00134938671275</text:p>
          </table:table-cell>
          <table:table-cell table:formula="of:=[.$P$2]/(1+(([.$P$2]/([.D$3]+0.001))-1)*EXP(-[.K$3]*[.$A7]))" office:value-type="float" office:value="0.00149109134209279" calcext:value-type="float">
            <text:p>0,001491091342093</text:p>
          </table:table-cell>
          <table:table-cell table:formula="of:=[.$P$2]/(1+(([.$P$2]/([.E$3]+0.001))-1)*EXP(-[.L$3]*[.$A7]))" office:value-type="float" office:value="0.818163275739174" calcext:value-type="float">
            <text:p>0,818163275739174</text:p>
          </table:table-cell>
          <table:table-cell table:formula="of:=[.$P$2]/(1+(([.$P$2]/([.F$3]+0.001))-1)*EXP(-[.M$3]*[.$A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$P$2]/(1+(([.$P$2]/([.B$3]+0.001))-1)*EXP(-[.I$3]*[.$A8]))" office:value-type="float" office:value="0.00128366082438721" calcext:value-type="float">
            <text:p>0,001283660824387</text:p>
          </table:table-cell>
          <table:table-cell table:formula="of:=[.$P$2]/(1+(([.$P$2]/([.C$3]+0.001))-1)*EXP(-[.J$3]*[.$A8]))" office:value-type="float" office:value="0.00145432970708745" calcext:value-type="float">
            <text:p>0,001454329707087</text:p>
          </table:table-cell>
          <table:table-cell table:formula="of:=[.$P$2]/(1+(([.$P$2]/([.D$3]+0.001))-1)*EXP(-[.K$3]*[.$A8]))" office:value-type="float" office:value="0.00164765240353923" calcext:value-type="float">
            <text:p>0,001647652403539</text:p>
          </table:table-cell>
          <table:table-cell table:formula="of:=[.$P$2]/(1+(([.$P$2]/([.E$3]+0.001))-1)*EXP(-[.L$3]*[.$A8]))" office:value-type="float" office:value="0.832570112404859" calcext:value-type="float">
            <text:p>0,832570112404859</text:p>
          </table:table-cell>
          <table:table-cell table:formula="of:=[.$P$2]/(1+(([.$P$2]/([.F$3]+0.001))-1)*EXP(-[.M$3]*[.$A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$P$2]/(1+(([.$P$2]/([.B$3]+0.001))-1)*EXP(-[.I$3]*[.$A9]))" office:value-type="float" office:value="0.00134938671274972" calcext:value-type="float">
            <text:p>0,00134938671275</text:p>
          </table:table-cell>
          <table:table-cell table:formula="of:=[.$P$2]/(1+(([.$P$2]/([.C$3]+0.001))-1)*EXP(-[.J$3]*[.$A9]))" office:value-type="float" office:value="0.00156742140080829" calcext:value-type="float">
            <text:p>0,001567421400808</text:p>
          </table:table-cell>
          <table:table-cell table:formula="of:=[.$P$2]/(1+(([.$P$2]/([.D$3]+0.001))-1)*EXP(-[.K$3]*[.$A9]))" office:value-type="float" office:value="0.00182062203278895" calcext:value-type="float">
            <text:p>0,001820622032789</text:p>
          </table:table-cell>
          <table:table-cell table:formula="of:=[.$P$2]/(1+(([.$P$2]/([.E$3]+0.001))-1)*EXP(-[.L$3]*[.$A9]))" office:value-type="float" office:value="0.846050282661208" calcext:value-type="float">
            <text:p>0,846050282661208</text:p>
          </table:table-cell>
          <table:table-cell table:formula="of:=[.$P$2]/(1+(([.$P$2]/([.F$3]+0.001))-1)*EXP(-[.M$3]*[.$A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$P$2]/(1+(([.$P$2]/([.B$3]+0.001))-1)*EXP(-[.I$3]*[.$A10]))" office:value-type="float" office:value="0.00141847311254324" calcext:value-type="float">
            <text:p>0,001418473112543</text:p>
          </table:table-cell>
          <table:table-cell table:formula="of:=[.$P$2]/(1+(([.$P$2]/([.C$3]+0.001))-1)*EXP(-[.J$3]*[.$A10]))" office:value-type="float" office:value="0.00168929246145158" calcext:value-type="float">
            <text:p>0,001689292461452</text:p>
          </table:table-cell>
          <table:table-cell table:formula="of:=[.$P$2]/(1+(([.$P$2]/([.D$3]+0.001))-1)*EXP(-[.K$3]*[.$A10]))" office:value-type="float" office:value="0.00201171332763793" calcext:value-type="float">
            <text:p>0,002011713327638</text:p>
          </table:table-cell>
          <table:table-cell table:formula="of:=[.$P$2]/(1+(([.$P$2]/([.E$3]+0.001))-1)*EXP(-[.L$3]*[.$A10]))" office:value-type="float" office:value="0.858629420557525" calcext:value-type="float">
            <text:p>0,858629420557525</text:p>
          </table:table-cell>
          <table:table-cell table:formula="of:=[.$P$2]/(1+(([.$P$2]/([.F$3]+0.001))-1)*EXP(-[.M$3]*[.$A1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$P$2]/(1+(([.$P$2]/([.B$3]+0.001))-1)*EXP(-[.I$3]*[.$A11]))" office:value-type="float" office:value="0.00149109134209279" calcext:value-type="float">
            <text:p>0,001491091342093</text:p>
          </table:table-cell>
          <table:table-cell table:formula="of:=[.$P$2]/(1+(([.$P$2]/([.C$3]+0.001))-1)*EXP(-[.J$3]*[.$A11]))" office:value-type="float" office:value="0.00182062203278895" calcext:value-type="float">
            <text:p>0,001820622032789</text:p>
          </table:table-cell>
          <table:table-cell table:formula="of:=[.$P$2]/(1+(([.$P$2]/([.D$3]+0.001))-1)*EXP(-[.K$3]*[.$A11]))" office:value-type="float" office:value="0.00222281677555748" calcext:value-type="float">
            <text:p>0,002222816775557</text:p>
          </table:table-cell>
          <table:table-cell table:formula="of:=[.$P$2]/(1+(([.$P$2]/([.E$3]+0.001))-1)*EXP(-[.L$3]*[.$A11]))" office:value-type="float" office:value="0.87033824577959" calcext:value-type="float">
            <text:p>0,87033824577959</text:p>
          </table:table-cell>
          <table:table-cell table:formula="of:=[.$P$2]/(1+(([.$P$2]/([.F$3]+0.001))-1)*EXP(-[.M$3]*[.$A1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$P$2]/(1+(([.$P$2]/([.B$3]+0.001))-1)*EXP(-[.I$3]*[.$A12]))" office:value-type="float" office:value="0.00156742140080829" calcext:value-type="float">
            <text:p>0,001567421400808</text:p>
          </table:table-cell>
          <table:table-cell table:formula="of:=[.$P$2]/(1+(([.$P$2]/([.C$3]+0.001))-1)*EXP(-[.J$3]*[.$A12]))" office:value-type="float" office:value="0.00196214140695003" calcext:value-type="float">
            <text:p>0,00196214140695</text:p>
          </table:table-cell>
          <table:table-cell table:formula="of:=[.$P$2]/(1+(([.$P$2]/([.D$3]+0.001))-1)*EXP(-[.K$3]*[.$A12]))" office:value-type="float" office:value="0.00245601829920637" calcext:value-type="float">
            <text:p>0,002456018299206</text:p>
          </table:table-cell>
          <table:table-cell table:formula="of:=[.$P$2]/(1+(([.$P$2]/([.E$3]+0.001))-1)*EXP(-[.L$3]*[.$A12]))" office:value-type="float" office:value="0.881211467651078" calcext:value-type="float">
            <text:p>0,881211467651078</text:p>
          </table:table-cell>
          <table:table-cell table:formula="of:=[.$P$2]/(1+(([.$P$2]/([.F$3]+0.001))-1)*EXP(-[.M$3]*[.$A1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$P$2]/(1+(([.$P$2]/([.B$3]+0.001))-1)*EXP(-[.I$3]*[.$A13]))" office:value-type="float" office:value="0.00164765240353923" calcext:value-type="float">
            <text:p>0,001647652403539</text:p>
          </table:table-cell>
          <table:table-cell table:formula="of:=[.$P$2]/(1+(([.$P$2]/([.C$3]+0.001))-1)*EXP(-[.J$3]*[.$A13]))" office:value-type="float" office:value="0.00211463796596956" calcext:value-type="float">
            <text:p>0,00211463796597</text:p>
          </table:table-cell>
          <table:table-cell table:formula="of:=[.$P$2]/(1+(([.$P$2]/([.D$3]+0.001))-1)*EXP(-[.K$3]*[.$A13]))" office:value-type="float" office:value="0.00271361906612836" calcext:value-type="float">
            <text:p>0,002713619066128</text:p>
          </table:table-cell>
          <table:table-cell table:formula="of:=[.$P$2]/(1+(([.$P$2]/([.E$3]+0.001))-1)*EXP(-[.L$3]*[.$A13]))" office:value-type="float" office:value="0.891286772481713" calcext:value-type="float">
            <text:p>0,891286772481713</text:p>
          </table:table-cell>
          <table:table-cell table:formula="of:=[.$P$2]/(1+(([.$P$2]/([.F$3]+0.001))-1)*EXP(-[.M$3]*[.$A1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$P$2]/(1+(([.$P$2]/([.B$3]+0.001))-1)*EXP(-[.I$3]*[.$A14]))" office:value-type="float" office:value="0.0017319830360793" calcext:value-type="float">
            <text:p>0,001731983036079</text:p>
          </table:table-cell>
          <table:table-cell table:formula="of:=[.$P$2]/(1+(([.$P$2]/([.C$3]+0.001))-1)*EXP(-[.J$3]*[.$A14]))" office:value-type="float" office:value="0.00227895941109525" calcext:value-type="float">
            <text:p>0,002278959411095</text:p>
          </table:table-cell>
          <table:table-cell table:formula="of:=[.$P$2]/(1+(([.$P$2]/([.D$3]+0.001))-1)*EXP(-[.K$3]*[.$A14]))" office:value-type="float" office:value="0.00299815721911344" calcext:value-type="float">
            <text:p>0,002998157219113</text:p>
          </table:table-cell>
          <table:table-cell table:formula="of:=[.$P$2]/(1+(([.$P$2]/([.E$3]+0.001))-1)*EXP(-[.L$3]*[.$A14]))" office:value-type="float" office:value="0.900603908457098" calcext:value-type="float">
            <text:p>0,900603908457098</text:p>
          </table:table-cell>
          <table:table-cell table:formula="of:=[.$P$2]/(1+(([.$P$2]/([.F$3]+0.001))-1)*EXP(-[.M$3]*[.$A1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$P$2]/(1+(([.$P$2]/([.B$3]+0.001))-1)*EXP(-[.I$3]*[.$A15]))" office:value-type="float" office:value="0.00182062203278895" calcext:value-type="float">
            <text:p>0,001820622032789</text:p>
          </table:table-cell>
          <table:table-cell table:formula="of:=[.$P$2]/(1+(([.$P$2]/([.C$3]+0.001))-1)*EXP(-[.J$3]*[.$A15]))" office:value-type="float" office:value="0.00245601829920637" calcext:value-type="float">
            <text:p>0,002456018299206</text:p>
          </table:table-cell>
          <table:table-cell table:formula="of:=[.$P$2]/(1+(([.$P$2]/([.D$3]+0.001))-1)*EXP(-[.K$3]*[.$A15]))" office:value-type="float" office:value="0.0033124316939081" calcext:value-type="float">
            <text:p>0,003312431693908</text:p>
          </table:table-cell>
          <table:table-cell table:formula="of:=[.$P$2]/(1+(([.$P$2]/([.E$3]+0.001))-1)*EXP(-[.L$3]*[.$A15]))" office:value-type="float" office:value="0.909203875811216" calcext:value-type="float">
            <text:p>0,909203875811216</text:p>
          </table:table-cell>
          <table:table-cell table:formula="of:=[.$P$2]/(1+(([.$P$2]/([.F$3]+0.001))-1)*EXP(-[.M$3]*[.$A1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$P$2]/(1+(([.$P$2]/([.B$3]+0.001))-1)*EXP(-[.I$3]*[.$A16]))" office:value-type="float" office:value="0.00191378867734169" calcext:value-type="float">
            <text:p>0,001913788677342</text:p>
          </table:table-cell>
          <table:table-cell table:formula="of:=[.$P$2]/(1+(([.$P$2]/([.C$3]+0.001))-1)*EXP(-[.J$3]*[.$A16]))" office:value-type="float" office:value="0.00264679690671611" calcext:value-type="float">
            <text:p>0,002646796906716</text:p>
          </table:table-cell>
          <table:table-cell table:formula="of:=[.$P$2]/(1+(([.$P$2]/([.D$3]+0.001))-1)*EXP(-[.K$3]*[.$A16]))" office:value-type="float" office:value="0.00365952830092054" calcext:value-type="float">
            <text:p>0,003659528300921</text:p>
          </table:table-cell>
          <table:table-cell table:formula="of:=[.$P$2]/(1+(([.$P$2]/([.E$3]+0.001))-1)*EXP(-[.L$3]*[.$A16]))" office:value-type="float" office:value="0.917128224663268" calcext:value-type="float">
            <text:p>0,917128224663268</text:p>
          </table:table-cell>
          <table:table-cell table:formula="of:=[.$P$2]/(1+(([.$P$2]/([.F$3]+0.001))-1)*EXP(-[.M$3]*[.$A1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$P$2]/(1+(([.$P$2]/([.B$3]+0.001))-1)*EXP(-[.I$3]*[.$A17]))" office:value-type="float" office:value="0.00201171332763793" calcext:value-type="float">
            <text:p>0,002011713327638</text:p>
          </table:table-cell>
          <table:table-cell table:formula="of:=[.$P$2]/(1+(([.$P$2]/([.C$3]+0.001))-1)*EXP(-[.J$3]*[.$A17]))" office:value-type="float" office:value="0.0028523524423595" calcext:value-type="float">
            <text:p>0,00285235244236</text:p>
          </table:table-cell>
          <table:table-cell table:formula="of:=[.$P$2]/(1+(([.$P$2]/([.D$3]+0.001))-1)*EXP(-[.K$3]*[.$A17]))" office:value-type="float" office:value="0.00404284825698398" calcext:value-type="float">
            <text:p>0,004042848256984</text:p>
          </table:table-cell>
          <table:table-cell table:formula="of:=[.$P$2]/(1+(([.$P$2]/([.E$3]+0.001))-1)*EXP(-[.L$3]*[.$A17]))" office:value-type="float" office:value="0.924418458662921" calcext:value-type="float">
            <text:p>0,924418458662921</text:p>
          </table:table-cell>
          <table:table-cell table:formula="of:=[.$P$2]/(1+(([.$P$2]/([.F$3]+0.001))-1)*EXP(-[.M$3]*[.$A1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$P$2]/(1+(([.$P$2]/([.B$3]+0.001))-1)*EXP(-[.I$3]*[.$A18]))" office:value-type="float" office:value="0.00211463796596956" calcext:value-type="float">
            <text:p>0,00211463796597</text:p>
          </table:table-cell>
          <table:table-cell table:formula="of:=[.$P$2]/(1+(([.$P$2]/([.C$3]+0.001))-1)*EXP(-[.J$3]*[.$A18]))" office:value-type="float" office:value="0.00307382263128984" calcext:value-type="float">
            <text:p>0,00307382263129</text:p>
          </table:table-cell>
          <table:table-cell table:formula="of:=[.$P$2]/(1+(([.$P$2]/([.D$3]+0.001))-1)*EXP(-[.K$3]*[.$A18]))" office:value-type="float" office:value="0.0044661393617357" calcext:value-type="float">
            <text:p>0,004466139361736</text:p>
          </table:table-cell>
          <table:table-cell table:formula="of:=[.$P$2]/(1+(([.$P$2]/([.E$3]+0.001))-1)*EXP(-[.L$3]*[.$A18]))" office:value-type="float" office:value="0.931115539417692" calcext:value-type="float">
            <text:p>0,931115539417692</text:p>
          </table:table-cell>
          <table:table-cell table:formula="of:=[.$P$2]/(1+(([.$P$2]/([.F$3]+0.001))-1)*EXP(-[.M$3]*[.$A1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.$P$2]/(1+(([.$P$2]/([.B$3]+0.001))-1)*EXP(-[.I$3]*[.$A19]))" office:value-type="float" office:value="0.00222281677555748" calcext:value-type="float">
            <text:p>0,002222816775557</text:p>
          </table:table-cell>
          <table:table-cell table:formula="of:=[.$P$2]/(1+(([.$P$2]/([.C$3]+0.001))-1)*EXP(-[.J$3]*[.$A19]))" office:value-type="float" office:value="0.0033124316939081" calcext:value-type="float">
            <text:p>0,003312431693908</text:p>
          </table:table-cell>
          <table:table-cell table:formula="of:=[.$P$2]/(1+(([.$P$2]/([.D$3]+0.001))-1)*EXP(-[.K$3]*[.$A19]))" office:value-type="float" office:value="0.00493353002025831" calcext:value-type="float">
            <text:p>0,004933530020258</text:p>
          </table:table-cell>
          <table:table-cell table:formula="of:=[.$P$2]/(1+(([.$P$2]/([.E$3]+0.001))-1)*EXP(-[.L$3]*[.$A19]))" office:value-type="float" office:value="0.937259484465522" calcext:value-type="float">
            <text:p>0,937259484465522</text:p>
          </table:table-cell>
          <table:table-cell table:formula="of:=[.$P$2]/(1+(([.$P$2]/([.F$3]+0.001))-1)*EXP(-[.M$3]*[.$A1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[.$P$2]/(1+(([.$P$2]/([.B$3]+0.001))-1)*EXP(-[.I$3]*[.$A20]))" office:value-type="float" office:value="0.00233651674462458" calcext:value-type="float">
            <text:p>0,002336516744625</text:p>
          </table:table-cell>
          <table:table-cell table:formula="of:=[.$P$2]/(1+(([.$P$2]/([.C$3]+0.001))-1)*EXP(-[.J$3]*[.$A20]))" office:value-type="float" office:value="0.00356949674381495" calcext:value-type="float">
            <text:p>0,003569496743815</text:p>
          </table:table-cell>
          <table:table-cell table:formula="of:=[.$P$2]/(1+(([.$P$2]/([.D$3]+0.001))-1)*EXP(-[.K$3]*[.$A20]))" office:value-type="float" office:value="0.00544956631870957" calcext:value-type="float">
            <text:p>0,00544956631871</text:p>
          </table:table-cell>
          <table:table-cell table:formula="of:=[.$P$2]/(1+(([.$P$2]/([.E$3]+0.001))-1)*EXP(-[.L$3]*[.$A20]))" office:value-type="float" office:value="0.942889050167311" calcext:value-type="float">
            <text:p>0,942889050167311</text:p>
          </table:table-cell>
          <table:table-cell table:formula="of:=[.$P$2]/(1+(([.$P$2]/([.F$3]+0.001))-1)*EXP(-[.M$3]*[.$A2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.$P$2]/(1+(([.$P$2]/([.B$3]+0.001))-1)*EXP(-[.I$3]*[.$A21]))" office:value-type="float" office:value="0.00245601829920637" calcext:value-type="float">
            <text:p>0,002456018299206</text:p>
          </table:table-cell>
          <table:table-cell table:formula="of:=[.$P$2]/(1+(([.$P$2]/([.C$3]+0.001))-1)*EXP(-[.J$3]*[.$A21]))" office:value-type="float" office:value="0.00384643463018253" calcext:value-type="float">
            <text:p>0,003846434630183</text:p>
          </table:table-cell>
          <table:table-cell table:formula="of:=[.$P$2]/(1+(([.$P$2]/([.D$3]+0.001))-1)*EXP(-[.K$3]*[.$A21]))" office:value-type="float" office:value="0.00601925236198558" calcext:value-type="float">
            <text:p>0,006019252361986</text:p>
          </table:table-cell>
          <table:table-cell table:formula="of:=[.$P$2]/(1+(([.$P$2]/([.E$3]+0.001))-1)*EXP(-[.L$3]*[.$A21]))" office:value-type="float" office:value="0.948041490180583" calcext:value-type="float">
            <text:p>0,948041490180583</text:p>
          </table:table-cell>
          <table:table-cell table:formula="of:=[.$P$2]/(1+(([.$P$2]/([.F$3]+0.001))-1)*EXP(-[.M$3]*[.$A2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[.$P$2]/(1+(([.$P$2]/([.B$3]+0.001))-1)*EXP(-[.I$3]*[.$A22]))" office:value-type="float" office:value="0.00258161596594201" calcext:value-type="float">
            <text:p>0,002581615965942</text:p>
          </table:table-cell>
          <table:table-cell table:formula="of:=[.$P$2]/(1+(([.$P$2]/([.C$3]+0.001))-1)*EXP(-[.J$3]*[.$A22]))" office:value-type="float" office:value="0.00414476925067136" calcext:value-type="float">
            <text:p>0,004144769250671</text:p>
          </table:table-cell>
          <table:table-cell table:formula="of:=[.$P$2]/(1+(([.$P$2]/([.D$3]+0.001))-1)*EXP(-[.K$3]*[.$A22]))" office:value-type="float" office:value="0.00664809408109184" calcext:value-type="float">
            <text:p>0,006648094081092</text:p>
          </table:table-cell>
          <table:table-cell table:formula="of:=[.$P$2]/(1+(([.$P$2]/([.E$3]+0.001))-1)*EXP(-[.L$3]*[.$A22]))" office:value-type="float" office:value="0.952752379991776" calcext:value-type="float">
            <text:p>0,952752379991776</text:p>
          </table:table-cell>
          <table:table-cell table:formula="of:=[.$P$2]/(1+(([.$P$2]/([.F$3]+0.001))-1)*EXP(-[.M$3]*[.$A2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[.$P$2]/(1+(([.$P$2]/([.B$3]+0.001))-1)*EXP(-[.I$3]*[.$A23]))" office:value-type="float" office:value="0.00271361906612836" calcext:value-type="float">
            <text:p>0,002713619066128</text:p>
          </table:table-cell>
          <table:table-cell table:formula="of:=[.$P$2]/(1+(([.$P$2]/([.C$3]+0.001))-1)*EXP(-[.J$3]*[.$A23]))" office:value-type="float" office:value="0.0044661393617357" calcext:value-type="float">
            <text:p>0,004466139361736</text:p>
          </table:table-cell>
          <table:table-cell table:formula="of:=[.$P$2]/(1+(([.$P$2]/([.D$3]+0.001))-1)*EXP(-[.K$3]*[.$A23]))" office:value-type="float" office:value="0.007342146711703" calcext:value-type="float">
            <text:p>0,007342146711703</text:p>
          </table:table-cell>
          <table:table-cell table:formula="of:=[.$P$2]/(1+(([.$P$2]/([.E$3]+0.001))-1)*EXP(-[.L$3]*[.$A23]))" office:value-type="float" office:value="0.957055498197717" calcext:value-type="float">
            <text:p>0,957055498197717</text:p>
          </table:table-cell>
          <table:table-cell table:formula="of:=[.$P$2]/(1+(([.$P$2]/([.F$3]+0.001))-1)*EXP(-[.M$3]*[.$A2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[.$P$2]/(1+(([.$P$2]/([.B$3]+0.001))-1)*EXP(-[.I$3]*[.$A24]))" office:value-type="float" office:value="0.0028523524423595" calcext:value-type="float">
            <text:p>0,00285235244236</text:p>
          </table:table-cell>
          <table:table-cell table:formula="of:=[.$P$2]/(1+(([.$P$2]/([.C$3]+0.001))-1)*EXP(-[.J$3]*[.$A24]))" office:value-type="float" office:value="0.00481230691373671" calcext:value-type="float">
            <text:p>0,004812306913737</text:p>
          </table:table-cell>
          <table:table-cell table:formula="of:=[.$P$2]/(1+(([.$P$2]/([.D$3]+0.001))-1)*EXP(-[.K$3]*[.$A24]))" office:value-type="float" office:value="0.00810806613299626" calcext:value-type="float">
            <text:p>0,008108066132996</text:p>
          </table:table-cell>
          <table:table-cell table:formula="of:=[.$P$2]/(1+(([.$P$2]/([.E$3]+0.001))-1)*EXP(-[.L$3]*[.$A24]))" office:value-type="float" office:value="0.960982755720785" calcext:value-type="float">
            <text:p>0,960982755720785</text:p>
          </table:table-cell>
          <table:table-cell table:formula="of:=[.$P$2]/(1+(([.$P$2]/([.F$3]+0.001))-1)*EXP(-[.M$3]*[.$A2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[.$P$2]/(1+(([.$P$2]/([.B$3]+0.001))-1)*EXP(-[.I$3]*[.$A25]))" office:value-type="float" office:value="0.00299815721911344" calcext:value-type="float">
            <text:p>0,002998157219113</text:p>
          </table:table-cell>
          <table:table-cell table:formula="of:=[.$P$2]/(1+(([.$P$2]/([.C$3]+0.001))-1)*EXP(-[.J$3]*[.$A25]))" office:value-type="float" office:value="0.00518516593867526" calcext:value-type="float">
            <text:p>0,005185165938675</text:p>
          </table:table-cell>
          <table:table-cell table:formula="of:=[.$P$2]/(1+(([.$P$2]/([.D$3]+0.001))-1)*EXP(-[.K$3]*[.$A25]))" office:value-type="float" office:value="0.00895316423558093" calcext:value-type="float">
            <text:p>0,008953164235581</text:p>
          </table:table-cell>
          <table:table-cell table:formula="of:=[.$P$2]/(1+(([.$P$2]/([.E$3]+0.001))-1)*EXP(-[.L$3]*[.$A25]))" office:value-type="float" office:value="0.96456416481973" calcext:value-type="float">
            <text:p>0,96456416481973</text:p>
          </table:table-cell>
          <table:table-cell table:formula="of:=[.$P$2]/(1+(([.$P$2]/([.F$3]+0.001))-1)*EXP(-[.M$3]*[.$A2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[.$P$2]/(1+(([.$P$2]/([.B$3]+0.001))-1)*EXP(-[.I$3]*[.$A26]))" office:value-type="float" office:value="0.00315139159868583" calcext:value-type="float">
            <text:p>0,003151391598686</text:p>
          </table:table-cell>
          <table:table-cell table:formula="of:=[.$P$2]/(1+(([.$P$2]/([.C$3]+0.001))-1)*EXP(-[.J$3]*[.$A26]))" office:value-type="float" office:value="0.00558675201852005" calcext:value-type="float">
            <text:p>0,00558675201852</text:p>
          </table:table-cell>
          <table:table-cell table:formula="of:=[.$P$2]/(1+(([.$P$2]/([.D$3]+0.001))-1)*EXP(-[.K$3]*[.$A26]))" office:value-type="float" office:value="0.00988546845722824" calcext:value-type="float">
            <text:p>0,009885468457228</text:p>
          </table:table-cell>
          <table:table-cell table:formula="of:=[.$P$2]/(1+(([.$P$2]/([.E$3]+0.001))-1)*EXP(-[.L$3]*[.$A26]))" office:value-type="float" office:value="0.967827840541103" calcext:value-type="float">
            <text:p>0,967827840541103</text:p>
          </table:table-cell>
          <table:table-cell table:formula="of:=[.$P$2]/(1+(([.$P$2]/([.F$3]+0.001))-1)*EXP(-[.M$3]*[.$A2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[.$P$2]/(1+(([.$P$2]/([.B$3]+0.001))-1)*EXP(-[.I$3]*[.$A27]))" office:value-type="float" office:value="0.0033124316939081" calcext:value-type="float">
            <text:p>0,003312431693908</text:p>
          </table:table-cell>
          <table:table-cell table:formula="of:=[.$P$2]/(1+(([.$P$2]/([.C$3]+0.001))-1)*EXP(-[.J$3]*[.$A27]))" office:value-type="float" office:value="0.00601925236198558" calcext:value-type="float">
            <text:p>0,006019252361986</text:p>
          </table:table-cell>
          <table:table-cell table:formula="of:=[.$P$2]/(1+(([.$P$2]/([.D$3]+0.001))-1)*EXP(-[.K$3]*[.$A27]))" office:value-type="float" office:value="0.010913785582765" calcext:value-type="float">
            <text:p>0,010913785582765</text:p>
          </table:table-cell>
          <table:table-cell table:formula="of:=[.$P$2]/(1+(([.$P$2]/([.E$3]+0.001))-1)*EXP(-[.L$3]*[.$A27]))" office:value-type="float" office:value="0.970800028084318" calcext:value-type="float">
            <text:p>0,970800028084318</text:p>
          </table:table-cell>
          <table:table-cell table:formula="of:=[.$P$2]/(1+(([.$P$2]/([.F$3]+0.001))-1)*EXP(-[.M$3]*[.$A2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[.$P$2]/(1+(([.$P$2]/([.B$3]+0.001))-1)*EXP(-[.I$3]*[.$A28]))" office:value-type="float" office:value="0.0034816723991225" calcext:value-type="float">
            <text:p>0,003481672399123</text:p>
          </table:table-cell>
          <table:table-cell table:formula="of:=[.$P$2]/(1+(([.$P$2]/([.C$3]+0.001))-1)*EXP(-[.J$3]*[.$A28]))" office:value-type="float" office:value="0.00648501651714659" calcext:value-type="float">
            <text:p>0,006485016517147</text:p>
          </table:table-cell>
          <table:table-cell table:formula="of:=[.$P$2]/(1+(([.$P$2]/([.D$3]+0.001))-1)*EXP(-[.K$3]*[.$A28]))" office:value-type="float" office:value="0.0120477698471478" calcext:value-type="float">
            <text:p>0,012047769847148</text:p>
          </table:table-cell>
          <table:table-cell table:formula="of:=[.$P$2]/(1+(([.$P$2]/([.E$3]+0.001))-1)*EXP(-[.L$3]*[.$A28]))" office:value-type="float" office:value="0.973505150381587" calcext:value-type="float">
            <text:p>0,973505150381587</text:p>
          </table:table-cell>
          <table:table-cell table:formula="of:=[.$P$2]/(1+(([.$P$2]/([.F$3]+0.001))-1)*EXP(-[.M$3]*[.$A2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[.$P$2]/(1+(([.$P$2]/([.B$3]+0.001))-1)*EXP(-[.I$3]*[.$A29]))" office:value-type="float" office:value="0.00365952830092054" calcext:value-type="float">
            <text:p>0,003659528300921</text:p>
          </table:table-cell>
          <table:table-cell table:formula="of:=[.$P$2]/(1+(([.$P$2]/([.C$3]+0.001))-1)*EXP(-[.J$3]*[.$A29]))" office:value-type="float" office:value="0.00698656774638571" calcext:value-type="float">
            <text:p>0,006986567746386</text:p>
          </table:table-cell>
          <table:table-cell table:formula="of:=[.$P$2]/(1+(([.$P$2]/([.D$3]+0.001))-1)*EXP(-[.K$3]*[.$A29]))" office:value-type="float" office:value="0.0132979953051279" calcext:value-type="float">
            <text:p>0,013297995305128</text:p>
          </table:table-cell>
          <table:table-cell table:formula="of:=[.$P$2]/(1+(([.$P$2]/([.E$3]+0.001))-1)*EXP(-[.L$3]*[.$A29]))" office:value-type="float" office:value="0.975965870990766" calcext:value-type="float">
            <text:p>0,975965870990766</text:p>
          </table:table-cell>
          <table:table-cell table:formula="of:=[.$P$2]/(1+(([.$P$2]/([.F$3]+0.001))-1)*EXP(-[.M$3]*[.$A2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.$P$2]/(1+(([.$P$2]/([.B$3]+0.001))-1)*EXP(-[.I$3]*[.$A30]))" office:value-type="float" office:value="0.00384643463018253" calcext:value-type="float">
            <text:p>0,003846434630183</text:p>
          </table:table-cell>
          <table:table-cell table:formula="of:=[.$P$2]/(1+(([.$P$2]/([.C$3]+0.001))-1)*EXP(-[.J$3]*[.$A30]))" office:value-type="float" office:value="0.00752661508877548" calcext:value-type="float">
            <text:p>0,007526615088775</text:p>
          </table:table-cell>
          <table:table-cell table:formula="of:=[.$P$2]/(1+(([.$P$2]/([.D$3]+0.001))-1)*EXP(-[.K$3]*[.$A30]))" office:value-type="float" office:value="0.0146760323333011" calcext:value-type="float">
            <text:p>0,014676032333301</text:p>
          </table:table-cell>
          <table:table-cell table:formula="of:=[.$P$2]/(1+(([.$P$2]/([.E$3]+0.001))-1)*EXP(-[.L$3]*[.$A30]))" office:value-type="float" office:value="0.978203168143536" calcext:value-type="float">
            <text:p>0,978203168143536</text:p>
          </table:table-cell>
          <table:table-cell table:formula="of:=[.$P$2]/(1+(([.$P$2]/([.F$3]+0.001))-1)*EXP(-[.M$3]*[.$A3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.$P$2]/(1+(([.$P$2]/([.B$3]+0.001))-1)*EXP(-[.I$3]*[.$A31]))" office:value-type="float" office:value="0.00404284825698398" calcext:value-type="float">
            <text:p>0,004042848256984</text:p>
          </table:table-cell>
          <table:table-cell table:formula="of:=[.$P$2]/(1+(([.$P$2]/([.C$3]+0.001))-1)*EXP(-[.J$3]*[.$A31]))" office:value-type="float" office:value="0.00810806613299626" calcext:value-type="float">
            <text:p>0,008108066132996</text:p>
          </table:table-cell>
          <table:table-cell table:formula="of:=[.$P$2]/(1+(([.$P$2]/([.D$3]+0.001))-1)*EXP(-[.K$3]*[.$A31]))" office:value-type="float" office:value="0.0161945280064134" calcext:value-type="float">
            <text:p>0,016194528006413</text:p>
          </table:table-cell>
          <table:table-cell table:formula="of:=[.$P$2]/(1+(([.$P$2]/([.E$3]+0.001))-1)*EXP(-[.L$3]*[.$A31]))" office:value-type="float" office:value="0.980236416470833" calcext:value-type="float">
            <text:p>0,980236416470833</text:p>
          </table:table-cell>
          <table:table-cell table:formula="of:=[.$P$2]/(1+(([.$P$2]/([.F$3]+0.001))-1)*EXP(-[.M$3]*[.$A3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.$P$2]/(1+(([.$P$2]/([.B$3]+0.001))-1)*EXP(-[.I$3]*[.$A32]))" office:value-type="float" office:value="0.00424924872995952" calcext:value-type="float">
            <text:p>0,00424924872996</text:p>
          </table:table-cell>
          <table:table-cell table:formula="of:=[.$P$2]/(1+(([.$P$2]/([.C$3]+0.001))-1)*EXP(-[.J$3]*[.$A32]))" office:value-type="float" office:value="0.0087340405211767" calcext:value-type="float">
            <text:p>0,008734040521177</text:p>
          </table:table-cell>
          <table:table-cell table:formula="of:=[.$P$2]/(1+(([.$P$2]/([.D$3]+0.001))-1)*EXP(-[.K$3]*[.$A32]))" office:value-type="float" office:value="0.0178672899347458" calcext:value-type="float">
            <text:p>0,017867289934746</text:p>
          </table:table-cell>
          <table:table-cell table:formula="of:=[.$P$2]/(1+(([.$P$2]/([.E$3]+0.001))-1)*EXP(-[.L$3]*[.$A32]))" office:value-type="float" office:value="0.982083473536012" calcext:value-type="float">
            <text:p>0,982083473536012</text:p>
          </table:table-cell>
          <table:table-cell table:formula="of:=[.$P$2]/(1+(([.$P$2]/([.F$3]+0.001))-1)*EXP(-[.M$3]*[.$A3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.$P$2]/(1+(([.$P$2]/([.B$3]+0.001))-1)*EXP(-[.I$3]*[.$A33]))" office:value-type="float" office:value="0.0044661393617357" calcext:value-type="float">
            <text:p>0,004466139361736</text:p>
          </table:table-cell>
          <table:table-cell table:formula="of:=[.$P$2]/(1+(([.$P$2]/([.C$3]+0.001))-1)*EXP(-[.J$3]*[.$A33]))" office:value-type="float" office:value="0.00940788420048575" calcext:value-type="float">
            <text:p>0,009407884200486</text:p>
          </table:table-cell>
          <table:table-cell table:formula="of:=[.$P$2]/(1+(([.$P$2]/([.D$3]+0.001))-1)*EXP(-[.K$3]*[.$A33]))" office:value-type="float" office:value="0.0197093729578674" calcext:value-type="float">
            <text:p>0,019709372957867</text:p>
          </table:table-cell>
          <table:table-cell table:formula="of:=[.$P$2]/(1+(([.$P$2]/([.E$3]+0.001))-1)*EXP(-[.L$3]*[.$A33]))" office:value-type="float" office:value="0.983760768842425" calcext:value-type="float">
            <text:p>0,983760768842425</text:p>
          </table:table-cell>
          <table:table-cell table:formula="of:=[.$P$2]/(1+(([.$P$2]/([.F$3]+0.001))-1)*EXP(-[.M$3]*[.$A3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.$P$2]/(1+(([.$P$2]/([.B$3]+0.001))-1)*EXP(-[.I$3]*[.$A34]))" office:value-type="float" office:value="0.00469404836205932" calcext:value-type="float">
            <text:p>0,004694048362059</text:p>
          </table:table-cell>
          <table:table-cell table:formula="of:=[.$P$2]/(1+(([.$P$2]/([.C$3]+0.001))-1)*EXP(-[.J$3]*[.$A34]))" office:value-type="float" office:value="0.0101331844347611" calcext:value-type="float">
            <text:p>0,010133184434761</text:p>
          </table:table-cell>
          <table:table-cell table:formula="of:=[.$P$2]/(1+(([.$P$2]/([.D$3]+0.001))-1)*EXP(-[.K$3]*[.$A34]))" office:value-type="float" office:value="0.0217371678562288" calcext:value-type="float">
            <text:p>0,021737167856229</text:p>
          </table:table-cell>
          <table:table-cell table:formula="of:=[.$P$2]/(1+(([.$P$2]/([.E$3]+0.001))-1)*EXP(-[.L$3]*[.$A34]))" office:value-type="float" office:value="0.985283393447929" calcext:value-type="float">
            <text:p>0,985283393447929</text:p>
          </table:table-cell>
          <table:table-cell table:formula="of:=[.$P$2]/(1+(([.$P$2]/([.F$3]+0.001))-1)*EXP(-[.M$3]*[.$A3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[.$P$2]/(1+(([.$P$2]/([.B$3]+0.001))-1)*EXP(-[.I$3]*[.$A35]))" office:value-type="float" office:value="0.00493353002025831" calcext:value-type="float">
            <text:p>0,004933530020258</text:p>
          </table:table-cell>
          <table:table-cell table:formula="of:=[.$P$2]/(1+(([.$P$2]/([.C$3]+0.001))-1)*EXP(-[.J$3]*[.$A35]))" office:value-type="float" office:value="0.010913785582765" calcext:value-type="float">
            <text:p>0,010913785582765</text:p>
          </table:table-cell>
          <table:table-cell table:formula="of:=[.$P$2]/(1+(([.$P$2]/([.D$3]+0.001))-1)*EXP(-[.K$3]*[.$A35]))" office:value-type="float" office:value="0.0239684909598183" calcext:value-type="float">
            <text:p>0,023968490959818</text:p>
          </table:table-cell>
          <table:table-cell table:formula="of:=[.$P$2]/(1+(([.$P$2]/([.E$3]+0.001))-1)*EXP(-[.L$3]*[.$A35]))" office:value-type="float" office:value="0.98666518871832" calcext:value-type="float">
            <text:p>0,98666518871832</text:p>
          </table:table-cell>
          <table:table-cell table:formula="of:=[.$P$2]/(1+(([.$P$2]/([.F$3]+0.001))-1)*EXP(-[.M$3]*[.$A3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[.$P$2]/(1+(([.$P$2]/([.B$3]+0.001))-1)*EXP(-[.I$3]*[.$A36]))" office:value-type="float" office:value="0.00518516593867526" calcext:value-type="float">
            <text:p>0,005185165938675</text:p>
          </table:table-cell>
          <table:table-cell table:formula="of:=[.$P$2]/(1+(([.$P$2]/([.C$3]+0.001))-1)*EXP(-[.J$3]*[.$A36]))" office:value-type="float" office:value="0.011753805642632" calcext:value-type="float">
            <text:p>0,011753805642632</text:p>
          </table:table-cell>
          <table:table-cell table:formula="of:=[.$P$2]/(1+(([.$P$2]/([.D$3]+0.001))-1)*EXP(-[.K$3]*[.$A36]))" office:value-type="float" office:value="0.0264226731961678" calcext:value-type="float">
            <text:p>0,026422673196168</text:p>
          </table:table-cell>
          <table:table-cell table:formula="of:=[.$P$2]/(1+(([.$P$2]/([.E$3]+0.001))-1)*EXP(-[.L$3]*[.$A36]))" office:value-type="float" office:value="0.987918833090244" calcext:value-type="float">
            <text:p>0,987918833090244</text:p>
          </table:table-cell>
          <table:table-cell table:formula="of:=[.$P$2]/(1+(([.$P$2]/([.F$3]+0.001))-1)*EXP(-[.M$3]*[.$A3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[.$P$2]/(1+(([.$P$2]/([.B$3]+0.001))-1)*EXP(-[.I$3]*[.$A37]))" office:value-type="float" office:value="0.00544956631870957" calcext:value-type="float">
            <text:p>0,00544956631871</text:p>
          </table:table-cell>
          <table:table-cell table:formula="of:=[.$P$2]/(1+(([.$P$2]/([.C$3]+0.001))-1)*EXP(-[.J$3]*[.$A37]))" office:value-type="float" office:value="0.0126576535535117" calcext:value-type="float">
            <text:p>0,012657653553512</text:p>
          </table:table-cell>
          <table:table-cell table:formula="of:=[.$P$2]/(1+(([.$P$2]/([.D$3]+0.001))-1)*EXP(-[.K$3]*[.$A37]))" office:value-type="float" office:value="0.0291206467222878" calcext:value-type="float">
            <text:p>0,029120646722288</text:p>
          </table:table-cell>
          <table:table-cell table:formula="of:=[.$P$2]/(1+(([.$P$2]/([.E$3]+0.001))-1)*EXP(-[.L$3]*[.$A37]))" office:value-type="float" office:value="0.98905592599784" calcext:value-type="float">
            <text:p>0,98905592599784</text:p>
          </table:table-cell>
          <table:table-cell table:formula="of:=[.$P$2]/(1+(([.$P$2]/([.F$3]+0.001))-1)*EXP(-[.M$3]*[.$A3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[.$P$2]/(1+(([.$P$2]/([.B$3]+0.001))-1)*EXP(-[.I$3]*[.$A38]))" office:value-type="float" office:value="0.00572737130109108" calcext:value-type="float">
            <text:p>0,005727371301091</text:p>
          </table:table-cell>
          <table:table-cell table:formula="of:=[.$P$2]/(1+(([.$P$2]/([.C$3]+0.001))-1)*EXP(-[.J$3]*[.$A38]))" office:value-type="float" office:value="0.0136300472350858" calcext:value-type="float">
            <text:p>0,013630047235086</text:p>
          </table:table-cell>
          <table:table-cell table:formula="of:=[.$P$2]/(1+(([.$P$2]/([.D$3]+0.001))-1)*EXP(-[.K$3]*[.$A38]))" office:value-type="float" office:value="0.032085026821222" calcext:value-type="float">
            <text:p>0,032085026821222</text:p>
          </table:table-cell>
          <table:table-cell table:formula="of:=[.$P$2]/(1+(([.$P$2]/([.E$3]+0.001))-1)*EXP(-[.L$3]*[.$A38]))" office:value-type="float" office:value="0.990087068352457" calcext:value-type="float">
            <text:p>0,990087068352457</text:p>
          </table:table-cell>
          <table:table-cell table:formula="of:=[.$P$2]/(1+(([.$P$2]/([.F$3]+0.001))-1)*EXP(-[.M$3]*[.$A3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[.$P$2]/(1+(([.$P$2]/([.B$3]+0.001))-1)*EXP(-[.I$3]*[.$A39]))" office:value-type="float" office:value="0.00601925236198558" calcext:value-type="float">
            <text:p>0,006019252361986</text:p>
          </table:table-cell>
          <table:table-cell table:formula="of:=[.$P$2]/(1+(([.$P$2]/([.C$3]+0.001))-1)*EXP(-[.J$3]*[.$A39]))" office:value-type="float" office:value="0.0146760323333011" calcext:value-type="float">
            <text:p>0,014676032333301</text:p>
          </table:table-cell>
          <table:table-cell table:formula="of:=[.$P$2]/(1+(([.$P$2]/([.D$3]+0.001))-1)*EXP(-[.K$3]*[.$A39]))" office:value-type="float" office:value="0.0353401862097018" calcext:value-type="float">
            <text:p>0,035340186209702</text:p>
          </table:table-cell>
          <table:table-cell table:formula="of:=[.$P$2]/(1+(([.$P$2]/([.E$3]+0.001))-1)*EXP(-[.L$3]*[.$A39]))" office:value-type="float" office:value="0.991021939157425" calcext:value-type="float">
            <text:p>0,991021939157425</text:p>
          </table:table-cell>
          <table:table-cell table:formula="of:=[.$P$2]/(1+(([.$P$2]/([.F$3]+0.001))-1)*EXP(-[.M$3]*[.$A3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.$P$2]/(1+(([.$P$2]/([.B$3]+0.001))-1)*EXP(-[.I$3]*[.$A40]))" office:value-type="float" office:value="0.00632591376649786" calcext:value-type="float">
            <text:p>0,006325913766498</text:p>
          </table:table-cell>
          <table:table-cell table:formula="of:=[.$P$2]/(1+(([.$P$2]/([.C$3]+0.001))-1)*EXP(-[.J$3]*[.$A40]))" office:value-type="float" office:value="0.0158010016260438" calcext:value-type="float">
            <text:p>0,015801001626044</text:p>
          </table:table-cell>
          <table:table-cell table:formula="of:=[.$P$2]/(1+(([.$P$2]/([.D$3]+0.001))-1)*EXP(-[.K$3]*[.$A40]))" office:value-type="float" office:value="0.0389123182968555" calcext:value-type="float">
            <text:p>0,038912318296856</text:p>
          </table:table-cell>
          <table:table-cell table:formula="of:=[.$P$2]/(1+(([.$P$2]/([.E$3]+0.001))-1)*EXP(-[.L$3]*[.$A40]))" office:value-type="float" office:value="0.991869367995851" calcext:value-type="float">
            <text:p>0,991869367995851</text:p>
          </table:table-cell>
          <table:table-cell table:formula="of:=[.$P$2]/(1+(([.$P$2]/([.F$3]+0.001))-1)*EXP(-[.M$3]*[.$A4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[.$P$2]/(1+(([.$P$2]/([.B$3]+0.001))-1)*EXP(-[.I$3]*[.$A41]))" office:value-type="float" office:value="0.00664809408109184" calcext:value-type="float">
            <text:p>0,006648094081092</text:p>
          </table:table-cell>
          <table:table-cell table:formula="of:=[.$P$2]/(1+(([.$P$2]/([.C$3]+0.001))-1)*EXP(-[.J$3]*[.$A41]))" office:value-type="float" office:value="0.0170107150252838" calcext:value-type="float">
            <text:p>0,017010715025284</text:p>
          </table:table-cell>
          <table:table-cell table:formula="of:=[.$P$2]/(1+(([.$P$2]/([.D$3]+0.001))-1)*EXP(-[.K$3]*[.$A41]))" office:value-type="float" office:value="0.0428294852563596" calcext:value-type="float">
            <text:p>0,04282948525636</text:p>
          </table:table-cell>
          <table:table-cell table:formula="of:=[.$P$2]/(1+(([.$P$2]/([.E$3]+0.001))-1)*EXP(-[.L$3]*[.$A41]))" office:value-type="float" office:value="0.992637403254141" calcext:value-type="float">
            <text:p>0,992637403254141</text:p>
          </table:table-cell>
          <table:table-cell table:formula="of:=[.$P$2]/(1+(([.$P$2]/([.F$3]+0.001))-1)*EXP(-[.M$3]*[.$A4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[.$P$2]/(1+(([.$P$2]/([.B$3]+0.001))-1)*EXP(-[.I$3]*[.$A42]))" office:value-type="float" office:value="0.00698656774638571" calcext:value-type="float">
            <text:p>0,006986567746386</text:p>
          </table:table-cell>
          <table:table-cell table:formula="of:=[.$P$2]/(1+(([.$P$2]/([.C$3]+0.001))-1)*EXP(-[.J$3]*[.$A42]))" office:value-type="float" office:value="0.0183113200921225" calcext:value-type="float">
            <text:p>0,018311320092123</text:p>
          </table:table-cell>
          <table:table-cell table:formula="of:=[.$P$2]/(1+(([.$P$2]/([.D$3]+0.001))-1)*EXP(-[.K$3]*[.$A42]))" office:value-type="float" office:value="0.0471216460317115" calcext:value-type="float">
            <text:p>0,047121646031712</text:p>
          </table:table-cell>
          <table:table-cell table:formula="of:=[.$P$2]/(1+(([.$P$2]/([.E$3]+0.001))-1)*EXP(-[.L$3]*[.$A42]))" office:value-type="float" office:value="0.993333376042253" calcext:value-type="float">
            <text:p>0,993333376042253</text:p>
          </table:table-cell>
          <table:table-cell table:formula="of:=[.$P$2]/(1+(([.$P$2]/([.F$3]+0.001))-1)*EXP(-[.M$3]*[.$A4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[.$P$2]/(1+(([.$P$2]/([.B$3]+0.001))-1)*EXP(-[.I$3]*[.$A43]))" office:value-type="float" office:value="0.007342146711703" calcext:value-type="float">
            <text:p>0,007342146711703</text:p>
          </table:table-cell>
          <table:table-cell table:formula="of:=[.$P$2]/(1+(([.$P$2]/([.C$3]+0.001))-1)*EXP(-[.J$3]*[.$A43]))" office:value-type="float" office:value="0.0197093729578674" calcext:value-type="float">
            <text:p>0,019709372957867</text:p>
          </table:table-cell>
          <table:table-cell table:formula="of:=[.$P$2]/(1+(([.$P$2]/([.D$3]+0.001))-1)*EXP(-[.K$3]*[.$A43]))" office:value-type="float" office:value="0.051820658598752" calcext:value-type="float">
            <text:p>0,051820658598752</text:p>
          </table:table-cell>
          <table:table-cell table:formula="of:=[.$P$2]/(1+(([.$P$2]/([.E$3]+0.001))-1)*EXP(-[.L$3]*[.$A43]))" office:value-type="float" office:value="0.993963959847816" calcext:value-type="float">
            <text:p>0,993963959847816</text:p>
          </table:table-cell>
          <table:table-cell table:formula="of:=[.$P$2]/(1+(([.$P$2]/([.F$3]+0.001))-1)*EXP(-[.M$3]*[.$A4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[.$P$2]/(1+(([.$P$2]/([.B$3]+0.001))-1)*EXP(-[.I$3]*[.$A44]))" office:value-type="float" office:value="0.0077156821326652" calcext:value-type="float">
            <text:p>0,007715682132665</text:p>
          </table:table-cell>
          <table:table-cell table:formula="of:=[.$P$2]/(1+(([.$P$2]/([.C$3]+0.001))-1)*EXP(-[.J$3]*[.$A44]))" office:value-type="float" office:value="0.0212118595173551" calcext:value-type="float">
            <text:p>0,021211859517355</text:p>
          </table:table-cell>
          <table:table-cell table:formula="of:=[.$P$2]/(1+(([.$P$2]/([.D$3]+0.001))-1)*EXP(-[.K$3]*[.$A44]))" office:value-type="float" office:value="0.056960249981823" calcext:value-type="float">
            <text:p>0,056960249981823</text:p>
          </table:table-cell>
          <table:table-cell table:formula="of:=[.$P$2]/(1+(([.$P$2]/([.E$3]+0.001))-1)*EXP(-[.L$3]*[.$A44]))" office:value-type="float" office:value="0.994535226019132" calcext:value-type="float">
            <text:p>0,994535226019132</text:p>
          </table:table-cell>
          <table:table-cell table:formula="of:=[.$P$2]/(1+(([.$P$2]/([.F$3]+0.001))-1)*EXP(-[.M$3]*[.$A4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[.$P$2]/(1+(([.$P$2]/([.B$3]+0.001))-1)*EXP(-[.I$3]*[.$A45]))" office:value-type="float" office:value="0.00810806613299626" calcext:value-type="float">
            <text:p>0,008108066132996</text:p>
          </table:table-cell>
          <table:table-cell table:formula="of:=[.$P$2]/(1+(([.$P$2]/([.C$3]+0.001))-1)*EXP(-[.J$3]*[.$A45]))" office:value-type="float" office:value="0.0228262167299245" calcext:value-type="float">
            <text:p>0,022826216729925</text:p>
          </table:table-cell>
          <table:table-cell table:formula="of:=[.$P$2]/(1+(([.$P$2]/([.D$3]+0.001))-1)*EXP(-[.K$3]*[.$A45]))" office:value-type="float" office:value="0.0625759466913574" calcext:value-type="float">
            <text:p>0,062575946691357</text:p>
          </table:table-cell>
          <table:table-cell table:formula="of:=[.$P$2]/(1+(([.$P$2]/([.E$3]+0.001))-1)*EXP(-[.L$3]*[.$A45]))" office:value-type="float" office:value="0.995052695214717" calcext:value-type="float">
            <text:p>0,995052695214717</text:p>
          </table:table-cell>
          <table:table-cell table:formula="of:=[.$P$2]/(1+(([.$P$2]/([.F$3]+0.001))-1)*EXP(-[.M$3]*[.$A4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[.$P$2]/(1+(([.$P$2]/([.B$3]+0.001))-1)*EXP(-[.I$3]*[.$A46]))" office:value-type="float" office:value="0.00852023363157155" calcext:value-type="float">
            <text:p>0,008520233631572</text:p>
          </table:table-cell>
          <table:table-cell table:formula="of:=[.$P$2]/(1+(([.$P$2]/([.C$3]+0.001))-1)*EXP(-[.J$3]*[.$A46]))" office:value-type="float" office:value="0.0245603538283326" calcext:value-type="float">
            <text:p>0,024560353828333</text:p>
          </table:table-cell>
          <table:table-cell table:formula="of:=[.$P$2]/(1+(([.$P$2]/([.D$3]+0.001))-1)*EXP(-[.K$3]*[.$A46]))" office:value-type="float" office:value="0.0687049574656999" calcext:value-type="float">
            <text:p>0,0687049574657</text:p>
          </table:table-cell>
          <table:table-cell table:formula="of:=[.$P$2]/(1+(([.$P$2]/([.E$3]+0.001))-1)*EXP(-[.L$3]*[.$A46]))" office:value-type="float" office:value="0.995521384987526" calcext:value-type="float">
            <text:p>0,995521384987526</text:p>
          </table:table-cell>
          <table:table-cell table:formula="of:=[.$P$2]/(1+(([.$P$2]/([.F$3]+0.001))-1)*EXP(-[.M$3]*[.$A4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[.$P$2]/(1+(([.$P$2]/([.B$3]+0.001))-1)*EXP(-[.I$3]*[.$A47]))" office:value-type="float" office:value="0.00895316423558093" calcext:value-type="float">
            <text:p>0,008953164235581</text:p>
          </table:table-cell>
          <table:table-cell table:formula="of:=[.$P$2]/(1+(([.$P$2]/([.C$3]+0.001))-1)*EXP(-[.J$3]*[.$A47]))" office:value-type="float" office:value="0.0264226731961678" calcext:value-type="float">
            <text:p>0,026422673196168</text:p>
          </table:table-cell>
          <table:table-cell table:formula="of:=[.$P$2]/(1+(([.$P$2]/([.D$3]+0.001))-1)*EXP(-[.K$3]*[.$A47]))" office:value-type="float" office:value="0.0753859995185259" calcext:value-type="float">
            <text:p>0,075385999518526</text:p>
          </table:table-cell>
          <table:table-cell table:formula="of:=[.$P$2]/(1+(([.$P$2]/([.E$3]+0.001))-1)*EXP(-[.L$3]*[.$A47]))" office:value-type="float" office:value="0.995945853692493" calcext:value-type="float">
            <text:p>0,995945853692493</text:p>
          </table:table-cell>
          <table:table-cell table:formula="of:=[.$P$2]/(1+(([.$P$2]/([.F$3]+0.001))-1)*EXP(-[.M$3]*[.$A4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[.$P$2]/(1+(([.$P$2]/([.B$3]+0.001))-1)*EXP(-[.I$3]*[.$A48]))" office:value-type="float" office:value="0.00940788420048575" calcext:value-type="float">
            <text:p>0,009407884200486</text:p>
          </table:table-cell>
          <table:table-cell table:formula="of:=[.$P$2]/(1+(([.$P$2]/([.C$3]+0.001))-1)*EXP(-[.J$3]*[.$A48]))" office:value-type="float" office:value="0.0284220906296478" calcext:value-type="float">
            <text:p>0,028422090629648</text:p>
          </table:table-cell>
          <table:table-cell table:formula="of:=[.$P$2]/(1+(([.$P$2]/([.D$3]+0.001))-1)*EXP(-[.K$3]*[.$A48]))" office:value-type="float" office:value="0.0826590589929673" calcext:value-type="float">
            <text:p>0,082659058992967</text:p>
          </table:table-cell>
          <table:table-cell table:formula="of:=[.$P$2]/(1+(([.$P$2]/([.E$3]+0.001))-1)*EXP(-[.L$3]*[.$A48]))" office:value-type="float" office:value="0.996330240918601" calcext:value-type="float">
            <text:p>0,996330240918601</text:p>
          </table:table-cell>
          <table:table-cell table:formula="of:=[.$P$2]/(1+(([.$P$2]/([.F$3]+0.001))-1)*EXP(-[.M$3]*[.$A4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[.$P$2]/(1+(([.$P$2]/([.B$3]+0.001))-1)*EXP(-[.I$3]*[.$A49]))" office:value-type="float" office:value="0.00988546845722824" calcext:value-type="float">
            <text:p>0,009885468457228</text:p>
          </table:table-cell>
          <table:table-cell table:formula="of:=[.$P$2]/(1+(([.$P$2]/([.C$3]+0.001))-1)*EXP(-[.J$3]*[.$A49]))" office:value-type="float" office:value="0.0305680546498134" calcext:value-type="float">
            <text:p>0,030568054649813</text:p>
          </table:table-cell>
          <table:table-cell table:formula="of:=[.$P$2]/(1+(([.$P$2]/([.D$3]+0.001))-1)*EXP(-[.K$3]*[.$A49]))" office:value-type="float" office:value="0.0905650761010612" calcext:value-type="float">
            <text:p>0,090565076101061</text:p>
          </table:table-cell>
          <table:table-cell table:formula="of:=[.$P$2]/(1+(([.$P$2]/([.E$3]+0.001))-1)*EXP(-[.L$3]*[.$A49]))" office:value-type="float" office:value="0.99667830465307" calcext:value-type="float">
            <text:p>0,99667830465307</text:p>
          </table:table-cell>
          <table:table-cell table:formula="of:=[.$P$2]/(1+(([.$P$2]/([.F$3]+0.001))-1)*EXP(-[.M$3]*[.$A4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[.$P$2]/(1+(([.$P$2]/([.B$3]+0.001))-1)*EXP(-[.I$3]*[.$A50]))" office:value-type="float" office:value="0.0103870427068976" calcext:value-type="float">
            <text:p>0,010387042706898</text:p>
          </table:table-cell>
          <table:table-cell table:formula="of:=[.$P$2]/(1+(([.$P$2]/([.C$3]+0.001))-1)*EXP(-[.J$3]*[.$A50]))" office:value-type="float" office:value="0.0328705644758714" calcext:value-type="float">
            <text:p>0,032870564475871</text:p>
          </table:table-cell>
          <table:table-cell table:formula="of:=[.$P$2]/(1+(([.$P$2]/([.D$3]+0.001))-1)*EXP(-[.K$3]*[.$A50]))" office:value-type="float" office:value="0.0991455455979985" calcext:value-type="float">
            <text:p>0,099145545597999</text:p>
          </table:table-cell>
          <table:table-cell table:formula="of:=[.$P$2]/(1+(([.$P$2]/([.E$3]+0.001))-1)*EXP(-[.L$3]*[.$A50]))" office:value-type="float" office:value="0.996993455386705" calcext:value-type="float">
            <text:p>0,996993455386705</text:p>
          </table:table-cell>
          <table:table-cell table:formula="of:=[.$P$2]/(1+(([.$P$2]/([.F$3]+0.001))-1)*EXP(-[.M$3]*[.$A5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[.$P$2]/(1+(([.$P$2]/([.B$3]+0.001))-1)*EXP(-[.I$3]*[.$A51]))" office:value-type="float" office:value="0.010913785582765" calcext:value-type="float">
            <text:p>0,010913785582765</text:p>
          </table:table-cell>
          <table:table-cell table:formula="of:=[.$P$2]/(1+(([.$P$2]/([.C$3]+0.001))-1)*EXP(-[.J$3]*[.$A51]))" office:value-type="float" office:value="0.0353401862097018" calcext:value-type="float">
            <text:p>0,035340186209702</text:p>
          </table:table-cell>
          <table:table-cell table:formula="of:=[.$P$2]/(1+(([.$P$2]/([.D$3]+0.001))-1)*EXP(-[.K$3]*[.$A51]))" office:value-type="float" office:value="0.108442023937456" calcext:value-type="float">
            <text:p>0,108442023937456</text:p>
          </table:table-cell>
          <table:table-cell table:formula="of:=[.$P$2]/(1+(([.$P$2]/([.E$3]+0.001))-1)*EXP(-[.L$3]*[.$A51]))" office:value-type="float" office:value="0.997278787367258" calcext:value-type="float">
            <text:p>0,997278787367258</text:p>
          </table:table-cell>
          <table:table-cell table:formula="of:=[.$P$2]/(1+(([.$P$2]/([.F$3]+0.001))-1)*EXP(-[.M$3]*[.$A5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[.$P$2]/(1+(([.$P$2]/([.B$3]+0.001))-1)*EXP(-[.I$3]*[.$A52]))" office:value-type="float" office:value="0.0114669308792683" calcext:value-type="float">
            <text:p>0,011466930879268</text:p>
          </table:table-cell>
          <table:table-cell table:formula="of:=[.$P$2]/(1+(([.$P$2]/([.C$3]+0.001))-1)*EXP(-[.J$3]*[.$A52]))" office:value-type="float" office:value="0.037988066715392" calcext:value-type="float">
            <text:p>0,037988066715392</text:p>
          </table:table-cell>
          <table:table-cell table:formula="of:=[.$P$2]/(1+(([.$P$2]/([.D$3]+0.001))-1)*EXP(-[.K$3]*[.$A52]))" office:value-type="float" office:value="0.118495535821623" calcext:value-type="float">
            <text:p>0,118495535821623</text:p>
          </table:table-cell>
          <table:table-cell table:formula="of:=[.$P$2]/(1+(([.$P$2]/([.E$3]+0.001))-1)*EXP(-[.L$3]*[.$A52]))" office:value-type="float" office:value="0.997537107202605" calcext:value-type="float">
            <text:p>0,997537107202605</text:p>
          </table:table-cell>
          <table:table-cell table:formula="of:=[.$P$2]/(1+(([.$P$2]/([.F$3]+0.001))-1)*EXP(-[.M$3]*[.$A5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table:formula="of:=[.$P$2]/(1+(([.$P$2]/([.B$3]+0.001))-1)*EXP(-[.I$3]*[.$A53]))" office:value-type="float" office:value="0.0120477698471478" calcext:value-type="float">
            <text:p>0,012047769847148</text:p>
          </table:table-cell>
          <table:table-cell table:formula="of:=[.$P$2]/(1+(([.$P$2]/([.C$3]+0.001))-1)*EXP(-[.J$3]*[.$A53]))" office:value-type="float" office:value="0.0408259446063332" calcext:value-type="float">
            <text:p>0,040825944606333</text:p>
          </table:table-cell>
          <table:table-cell table:formula="of:=[.$P$2]/(1+(([.$P$2]/([.D$3]+0.001))-1)*EXP(-[.K$3]*[.$A53]))" office:value-type="float" office:value="0.129345875045267" calcext:value-type="float">
            <text:p>0,129345875045267</text:p>
          </table:table-cell>
          <table:table-cell table:formula="of:=[.$P$2]/(1+(([.$P$2]/([.E$3]+0.001))-1)*EXP(-[.L$3]*[.$A53]))" office:value-type="float" office:value="0.997770960008528" calcext:value-type="float">
            <text:p>0,997770960008528</text:p>
          </table:table-cell>
          <table:table-cell table:formula="of:=[.$P$2]/(1+(([.$P$2]/([.F$3]+0.001))-1)*EXP(-[.M$3]*[.$A5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table:formula="of:=[.$P$2]/(1+(([.$P$2]/([.B$3]+0.001))-1)*EXP(-[.I$3]*[.$A54]))" office:value-type="float" office:value="0.0126576535535117" calcext:value-type="float">
            <text:p>0,012657653553512</text:p>
          </table:table-cell>
          <table:table-cell table:formula="of:=[.$P$2]/(1+(([.$P$2]/([.C$3]+0.001))-1)*EXP(-[.J$3]*[.$A54]))" office:value-type="float" office:value="0.0438661576763898" calcext:value-type="float">
            <text:p>0,04386615767639</text:p>
          </table:table-cell>
          <table:table-cell table:formula="of:=[.$P$2]/(1+(([.$P$2]/([.D$3]+0.001))-1)*EXP(-[.K$3]*[.$A54]))" office:value-type="float" office:value="0.141030797674911" calcext:value-type="float">
            <text:p>0,141030797674911</text:p>
          </table:table-cell>
          <table:table-cell table:formula="of:=[.$P$2]/(1+(([.$P$2]/([.E$3]+0.001))-1)*EXP(-[.L$3]*[.$A54]))" office:value-type="float" office:value="0.997982653287411" calcext:value-type="float">
            <text:p>0,997982653287411</text:p>
          </table:table-cell>
          <table:table-cell table:formula="of:=[.$P$2]/(1+(([.$P$2]/([.F$3]+0.001))-1)*EXP(-[.M$3]*[.$A5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4]+1" office:value-type="float" office:value="52" calcext:value-type="float">
            <text:p>52</text:p>
          </table:table-cell>
          <table:table-cell table:formula="of:=[.$P$2]/(1+(([.$P$2]/([.B$3]+0.001))-1)*EXP(-[.I$3]*[.$A55]))" office:value-type="float" office:value="0.0132979953051279" calcext:value-type="float">
            <text:p>0,013297995305128</text:p>
          </table:table-cell>
          <table:table-cell table:formula="of:=[.$P$2]/(1+(([.$P$2]/([.C$3]+0.001))-1)*EXP(-[.J$3]*[.$A55]))" office:value-type="float" office:value="0.0471216460317114" calcext:value-type="float">
            <text:p>0,047121646031712</text:p>
          </table:table-cell>
          <table:table-cell table:formula="of:=[.$P$2]/(1+(([.$P$2]/([.D$3]+0.001))-1)*EXP(-[.K$3]*[.$A55]))" office:value-type="float" office:value="0.153585109810899" calcext:value-type="float">
            <text:p>0,153585109810899</text:p>
          </table:table-cell>
          <table:table-cell table:formula="of:=[.$P$2]/(1+(([.$P$2]/([.E$3]+0.001))-1)*EXP(-[.L$3]*[.$A55]))" office:value-type="float" office:value="0.99817427871477" calcext:value-type="float">
            <text:p>0,99817427871477</text:p>
          </table:table-cell>
          <table:table-cell table:formula="of:=[.$P$2]/(1+(([.$P$2]/([.F$3]+0.001))-1)*EXP(-[.M$3]*[.$A5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5]+1" office:value-type="float" office:value="53" calcext:value-type="float">
            <text:p>53</text:p>
          </table:table-cell>
          <table:table-cell table:formula="of:=[.$P$2]/(1+(([.$P$2]/([.B$3]+0.001))-1)*EXP(-[.I$3]*[.$A56]))" office:value-type="float" office:value="0.0139702731327018" calcext:value-type="float">
            <text:p>0,013970273132702</text:p>
          </table:table-cell>
          <table:table-cell table:formula="of:=[.$P$2]/(1+(([.$P$2]/([.C$3]+0.001))-1)*EXP(-[.J$3]*[.$A56]))" office:value-type="float" office:value="0.0506059500970395" calcext:value-type="float">
            <text:p>0,05060595009704</text:p>
          </table:table-cell>
          <table:table-cell table:formula="of:=[.$P$2]/(1+(([.$P$2]/([.D$3]+0.001))-1)*EXP(-[.K$3]*[.$A56]))" office:value-type="float" office:value="0.167039657507888" calcext:value-type="float">
            <text:p>0,167039657507888</text:p>
          </table:table-cell>
          <table:table-cell table:formula="of:=[.$P$2]/(1+(([.$P$2]/([.E$3]+0.001))-1)*EXP(-[.L$3]*[.$A56]))" office:value-type="float" office:value="0.998347732000597" calcext:value-type="float">
            <text:p>0,998347732000597</text:p>
          </table:table-cell>
          <table:table-cell table:formula="of:=[.$P$2]/(1+(([.$P$2]/([.F$3]+0.001))-1)*EXP(-[.M$3]*[.$A5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6]+1" office:value-type="float" office:value="54" calcext:value-type="float">
            <text:p>54</text:p>
          </table:table-cell>
          <table:table-cell table:formula="of:=[.$P$2]/(1+(([.$P$2]/([.B$3]+0.001))-1)*EXP(-[.I$3]*[.$A57]))" office:value-type="float" office:value="0.0146760323333011" calcext:value-type="float">
            <text:p>0,014676032333301</text:p>
          </table:table-cell>
          <table:table-cell table:formula="of:=[.$P$2]/(1+(([.$P$2]/([.C$3]+0.001))-1)*EXP(-[.J$3]*[.$A57]))" office:value-type="float" office:value="0.0543332025864361" calcext:value-type="float">
            <text:p>0,054333202586436</text:p>
          </table:table-cell>
          <table:table-cell table:formula="of:=[.$P$2]/(1+(([.$P$2]/([.D$3]+0.001))-1)*EXP(-[.K$3]*[.$A57]))" office:value-type="float" office:value="0.181420232853925" calcext:value-type="float">
            <text:p>0,181420232853925</text:p>
          </table:table-cell>
          <table:table-cell table:formula="of:=[.$P$2]/(1+(([.$P$2]/([.E$3]+0.001))-1)*EXP(-[.L$3]*[.$A57]))" office:value-type="float" office:value="0.998504730982255" calcext:value-type="float">
            <text:p>0,998504730982255</text:p>
          </table:table-cell>
          <table:table-cell table:formula="of:=[.$P$2]/(1+(([.$P$2]/([.F$3]+0.001))-1)*EXP(-[.M$3]*[.$A5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7]+1" office:value-type="float" office:value="55" calcext:value-type="float">
            <text:p>55</text:p>
          </table:table-cell>
          <table:table-cell table:formula="of:=[.$P$2]/(1+(([.$P$2]/([.B$3]+0.001))-1)*EXP(-[.I$3]*[.$A58]))" office:value-type="float" office:value="0.0154168880674172" calcext:value-type="float">
            <text:p>0,015416888067417</text:p>
          </table:table-cell>
          <table:table-cell table:formula="of:=[.$P$2]/(1+(([.$P$2]/([.C$3]+0.001))-1)*EXP(-[.J$3]*[.$A58]))" office:value-type="float" office:value="0.0583181134453359" calcext:value-type="float">
            <text:p>0,058318113445336</text:p>
          </table:table-cell>
          <table:table-cell table:formula="of:=[.$P$2]/(1+(([.$P$2]/([.D$3]+0.001))-1)*EXP(-[.K$3]*[.$A58]))" office:value-type="float" office:value="0.196746417594543" calcext:value-type="float">
            <text:p>0,196746417594543</text:p>
          </table:table-cell>
          <table:table-cell table:formula="of:=[.$P$2]/(1+(([.$P$2]/([.E$3]+0.001))-1)*EXP(-[.L$3]*[.$A58]))" office:value-type="float" office:value="0.9986468320955" calcext:value-type="float">
            <text:p>0,9986468320955</text:p>
          </table:table-cell>
          <table:table-cell table:formula="of:=[.$P$2]/(1+(([.$P$2]/([.F$3]+0.001))-1)*EXP(-[.M$3]*[.$A5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8]+1" office:value-type="float" office:value="56" calcext:value-type="float">
            <text:p>56</text:p>
          </table:table-cell>
          <table:table-cell table:formula="of:=[.$P$2]/(1+(([.$P$2]/([.B$3]+0.001))-1)*EXP(-[.I$3]*[.$A59]))" office:value-type="float" office:value="0.0161945280064134" calcext:value-type="float">
            <text:p>0,016194528006413</text:p>
          </table:table-cell>
          <table:table-cell table:formula="of:=[.$P$2]/(1+(([.$P$2]/([.C$3]+0.001))-1)*EXP(-[.J$3]*[.$A59]))" office:value-type="float" office:value="0.0625759466913574" calcext:value-type="float">
            <text:p>0,062575946691357</text:p>
          </table:table-cell>
          <table:table-cell table:formula="of:=[.$P$2]/(1+(([.$P$2]/([.D$3]+0.001))-1)*EXP(-[.K$3]*[.$A59]))" office:value-type="float" office:value="0.213030393762219" calcext:value-type="float">
            <text:p>0,213030393762219</text:p>
          </table:table-cell>
          <table:table-cell table:formula="of:=[.$P$2]/(1+(([.$P$2]/([.E$3]+0.001))-1)*EXP(-[.L$3]*[.$A59]))" office:value-type="float" office:value="0.998775445360057" calcext:value-type="float">
            <text:p>0,998775445360057</text:p>
          </table:table-cell>
          <table:table-cell table:formula="of:=[.$P$2]/(1+(([.$P$2]/([.F$3]+0.001))-1)*EXP(-[.M$3]*[.$A5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59]+1" office:value-type="float" office:value="57" calcext:value-type="float">
            <text:p>57</text:p>
          </table:table-cell>
          <table:table-cell table:formula="of:=[.$P$2]/(1+(([.$P$2]/([.B$3]+0.001))-1)*EXP(-[.I$3]*[.$A60]))" office:value-type="float" office:value="0.0170107150252838" calcext:value-type="float">
            <text:p>0,017010715025284</text:p>
          </table:table-cell>
          <table:table-cell table:formula="of:=[.$P$2]/(1+(([.$P$2]/([.C$3]+0.001))-1)*EXP(-[.J$3]*[.$A60]))" office:value-type="float" office:value="0.0671224880087854" calcext:value-type="float">
            <text:p>0,067122488008785</text:p>
          </table:table-cell>
          <table:table-cell table:formula="of:=[.$P$2]/(1+(([.$P$2]/([.D$3]+0.001))-1)*EXP(-[.K$3]*[.$A60]))" office:value-type="float" office:value="0.230275759098633" calcext:value-type="float">
            <text:p>0,230275759098633</text:p>
          </table:table-cell>
          <table:table-cell table:formula="of:=[.$P$2]/(1+(([.$P$2]/([.E$3]+0.001))-1)*EXP(-[.L$3]*[.$A60]))" office:value-type="float" office:value="0.998891848006424" calcext:value-type="float">
            <text:p>0,998891848006424</text:p>
          </table:table-cell>
          <table:table-cell table:formula="of:=[.$P$2]/(1+(([.$P$2]/([.F$3]+0.001))-1)*EXP(-[.M$3]*[.$A6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0]+1" office:value-type="float" office:value="58" calcext:value-type="float">
            <text:p>58</text:p>
          </table:table-cell>
          <table:table-cell table:formula="of:=[.$P$2]/(1+(([.$P$2]/([.B$3]+0.001))-1)*EXP(-[.I$3]*[.$A61]))" office:value-type="float" office:value="0.0178672899347458" calcext:value-type="float">
            <text:p>0,017867289934746</text:p>
          </table:table-cell>
          <table:table-cell table:formula="of:=[.$P$2]/(1+(([.$P$2]/([.C$3]+0.001))-1)*EXP(-[.J$3]*[.$A61]))" office:value-type="float" office:value="0.0719740018901243" calcext:value-type="float">
            <text:p>0,071974001890124</text:p>
          </table:table-cell>
          <table:table-cell table:formula="of:=[.$P$2]/(1+(([.$P$2]/([.D$3]+0.001))-1)*EXP(-[.K$3]*[.$A61]))" office:value-type="float" office:value="0.248476393035215" calcext:value-type="float">
            <text:p>0,248476393035215</text:p>
          </table:table-cell>
          <table:table-cell table:formula="of:=[.$P$2]/(1+(([.$P$2]/([.E$3]+0.001))-1)*EXP(-[.L$3]*[.$A61]))" office:value-type="float" office:value="0.998997196861133" calcext:value-type="float">
            <text:p>0,998997196861133</text:p>
          </table:table-cell>
          <table:table-cell table:formula="of:=[.$P$2]/(1+(([.$P$2]/([.F$3]+0.001))-1)*EXP(-[.M$3]*[.$A6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1]+1" office:value-type="float" office:value="59" calcext:value-type="float">
            <text:p>59</text:p>
          </table:table-cell>
          <table:table-cell table:formula="of:=[.$P$2]/(1+(([.$P$2]/([.B$3]+0.001))-1)*EXP(-[.I$3]*[.$A62]))" office:value-type="float" office:value="0.0187661742456834" calcext:value-type="float">
            <text:p>0,018766174245683</text:p>
          </table:table-cell>
          <table:table-cell table:formula="of:=[.$P$2]/(1+(([.$P$2]/([.C$3]+0.001))-1)*EXP(-[.J$3]*[.$A62]))" office:value-type="float" office:value="0.0771471770725308" calcext:value-type="float">
            <text:p>0,077147177072531</text:p>
          </table:table-cell>
          <table:table-cell table:formula="of:=[.$P$2]/(1+(([.$P$2]/([.D$3]+0.001))-1)*EXP(-[.K$3]*[.$A62]))" office:value-type="float" office:value="0.267615425869936" calcext:value-type="float">
            <text:p>0,267615425869936</text:p>
          </table:table-cell>
          <table:table-cell table:formula="of:=[.$P$2]/(1+(([.$P$2]/([.E$3]+0.001))-1)*EXP(-[.L$3]*[.$A62]))" office:value-type="float" office:value="0.999092539598685" calcext:value-type="float">
            <text:p>0,999092539598685</text:p>
          </table:table-cell>
          <table:table-cell table:formula="of:=[.$P$2]/(1+(([.$P$2]/([.F$3]+0.001))-1)*EXP(-[.M$3]*[.$A6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2]+1" office:value-type="float" office:value="60" calcext:value-type="float">
            <text:p>60</text:p>
          </table:table-cell>
          <table:table-cell table:formula="of:=[.$P$2]/(1+(([.$P$2]/([.B$3]+0.001))-1)*EXP(-[.I$3]*[.$A63]))" office:value-type="float" office:value="0.0197093729578674" calcext:value-type="float">
            <text:p>0,019709372957867</text:p>
          </table:table-cell>
          <table:table-cell table:formula="of:=[.$P$2]/(1+(([.$P$2]/([.C$3]+0.001))-1)*EXP(-[.J$3]*[.$A63]))" office:value-type="float" office:value="0.0826590589929673" calcext:value-type="float">
            <text:p>0,082659058992967</text:p>
          </table:table-cell>
          <table:table-cell table:formula="of:=[.$P$2]/(1+(([.$P$2]/([.D$3]+0.001))-1)*EXP(-[.K$3]*[.$A63]))" office:value-type="float" office:value="0.287664368675717" calcext:value-type="float">
            <text:p>0,287664368675717</text:p>
          </table:table-cell>
          <table:table-cell table:formula="of:=[.$P$2]/(1+(([.$P$2]/([.E$3]+0.001))-1)*EXP(-[.L$3]*[.$A63]))" office:value-type="float" office:value="0.999178824959887" calcext:value-type="float">
            <text:p>0,999178824959887</text:p>
          </table:table-cell>
          <table:table-cell table:formula="of:=[.$P$2]/(1+(([.$P$2]/([.F$3]+0.001))-1)*EXP(-[.M$3]*[.$A6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3]+1" office:value-type="float" office:value="61" calcext:value-type="float">
            <text:p>61</text:p>
          </table:table-cell>
          <table:table-cell table:formula="of:=[.$P$2]/(1+(([.$P$2]/([.B$3]+0.001))-1)*EXP(-[.I$3]*[.$A64]))" office:value-type="float" office:value="0.0206989773636759" calcext:value-type="float">
            <text:p>0,020698977363676</text:p>
          </table:table-cell>
          <table:table-cell table:formula="of:=[.$P$2]/(1+(([.$P$2]/([.C$3]+0.001))-1)*EXP(-[.J$3]*[.$A64]))" office:value-type="float" office:value="0.0885269679901055" calcext:value-type="float">
            <text:p>0,088526967990106</text:p>
          </table:table-cell>
          <table:table-cell table:formula="of:=[.$P$2]/(1+(([.$P$2]/([.D$3]+0.001))-1)*EXP(-[.K$3]*[.$A64]))" office:value-type="float" office:value="0.308582463488468" calcext:value-type="float">
            <text:p>0,308582463488468</text:p>
          </table:table-cell>
          <table:table-cell table:formula="of:=[.$P$2]/(1+(([.$P$2]/([.E$3]+0.001))-1)*EXP(-[.L$3]*[.$A64]))" office:value-type="float" office:value="0.999256912028237" calcext:value-type="float">
            <text:p>0,999256912028237</text:p>
          </table:table-cell>
          <table:table-cell table:formula="of:=[.$P$2]/(1+(([.$P$2]/([.F$3]+0.001))-1)*EXP(-[.M$3]*[.$A6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4]+1" office:value-type="float" office:value="62" calcext:value-type="float">
            <text:p>62</text:p>
          </table:table-cell>
          <table:table-cell table:formula="of:=[.$P$2]/(1+(([.$P$2]/([.B$3]+0.001))-1)*EXP(-[.I$3]*[.$A65]))" office:value-type="float" office:value="0.0217371678562288" calcext:value-type="float">
            <text:p>0,021737167856229</text:p>
          </table:table-cell>
          <table:table-cell table:formula="of:=[.$P$2]/(1+(([.$P$2]/([.C$3]+0.001))-1)*EXP(-[.J$3]*[.$A65]))" office:value-type="float" office:value="0.09476840202064" calcext:value-type="float">
            <text:p>0,09476840202064</text:p>
          </table:table-cell>
          <table:table-cell table:formula="of:=[.$P$2]/(1+(([.$P$2]/([.D$3]+0.001))-1)*EXP(-[.K$3]*[.$A65]))" office:value-type="float" office:value="0.330316311604354" calcext:value-type="float">
            <text:p>0,330316311604354</text:p>
          </table:table-cell>
          <table:table-cell table:formula="of:=[.$P$2]/(1+(([.$P$2]/([.E$3]+0.001))-1)*EXP(-[.L$3]*[.$A65]))" office:value-type="float" office:value="0.999327578648539" calcext:value-type="float">
            <text:p>0,999327578648539</text:p>
          </table:table-cell>
          <table:table-cell table:formula="of:=[.$P$2]/(1+(([.$P$2]/([.F$3]+0.001))-1)*EXP(-[.M$3]*[.$A6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5]+1" office:value-type="float" office:value="63" calcext:value-type="float">
            <text:p>63</text:p>
          </table:table-cell>
          <table:table-cell table:formula="of:=[.$P$2]/(1+(([.$P$2]/([.B$3]+0.001))-1)*EXP(-[.I$3]*[.$A66]))" office:value-type="float" office:value="0.0228262167299245" calcext:value-type="float">
            <text:p>0,022826216729925</text:p>
          </table:table-cell>
          <table:table-cell table:formula="of:=[.$P$2]/(1+(([.$P$2]/([.C$3]+0.001))-1)*EXP(-[.J$3]*[.$A66]))" office:value-type="float" office:value="0.101400922740664" calcext:value-type="float">
            <text:p>0,101400922740664</text:p>
          </table:table-cell>
          <table:table-cell table:formula="of:=[.$P$2]/(1+(([.$P$2]/([.D$3]+0.001))-1)*EXP(-[.K$3]*[.$A66]))" office:value-type="float" office:value="0.352799831710789" calcext:value-type="float">
            <text:p>0,352799831710789</text:p>
          </table:table-cell>
          <table:table-cell table:formula="of:=[.$P$2]/(1+(([.$P$2]/([.E$3]+0.001))-1)*EXP(-[.L$3]*[.$A66]))" office:value-type="float" office:value="0.999391529064851" calcext:value-type="float">
            <text:p>0,999391529064851</text:p>
          </table:table-cell>
          <table:table-cell table:formula="of:=[.$P$2]/(1+(([.$P$2]/([.F$3]+0.001))-1)*EXP(-[.M$3]*[.$A6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6]+1" office:value-type="float" office:value="64" calcext:value-type="float">
            <text:p>64</text:p>
          </table:table-cell>
          <table:table-cell table:formula="of:=[.$P$2]/(1+(([.$P$2]/([.B$3]+0.001))-1)*EXP(-[.I$3]*[.$A67]))" office:value-type="float" office:value="0.0239684909598183" calcext:value-type="float">
            <text:p>0,023968490959818</text:p>
          </table:table-cell>
          <table:table-cell table:formula="of:=[.$P$2]/(1+(([.$P$2]/([.C$3]+0.001))-1)*EXP(-[.J$3]*[.$A67]))" office:value-type="float" office:value="0.108442023937455" calcext:value-type="float">
            <text:p>0,108442023937455</text:p>
          </table:table-cell>
          <table:table-cell table:formula="of:=[.$P$2]/(1+(([.$P$2]/([.D$3]+0.001))-1)*EXP(-[.K$3]*[.$A67]))" office:value-type="float" office:value="0.375954588754001" calcext:value-type="float">
            <text:p>0,375954588754001</text:p>
          </table:table-cell>
          <table:table-cell table:formula="of:=[.$P$2]/(1+(([.$P$2]/([.E$3]+0.001))-1)*EXP(-[.L$3]*[.$A67]))" office:value-type="float" office:value="0.999449400848381" calcext:value-type="float">
            <text:p>0,999449400848381</text:p>
          </table:table-cell>
          <table:table-cell table:formula="of:=[.$P$2]/(1+(([.$P$2]/([.F$3]+0.001))-1)*EXP(-[.M$3]*[.$A6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7]+1" office:value-type="float" office:value="65" calcext:value-type="float">
            <text:p>65</text:p>
          </table:table-cell>
          <table:table-cell table:formula="of:=[.$P$2]/(1+(([.$P$2]/([.B$3]+0.001))-1)*EXP(-[.I$3]*[.$A68]))" office:value-type="float" office:value="0.0251664549446056" calcext:value-type="float">
            <text:p>0,025166454944606</text:p>
          </table:table-cell>
          <table:table-cell table:formula="of:=[.$P$2]/(1+(([.$P$2]/([.C$3]+0.001))-1)*EXP(-[.J$3]*[.$A68]))" office:value-type="float" office:value="0.115908981491883" calcext:value-type="float">
            <text:p>0,115908981491883</text:p>
          </table:table-cell>
          <table:table-cell table:formula="of:=[.$P$2]/(1+(([.$P$2]/([.D$3]+0.001))-1)*EXP(-[.K$3]*[.$A68]))" office:value-type="float" office:value="0.399690519026051" calcext:value-type="float">
            <text:p>0,399690519026051</text:p>
          </table:table-cell>
          <table:table-cell table:formula="of:=[.$P$2]/(1+(([.$P$2]/([.E$3]+0.001))-1)*EXP(-[.L$3]*[.$A68]))" office:value-type="float" office:value="0.999501771179861" calcext:value-type="float">
            <text:p>0,999501771179861</text:p>
          </table:table-cell>
          <table:table-cell table:formula="of:=[.$P$2]/(1+(([.$P$2]/([.F$3]+0.001))-1)*EXP(-[.M$3]*[.$A6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8]+1" office:value-type="float" office:value="66" calcext:value-type="float">
            <text:p>66</text:p>
          </table:table-cell>
          <table:table-cell table:formula="of:=[.$P$2]/(1+(([.$P$2]/([.B$3]+0.001))-1)*EXP(-[.I$3]*[.$A69]))" office:value-type="float" office:value="0.0264226731961678" calcext:value-type="float">
            <text:p>0,026422673196168</text:p>
          </table:table-cell>
          <table:table-cell table:formula="of:=[.$P$2]/(1+(([.$P$2]/([.C$3]+0.001))-1)*EXP(-[.J$3]*[.$A69]))" office:value-type="float" office:value="0.123818684314839" calcext:value-type="float">
            <text:p>0,123818684314839</text:p>
          </table:table-cell>
          <table:table-cell table:formula="of:=[.$P$2]/(1+(([.$P$2]/([.D$3]+0.001))-1)*EXP(-[.K$3]*[.$A69]))" office:value-type="float" office:value="0.423907057583907" calcext:value-type="float">
            <text:p>0,423907057583907</text:p>
          </table:table-cell>
          <table:table-cell table:formula="of:=[.$P$2]/(1+(([.$P$2]/([.E$3]+0.001))-1)*EXP(-[.L$3]*[.$A69]))" office:value-type="float" office:value="0.999549162545355" calcext:value-type="float">
            <text:p>0,999549162545355</text:p>
          </table:table-cell>
          <table:table-cell table:formula="of:=[.$P$2]/(1+(([.$P$2]/([.F$3]+0.001))-1)*EXP(-[.M$3]*[.$A6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69]+1" office:value-type="float" office:value="67" calcext:value-type="float">
            <text:p>67</text:p>
          </table:table-cell>
          <table:table-cell table:formula="of:=[.$P$2]/(1+(([.$P$2]/([.B$3]+0.001))-1)*EXP(-[.I$3]*[.$A70]))" office:value-type="float" office:value="0.0277398129566915" calcext:value-type="float">
            <text:p>0,027739812956692</text:p>
          </table:table-cell>
          <table:table-cell table:formula="of:=[.$P$2]/(1+(([.$P$2]/([.C$3]+0.001))-1)*EXP(-[.J$3]*[.$A70]))" office:value-type="float" office:value="0.132187446039933" calcext:value-type="float">
            <text:p>0,132187446039933</text:p>
          </table:table-cell>
          <table:table-cell table:formula="of:=[.$P$2]/(1+(([.$P$2]/([.D$3]+0.001))-1)*EXP(-[.K$3]*[.$A70]))" office:value-type="float" office:value="0.448494651987994" calcext:value-type="float">
            <text:p>0,448494651987994</text:p>
          </table:table-cell>
          <table:table-cell table:formula="of:=[.$P$2]/(1+(([.$P$2]/([.E$3]+0.001))-1)*EXP(-[.L$3]*[.$A70]))" office:value-type="float" office:value="0.999592047899275" calcext:value-type="float">
            <text:p>0,999592047899275</text:p>
          </table:table-cell>
          <table:table-cell table:formula="of:=[.$P$2]/(1+(([.$P$2]/([.F$3]+0.001))-1)*EXP(-[.M$3]*[.$A7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0]+1" office:value-type="float" office:value="68" calcext:value-type="float">
            <text:p>68</text:p>
          </table:table-cell>
          <table:table-cell table:formula="of:=[.$P$2]/(1+(([.$P$2]/([.B$3]+0.001))-1)*EXP(-[.I$3]*[.$A71]))" office:value-type="float" office:value="0.0291206467222878" calcext:value-type="float">
            <text:p>0,029120646722288</text:p>
          </table:table-cell>
          <table:table-cell table:formula="of:=[.$P$2]/(1+(([.$P$2]/([.C$3]+0.001))-1)*EXP(-[.J$3]*[.$A71]))" office:value-type="float" office:value="0.141030797674911" calcext:value-type="float">
            <text:p>0,141030797674911</text:p>
          </table:table-cell>
          <table:table-cell table:formula="of:=[.$P$2]/(1+(([.$P$2]/([.D$3]+0.001))-1)*EXP(-[.K$3]*[.$A71]))" office:value-type="float" office:value="0.473336623144404" calcext:value-type="float">
            <text:p>0,473336623144404</text:p>
          </table:table-cell>
          <table:table-cell table:formula="of:=[.$P$2]/(1+(([.$P$2]/([.E$3]+0.001))-1)*EXP(-[.L$3]*[.$A71]))" office:value-type="float" office:value="0.999630855343647" calcext:value-type="float">
            <text:p>0,999630855343647</text:p>
          </table:table-cell>
          <table:table-cell table:formula="of:=[.$P$2]/(1+(([.$P$2]/([.F$3]+0.001))-1)*EXP(-[.M$3]*[.$A7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1]+1" office:value-type="float" office:value="69" calcext:value-type="float">
            <text:p>69</text:p>
          </table:table-cell>
          <table:table-cell table:formula="of:=[.$P$2]/(1+(([.$P$2]/([.B$3]+0.001))-1)*EXP(-[.I$3]*[.$A72]))" office:value-type="float" office:value="0.0305680546498134" calcext:value-type="float">
            <text:p>0,030568054649813</text:p>
          </table:table-cell>
          <table:table-cell table:formula="of:=[.$P$2]/(1+(([.$P$2]/([.C$3]+0.001))-1)*EXP(-[.J$3]*[.$A72]))" office:value-type="float" office:value="0.150363261919435" calcext:value-type="float">
            <text:p>0,150363261919435</text:p>
          </table:table-cell>
          <table:table-cell table:formula="of:=[.$P$2]/(1+(([.$P$2]/([.D$3]+0.001))-1)*EXP(-[.K$3]*[.$A72]))" office:value-type="float" office:value="0.498311311758677" calcext:value-type="float">
            <text:p>0,498311311758677</text:p>
          </table:table-cell>
          <table:table-cell table:formula="of:=[.$P$2]/(1+(([.$P$2]/([.E$3]+0.001))-1)*EXP(-[.L$3]*[.$A72]))" office:value-type="float" office:value="0.999665972368287" calcext:value-type="float">
            <text:p>0,999665972368287</text:p>
          </table:table-cell>
          <table:table-cell table:formula="of:=[.$P$2]/(1+(([.$P$2]/([.F$3]+0.001))-1)*EXP(-[.M$3]*[.$A7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2]+1" office:value-type="float" office:value="70" calcext:value-type="float">
            <text:p>70</text:p>
          </table:table-cell>
          <table:table-cell table:formula="of:=[.$P$2]/(1+(([.$P$2]/([.B$3]+0.001))-1)*EXP(-[.I$3]*[.$A73]))" office:value-type="float" office:value="0.032085026821222" calcext:value-type="float">
            <text:p>0,032085026821222</text:p>
          </table:table-cell>
          <table:table-cell table:formula="of:=[.$P$2]/(1+(([.$P$2]/([.C$3]+0.001))-1)*EXP(-[.J$3]*[.$A73]))" office:value-type="float" office:value="0.160198110447058" calcext:value-type="float">
            <text:p>0,160198110447058</text:p>
          </table:table-cell>
          <table:table-cell table:formula="of:=[.$P$2]/(1+(([.$P$2]/([.D$3]+0.001))-1)*EXP(-[.K$3]*[.$A73]))" office:value-type="float" office:value="0.523294429665752" calcext:value-type="float">
            <text:p>0,523294429665752</text:p>
          </table:table-cell>
          <table:table-cell table:formula="of:=[.$P$2]/(1+(([.$P$2]/([.E$3]+0.001))-1)*EXP(-[.L$3]*[.$A73]))" office:value-type="float" office:value="0.999697749692558" calcext:value-type="float">
            <text:p>0,999697749692558</text:p>
          </table:table-cell>
          <table:table-cell table:formula="of:=[.$P$2]/(1+(([.$P$2]/([.F$3]+0.001))-1)*EXP(-[.M$3]*[.$A7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3]+1" office:value-type="float" office:value="71" calcext:value-type="float">
            <text:p>71</text:p>
          </table:table-cell>
          <table:table-cell table:formula="of:=[.$P$2]/(1+(([.$P$2]/([.B$3]+0.001))-1)*EXP(-[.I$3]*[.$A74]))" office:value-type="float" office:value="0.0336746653372644" calcext:value-type="float">
            <text:p>0,033674665337264</text:p>
          </table:table-cell>
          <table:table-cell table:formula="of:=[.$P$2]/(1+(([.$P$2]/([.C$3]+0.001))-1)*EXP(-[.J$3]*[.$A74]))" office:value-type="float" office:value="0.170547106120648" calcext:value-type="float">
            <text:p>0,170547106120648</text:p>
          </table:table-cell>
          <table:table-cell table:formula="of:=[.$P$2]/(1+(([.$P$2]/([.D$3]+0.001))-1)*EXP(-[.K$3]*[.$A74]))" office:value-type="float" office:value="0.548161521026145" calcext:value-type="float">
            <text:p>0,548161521026145</text:p>
          </table:table-cell>
          <table:table-cell table:formula="of:=[.$P$2]/(1+(([.$P$2]/([.E$3]+0.001))-1)*EXP(-[.L$3]*[.$A74]))" office:value-type="float" office:value="0.999726504745692" calcext:value-type="float">
            <text:p>0,999726504745692</text:p>
          </table:table-cell>
          <table:table-cell table:formula="of:=[.$P$2]/(1+(([.$P$2]/([.F$3]+0.001))-1)*EXP(-[.M$3]*[.$A7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4]+1" office:value-type="float" office:value="72" calcext:value-type="float">
            <text:p>72</text:p>
          </table:table-cell>
          <table:table-cell table:formula="of:=[.$P$2]/(1+(([.$P$2]/([.B$3]+0.001))-1)*EXP(-[.I$3]*[.$A75]))" office:value-type="float" office:value="0.0353401862097018" calcext:value-type="float">
            <text:p>0,035340186209702</text:p>
          </table:table-cell>
          <table:table-cell table:formula="of:=[.$P$2]/(1+(([.$P$2]/([.C$3]+0.001))-1)*EXP(-[.J$3]*[.$A75]))" office:value-type="float" office:value="0.181420232853924" calcext:value-type="float">
            <text:p>0,181420232853924</text:p>
          </table:table-cell>
          <table:table-cell table:formula="of:=[.$P$2]/(1+(([.$P$2]/([.D$3]+0.001))-1)*EXP(-[.K$3]*[.$A75]))" office:value-type="float" office:value="0.572790430569489" calcext:value-type="float">
            <text:p>0,572790430569489</text:p>
          </table:table-cell>
          <table:table-cell table:formula="of:=[.$P$2]/(1+(([.$P$2]/([.E$3]+0.001))-1)*EXP(-[.L$3]*[.$A75]))" office:value-type="float" office:value="0.99975252481933" calcext:value-type="float">
            <text:p>0,99975252481933</text:p>
          </table:table-cell>
          <table:table-cell table:formula="of:=[.$P$2]/(1+(([.$P$2]/([.F$3]+0.001))-1)*EXP(-[.M$3]*[.$A7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5]+1" office:value-type="float" office:value="73" calcext:value-type="float">
            <text:p>73</text:p>
          </table:table-cell>
          <table:table-cell table:formula="of:=[.$P$2]/(1+(([.$P$2]/([.B$3]+0.001))-1)*EXP(-[.I$3]*[.$A76]))" office:value-type="float" office:value="0.0370849210184124" calcext:value-type="float">
            <text:p>0,037084921018412</text:p>
          </table:table-cell>
          <table:table-cell table:formula="of:=[.$P$2]/(1+(([.$P$2]/([.C$3]+0.001))-1)*EXP(-[.J$3]*[.$A76]))" office:value-type="float" office:value="0.192825416631972" calcext:value-type="float">
            <text:p>0,192825416631972</text:p>
          </table:table-cell>
          <table:table-cell table:formula="of:=[.$P$2]/(1+(([.$P$2]/([.D$3]+0.001))-1)*EXP(-[.K$3]*[.$A76]))" office:value-type="float" office:value="0.597063675562128" calcext:value-type="float">
            <text:p>0,597063675562128</text:p>
          </table:table-cell>
          <table:table-cell table:formula="of:=[.$P$2]/(1+(([.$P$2]/([.E$3]+0.001))-1)*EXP(-[.L$3]*[.$A76]))" office:value-type="float" office:value="0.999776069922857" calcext:value-type="float">
            <text:p>0,999776069922857</text:p>
          </table:table-cell>
          <table:table-cell table:formula="of:=[.$P$2]/(1+(([.$P$2]/([.F$3]+0.001))-1)*EXP(-[.M$3]*[.$A7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6]+1" office:value-type="float" office:value="74" calcext:value-type="float">
            <text:p>74</text:p>
          </table:table-cell>
          <table:table-cell table:formula="of:=[.$P$2]/(1+(([.$P$2]/([.B$3]+0.001))-1)*EXP(-[.I$3]*[.$A77]))" office:value-type="float" office:value="0.0389123182968555" calcext:value-type="float">
            <text:p>0,038912318296856</text:p>
          </table:table-cell>
          <table:table-cell table:formula="of:=[.$P$2]/(1+(([.$P$2]/([.C$3]+0.001))-1)*EXP(-[.J$3]*[.$A77]))" office:value-type="float" office:value="0.204768242038665" calcext:value-type="float">
            <text:p>0,204768242038665</text:p>
          </table:table-cell>
          <table:table-cell table:formula="of:=[.$P$2]/(1+(([.$P$2]/([.D$3]+0.001))-1)*EXP(-[.K$3]*[.$A77]))" office:value-type="float" office:value="0.620870625030014" calcext:value-type="float">
            <text:p>0,620870625030014</text:p>
          </table:table-cell>
          <table:table-cell table:formula="of:=[.$P$2]/(1+(([.$P$2]/([.E$3]+0.001))-1)*EXP(-[.L$3]*[.$A77]))" office:value-type="float" office:value="0.999797375369294" calcext:value-type="float">
            <text:p>0,999797375369294</text:p>
          </table:table-cell>
          <table:table-cell table:formula="of:=[.$P$2]/(1+(([.$P$2]/([.F$3]+0.001))-1)*EXP(-[.M$3]*[.$A7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7]+1" office:value-type="float" office:value="75" calcext:value-type="float">
            <text:p>75</text:p>
          </table:table-cell>
          <table:table-cell table:formula="of:=[.$P$2]/(1+(([.$P$2]/([.B$3]+0.001))-1)*EXP(-[.I$3]*[.$A78]))" office:value-type="float" office:value="0.0408259446063332" calcext:value-type="float">
            <text:p>0,040825944606333</text:p>
          </table:table-cell>
          <table:table-cell table:formula="of:=[.$P$2]/(1+(([.$P$2]/([.C$3]+0.001))-1)*EXP(-[.J$3]*[.$A78]))" office:value-type="float" office:value="0.217251669479553" calcext:value-type="float">
            <text:p>0,217251669479553</text:p>
          </table:table-cell>
          <table:table-cell table:formula="of:=[.$P$2]/(1+(([.$P$2]/([.D$3]+0.001))-1)*EXP(-[.K$3]*[.$A78]))" office:value-type="float" office:value="0.644109403244061" calcext:value-type="float">
            <text:p>0,644109403244061</text:p>
          </table:table-cell>
          <table:table-cell table:formula="of:=[.$P$2]/(1+(([.$P$2]/([.E$3]+0.001))-1)*EXP(-[.L$3]*[.$A78]))" office:value-type="float" office:value="0.999816654116995" calcext:value-type="float">
            <text:p>0,999816654116995</text:p>
          </table:table-cell>
          <table:table-cell table:formula="of:=[.$P$2]/(1+(([.$P$2]/([.F$3]+0.001))-1)*EXP(-[.M$3]*[.$A7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8]+1" office:value-type="float" office:value="76" calcext:value-type="float">
            <text:p>76</text:p>
          </table:table-cell>
          <table:table-cell table:formula="of:=[.$P$2]/(1+(([.$P$2]/([.B$3]+0.001))-1)*EXP(-[.I$3]*[.$A79]))" office:value-type="float" office:value="0.0428294852563596" calcext:value-type="float">
            <text:p>0,04282948525636</text:p>
          </table:table-cell>
          <table:table-cell table:formula="of:=[.$P$2]/(1+(([.$P$2]/([.C$3]+0.001))-1)*EXP(-[.J$3]*[.$A79]))" office:value-type="float" office:value="0.230275759098633" calcext:value-type="float">
            <text:p>0,230275759098633</text:p>
          </table:table-cell>
          <table:table-cell table:formula="of:=[.$P$2]/(1+(([.$P$2]/([.D$3]+0.001))-1)*EXP(-[.K$3]*[.$A79]))" office:value-type="float" office:value="0.666688453153211" calcext:value-type="float">
            <text:p>0,666688453153211</text:p>
          </table:table-cell>
          <table:table-cell table:formula="of:=[.$P$2]/(1+(([.$P$2]/([.E$3]+0.001))-1)*EXP(-[.L$3]*[.$A79]))" office:value-type="float" office:value="0.999834098890026" calcext:value-type="float">
            <text:p>0,999834098890026</text:p>
          </table:table-cell>
          <table:table-cell table:formula="of:=[.$P$2]/(1+(([.$P$2]/([.F$3]+0.001))-1)*EXP(-[.M$3]*[.$A7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79]+1" office:value-type="float" office:value="77" calcext:value-type="float">
            <text:p>77</text:p>
          </table:table-cell>
          <table:table-cell table:formula="of:=[.$P$2]/(1+(([.$P$2]/([.B$3]+0.001))-1)*EXP(-[.I$3]*[.$A80]))" office:value-type="float" office:value="0.0449267446252415" calcext:value-type="float">
            <text:p>0,044926744625242</text:p>
          </table:table-cell>
          <table:table-cell table:formula="of:=[.$P$2]/(1+(([.$P$2]/([.C$3]+0.001))-1)*EXP(-[.J$3]*[.$A80]))" office:value-type="float" office:value="0.243837408123452" calcext:value-type="float">
            <text:p>0,243837408123452</text:p>
          </table:table-cell>
          <table:table-cell table:formula="of:=[.$P$2]/(1+(([.$P$2]/([.D$3]+0.001))-1)*EXP(-[.K$3]*[.$A80]))" office:value-type="float" office:value="0.688527717439171" calcext:value-type="float">
            <text:p>0,688527717439171</text:p>
          </table:table-cell>
          <table:table-cell table:formula="of:=[.$P$2]/(1+(([.$P$2]/([.E$3]+0.001))-1)*EXP(-[.L$3]*[.$A80]))" office:value-type="float" office:value="0.999849884098036" calcext:value-type="float">
            <text:p>0,999849884098036</text:p>
          </table:table-cell>
          <table:table-cell table:formula="of:=[.$P$2]/(1+(([.$P$2]/([.F$3]+0.001))-1)*EXP(-[.M$3]*[.$A8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0]+1" office:value-type="float" office:value="78" calcext:value-type="float">
            <text:p>78</text:p>
          </table:table-cell>
          <table:table-cell table:formula="of:=[.$P$2]/(1+(([.$P$2]/([.B$3]+0.001))-1)*EXP(-[.I$3]*[.$A81]))" office:value-type="float" office:value="0.0471216460317115" calcext:value-type="float">
            <text:p>0,047121646031712</text:p>
          </table:table-cell>
          <table:table-cell table:formula="of:=[.$P$2]/(1+(([.$P$2]/([.C$3]+0.001))-1)*EXP(-[.J$3]*[.$A81]))" office:value-type="float" office:value="0.257930108986857" calcext:value-type="float">
            <text:p>0,257930108986857</text:p>
          </table:table-cell>
          <table:table-cell table:formula="of:=[.$P$2]/(1+(([.$P$2]/([.D$3]+0.001))-1)*EXP(-[.K$3]*[.$A81]))" office:value-type="float" office:value="0.709559418066755" calcext:value-type="float">
            <text:p>0,709559418066755</text:p>
          </table:table-cell>
          <table:table-cell table:formula="of:=[.$P$2]/(1+(([.$P$2]/([.E$3]+0.001))-1)*EXP(-[.L$3]*[.$A81]))" office:value-type="float" office:value="0.999864167574438" calcext:value-type="float">
            <text:p>0,999864167574438</text:p>
          </table:table-cell>
          <table:table-cell table:formula="of:=[.$P$2]/(1+(([.$P$2]/([.F$3]+0.001))-1)*EXP(-[.M$3]*[.$A8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1]+1" office:value-type="float" office:value="79" calcext:value-type="float">
            <text:p>79</text:p>
          </table:table-cell>
          <table:table-cell table:formula="of:=[.$P$2]/(1+(([.$P$2]/([.B$3]+0.001))-1)*EXP(-[.I$3]*[.$A82]))" office:value-type="float" office:value="0.0494182311051616" calcext:value-type="float">
            <text:p>0,049418231105162</text:p>
          </table:table-cell>
          <table:table-cell table:formula="of:=[.$P$2]/(1+(([.$P$2]/([.C$3]+0.001))-1)*EXP(-[.J$3]*[.$A82]))" office:value-type="float" office:value="0.272543736013798" calcext:value-type="float">
            <text:p>0,272543736013798</text:p>
          </table:table-cell>
          <table:table-cell table:formula="of:=[.$P$2]/(1+(([.$P$2]/([.D$3]+0.001))-1)*EXP(-[.K$3]*[.$A82]))" office:value-type="float" office:value="0.729728437581776" calcext:value-type="float">
            <text:p>0,729728437581776</text:p>
          </table:table-cell>
          <table:table-cell table:formula="of:=[.$P$2]/(1+(([.$P$2]/([.E$3]+0.001))-1)*EXP(-[.L$3]*[.$A82]))" office:value-type="float" office:value="0.999877092150041" calcext:value-type="float">
            <text:p>0,999877092150041</text:p>
          </table:table-cell>
          <table:table-cell table:formula="of:=[.$P$2]/(1+(([.$P$2]/([.F$3]+0.001))-1)*EXP(-[.M$3]*[.$A8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2]+1" office:value-type="float" office:value="80" calcext:value-type="float">
            <text:p>80</text:p>
          </table:table-cell>
          <table:table-cell table:formula="of:=[.$P$2]/(1+(([.$P$2]/([.B$3]+0.001))-1)*EXP(-[.I$3]*[.$A83]))" office:value-type="float" office:value="0.051820658598752" calcext:value-type="float">
            <text:p>0,051820658598752</text:p>
          </table:table-cell>
          <table:table-cell table:formula="of:=[.$P$2]/(1+(([.$P$2]/([.C$3]+0.001))-1)*EXP(-[.J$3]*[.$A83]))" office:value-type="float" office:value="0.287664368675717" calcext:value-type="float">
            <text:p>0,287664368675717</text:p>
          </table:table-cell>
          <table:table-cell table:formula="of:=[.$P$2]/(1+(([.$P$2]/([.D$3]+0.001))-1)*EXP(-[.K$3]*[.$A83]))" office:value-type="float" office:value="0.748992325232421" calcext:value-type="float">
            <text:p>0,748992325232421</text:p>
          </table:table-cell>
          <table:table-cell table:formula="of:=[.$P$2]/(1+(([.$P$2]/([.E$3]+0.001))-1)*EXP(-[.L$3]*[.$A83]))" office:value-type="float" office:value="0.999888787077616" calcext:value-type="float">
            <text:p>0,999888787077616</text:p>
          </table:table-cell>
          <table:table-cell table:formula="of:=[.$P$2]/(1+(([.$P$2]/([.F$3]+0.001))-1)*EXP(-[.M$3]*[.$A8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3]+1" office:value-type="float" office:value="81" calcext:value-type="float">
            <text:p>81</text:p>
          </table:table-cell>
          <table:table-cell table:formula="of:=[.$P$2]/(1+(([.$P$2]/([.B$3]+0.001))-1)*EXP(-[.I$3]*[.$A84]))" office:value-type="float" office:value="0.0543332025864361" calcext:value-type="float">
            <text:p>0,054333202586436</text:p>
          </table:table-cell>
          <table:table-cell table:formula="of:=[.$P$2]/(1+(([.$P$2]/([.C$3]+0.001))-1)*EXP(-[.J$3]*[.$A84]))" office:value-type="float" office:value="0.303274159354375" calcext:value-type="float">
            <text:p>0,303274159354375</text:p>
          </table:table-cell>
          <table:table-cell table:formula="of:=[.$P$2]/(1+(([.$P$2]/([.D$3]+0.001))-1)*EXP(-[.K$3]*[.$A84]))" office:value-type="float" office:value="0.767320966993808" calcext:value-type="float">
            <text:p>0,767320966993808</text:p>
          </table:table-cell>
          <table:table-cell table:formula="of:=[.$P$2]/(1+(([.$P$2]/([.E$3]+0.001))-1)*EXP(-[.L$3]*[.$A84]))" office:value-type="float" office:value="0.999899369321452" calcext:value-type="float">
            <text:p>0,999899369321452</text:p>
          </table:table-cell>
          <table:table-cell table:formula="of:=[.$P$2]/(1+(([.$P$2]/([.F$3]+0.001))-1)*EXP(-[.M$3]*[.$A8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4]+1" office:value-type="float" office:value="82" calcext:value-type="float">
            <text:p>82</text:p>
          </table:table-cell>
          <table:table-cell table:formula="of:=[.$P$2]/(1+(([.$P$2]/([.B$3]+0.001))-1)*EXP(-[.I$3]*[.$A85]))" office:value-type="float" office:value="0.056960249981823" calcext:value-type="float">
            <text:p>0,056960249981823</text:p>
          </table:table-cell>
          <table:table-cell table:formula="of:=[.$P$2]/(1+(([.$P$2]/([.C$3]+0.001))-1)*EXP(-[.J$3]*[.$A85]))" office:value-type="float" office:value="0.319351253179576" calcext:value-type="float">
            <text:p>0,319351253179576</text:p>
          </table:table-cell>
          <table:table-cell table:formula="of:=[.$P$2]/(1+(([.$P$2]/([.D$3]+0.001))-1)*EXP(-[.K$3]*[.$A85]))" office:value-type="float" office:value="0.784695970036292" calcext:value-type="float">
            <text:p>0,784695970036292</text:p>
          </table:table-cell>
          <table:table-cell table:formula="of:=[.$P$2]/(1+(([.$P$2]/([.E$3]+0.001))-1)*EXP(-[.L$3]*[.$A85]))" office:value-type="float" office:value="0.999908944724677" calcext:value-type="float">
            <text:p>0,999908944724677</text:p>
          </table:table-cell>
          <table:table-cell table:formula="of:=[.$P$2]/(1+(([.$P$2]/([.F$3]+0.001))-1)*EXP(-[.M$3]*[.$A8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5]+1" office:value-type="float" office:value="83" calcext:value-type="float">
            <text:p>83</text:p>
          </table:table-cell>
          <table:table-cell table:formula="of:=[.$P$2]/(1+(([.$P$2]/([.B$3]+0.001))-1)*EXP(-[.I$3]*[.$A86]))" office:value-type="float" office:value="0.0597062973138317" calcext:value-type="float">
            <text:p>0,059706297313832</text:p>
          </table:table-cell>
          <table:table-cell table:formula="of:=[.$P$2]/(1+(([.$P$2]/([.C$3]+0.001))-1)*EXP(-[.J$3]*[.$A86]))" office:value-type="float" office:value="0.335869766781164" calcext:value-type="float">
            <text:p>0,335869766781164</text:p>
          </table:table-cell>
          <table:table-cell table:formula="of:=[.$P$2]/(1+(([.$P$2]/([.D$3]+0.001))-1)*EXP(-[.K$3]*[.$A86]))" office:value-type="float" office:value="0.801109818909857" calcext:value-type="float">
            <text:p>0,801109818909857</text:p>
          </table:table-cell>
          <table:table-cell table:formula="of:=[.$P$2]/(1+(([.$P$2]/([.E$3]+0.001))-1)*EXP(-[.L$3]*[.$A86]))" office:value-type="float" office:value="0.999917609065856" calcext:value-type="float">
            <text:p>0,999917609065856</text:p>
          </table:table-cell>
          <table:table-cell table:formula="of:=[.$P$2]/(1+(([.$P$2]/([.F$3]+0.001))-1)*EXP(-[.M$3]*[.$A8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6]+1" office:value-type="float" office:value="84" calcext:value-type="float">
            <text:p>84</text:p>
          </table:table-cell>
          <table:table-cell table:formula="of:=[.$P$2]/(1+(([.$P$2]/([.B$3]+0.001))-1)*EXP(-[.I$3]*[.$A87]))" office:value-type="float" office:value="0.0625759466913574" calcext:value-type="float">
            <text:p>0,062575946691357</text:p>
          </table:table-cell>
          <table:table-cell table:formula="of:=[.$P$2]/(1+(([.$P$2]/([.C$3]+0.001))-1)*EXP(-[.J$3]*[.$A87]))" office:value-type="float" office:value="0.352799831710789" calcext:value-type="float">
            <text:p>0,352799831710789</text:p>
          </table:table-cell>
          <table:table-cell table:formula="of:=[.$P$2]/(1+(([.$P$2]/([.D$3]+0.001))-1)*EXP(-[.K$3]*[.$A87]))" office:value-type="float" office:value="0.816564862995495" calcext:value-type="float">
            <text:p>0,816564862995495</text:p>
          </table:table-cell>
          <table:table-cell table:formula="of:=[.$P$2]/(1+(([.$P$2]/([.E$3]+0.001))-1)*EXP(-[.L$3]*[.$A87]))" office:value-type="float" office:value="0.99992544901536" calcext:value-type="float">
            <text:p>0,99992544901536</text:p>
          </table:table-cell>
          <table:table-cell table:formula="of:=[.$P$2]/(1+(([.$P$2]/([.F$3]+0.001))-1)*EXP(-[.M$3]*[.$A8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7]+1" office:value-type="float" office:value="85" calcext:value-type="float">
            <text:p>85</text:p>
          </table:table-cell>
          <table:table-cell table:formula="of:=[.$P$2]/(1+(([.$P$2]/([.B$3]+0.001))-1)*EXP(-[.I$3]*[.$A88]))" office:value-type="float" office:value="0.0655739008867296" calcext:value-type="float">
            <text:p>0,06557390088673</text:p>
          </table:table-cell>
          <table:table-cell table:formula="of:=[.$P$2]/(1+(([.$P$2]/([.C$3]+0.001))-1)*EXP(-[.J$3]*[.$A88]))" office:value-type="float" office:value="0.370107706848968" calcext:value-type="float">
            <text:p>0,370107706848968</text:p>
          </table:table-cell>
          <table:table-cell table:formula="of:=[.$P$2]/(1+(([.$P$2]/([.D$3]+0.001))-1)*EXP(-[.K$3]*[.$A88]))" office:value-type="float" office:value="0.831072193219262" calcext:value-type="float">
            <text:p>0,831072193219262</text:p>
          </table:table-cell>
          <table:table-cell table:formula="of:=[.$P$2]/(1+(([.$P$2]/([.E$3]+0.001))-1)*EXP(-[.L$3]*[.$A88]))" office:value-type="float" office:value="0.999932543000975" calcext:value-type="float">
            <text:p>0,999932543000975</text:p>
          </table:table-cell>
          <table:table-cell table:formula="of:=[.$P$2]/(1+(([.$P$2]/([.F$3]+0.001))-1)*EXP(-[.M$3]*[.$A8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8]+1" office:value-type="float" office:value="86" calcext:value-type="float">
            <text:p>86</text:p>
          </table:table-cell>
          <table:table-cell table:formula="of:=[.$P$2]/(1+(([.$P$2]/([.B$3]+0.001))-1)*EXP(-[.I$3]*[.$A89]))" office:value-type="float" office:value="0.0687049574656999" calcext:value-type="float">
            <text:p>0,0687049574657</text:p>
          </table:table-cell>
          <table:table-cell table:formula="of:=[.$P$2]/(1+(([.$P$2]/([.C$3]+0.001))-1)*EXP(-[.J$3]*[.$A89]))" office:value-type="float" office:value="0.387755962346407" calcext:value-type="float">
            <text:p>0,387755962346407</text:p>
          </table:table-cell>
          <table:table-cell table:formula="of:=[.$P$2]/(1+(([.$P$2]/([.D$3]+0.001))-1)*EXP(-[.K$3]*[.$A89]))" office:value-type="float" office:value="0.844650461464053" calcext:value-type="float">
            <text:p>0,844650461464053</text:p>
          </table:table-cell>
          <table:table-cell table:formula="of:=[.$P$2]/(1+(([.$P$2]/([.E$3]+0.001))-1)*EXP(-[.L$3]*[.$A89]))" office:value-type="float" office:value="0.999938961991348" calcext:value-type="float">
            <text:p>0,999938961991348</text:p>
          </table:table-cell>
          <table:table-cell table:formula="of:=[.$P$2]/(1+(([.$P$2]/([.F$3]+0.001))-1)*EXP(-[.M$3]*[.$A8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89]+1" office:value-type="float" office:value="87" calcext:value-type="float">
            <text:p>87</text:p>
          </table:table-cell>
          <table:table-cell table:formula="of:=[.$P$2]/(1+(([.$P$2]/([.B$3]+0.001))-1)*EXP(-[.I$3]*[.$A90]))" office:value-type="float" office:value="0.0719740018901244" calcext:value-type="float">
            <text:p>0,071974001890124</text:p>
          </table:table-cell>
          <table:table-cell table:formula="of:=[.$P$2]/(1+(([.$P$2]/([.C$3]+0.001))-1)*EXP(-[.J$3]*[.$A90]))" office:value-type="float" office:value="0.405703735607475" calcext:value-type="float">
            <text:p>0,405703735607475</text:p>
          </table:table-cell>
          <table:table-cell table:formula="of:=[.$P$2]/(1+(([.$P$2]/([.D$3]+0.001))-1)*EXP(-[.K$3]*[.$A90]))" office:value-type="float" office:value="0.857324689455935" calcext:value-type="float">
            <text:p>0,857324689455935</text:p>
          </table:table-cell>
          <table:table-cell table:formula="of:=[.$P$2]/(1+(([.$P$2]/([.E$3]+0.001))-1)*EXP(-[.L$3]*[.$A90]))" office:value-type="float" office:value="0.999944770205045" calcext:value-type="float">
            <text:p>0,999944770205045</text:p>
          </table:table-cell>
          <table:table-cell table:formula="of:=[.$P$2]/(1+(([.$P$2]/([.F$3]+0.001))-1)*EXP(-[.M$3]*[.$A9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0]+1" office:value-type="float" office:value="88" calcext:value-type="float">
            <text:p>88</text:p>
          </table:table-cell>
          <table:table-cell table:formula="of:=[.$P$2]/(1+(([.$P$2]/([.B$3]+0.001))-1)*EXP(-[.I$3]*[.$A91]))" office:value-type="float" office:value="0.0753859995185259" calcext:value-type="float">
            <text:p>0,075385999518526</text:p>
          </table:table-cell>
          <table:table-cell table:formula="of:=[.$P$2]/(1+(([.$P$2]/([.C$3]+0.001))-1)*EXP(-[.J$3]*[.$A91]))" office:value-type="float" office:value="0.423907057583907" calcext:value-type="float">
            <text:p>0,423907057583907</text:p>
          </table:table-cell>
          <table:table-cell table:formula="of:=[.$P$2]/(1+(([.$P$2]/([.D$3]+0.001))-1)*EXP(-[.K$3]*[.$A91]))" office:value-type="float" office:value="0.869125106025907" calcext:value-type="float">
            <text:p>0,869125106025907</text:p>
          </table:table-cell>
          <table:table-cell table:formula="of:=[.$P$2]/(1+(([.$P$2]/([.E$3]+0.001))-1)*EXP(-[.L$3]*[.$A91]))" office:value-type="float" office:value="0.999950025752279" calcext:value-type="float">
            <text:p>0,999950025752279</text:p>
          </table:table-cell>
          <table:table-cell table:formula="of:=[.$P$2]/(1+(([.$P$2]/([.F$3]+0.001))-1)*EXP(-[.M$3]*[.$A9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1]+1" office:value-type="float" office:value="89" calcext:value-type="float">
            <text:p>89</text:p>
          </table:table-cell>
          <table:table-cell table:formula="of:=[.$P$2]/(1+(([.$P$2]/([.B$3]+0.001))-1)*EXP(-[.I$3]*[.$A92]))" office:value-type="float" office:value="0.0789459864294381" calcext:value-type="float">
            <text:p>0,078945986429438</text:p>
          </table:table-cell>
          <table:table-cell table:formula="of:=[.$P$2]/(1+(([.$P$2]/([.C$3]+0.001))-1)*EXP(-[.J$3]*[.$A92]))" office:value-type="float" office:value="0.442319245304014" calcext:value-type="float">
            <text:p>0,442319245304014</text:p>
          </table:table-cell>
          <table:table-cell table:formula="of:=[.$P$2]/(1+(([.$P$2]/([.D$3]+0.001))-1)*EXP(-[.K$3]*[.$A92]))" office:value-type="float" office:value="0.880086043329192" calcext:value-type="float">
            <text:p>0,880086043329192</text:p>
          </table:table-cell>
          <table:table-cell table:formula="of:=[.$P$2]/(1+(([.$P$2]/([.E$3]+0.001))-1)*EXP(-[.L$3]*[.$A92]))" office:value-type="float" office:value="0.999954781215678" calcext:value-type="float">
            <text:p>0,999954781215678</text:p>
          </table:table-cell>
          <table:table-cell table:formula="of:=[.$P$2]/(1+(([.$P$2]/([.F$3]+0.001))-1)*EXP(-[.M$3]*[.$A9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2]+1" office:value-type="float" office:value="90" calcext:value-type="float">
            <text:p>90</text:p>
          </table:table-cell>
          <table:table-cell table:formula="of:=[.$P$2]/(1+(([.$P$2]/([.B$3]+0.001))-1)*EXP(-[.I$3]*[.$A93]))" office:value-type="float" office:value="0.0826590589929673" calcext:value-type="float">
            <text:p>0,082659058992967</text:p>
          </table:table-cell>
          <table:table-cell table:formula="of:=[.$P$2]/(1+(([.$P$2]/([.C$3]+0.001))-1)*EXP(-[.J$3]*[.$A93]))" office:value-type="float" office:value="0.460891354228762" calcext:value-type="float">
            <text:p>0,460891354228762</text:p>
          </table:table-cell>
          <table:table-cell table:formula="of:=[.$P$2]/(1+(([.$P$2]/([.D$3]+0.001))-1)*EXP(-[.K$3]*[.$A93]))" office:value-type="float" office:value="0.890244914466954" calcext:value-type="float">
            <text:p>0,890244914466954</text:p>
          </table:table-cell>
          <table:table-cell table:formula="of:=[.$P$2]/(1+(([.$P$2]/([.E$3]+0.001))-1)*EXP(-[.L$3]*[.$A93]))" office:value-type="float" office:value="0.999959084175881" calcext:value-type="float">
            <text:p>0,999959084175881</text:p>
          </table:table-cell>
          <table:table-cell table:formula="of:=[.$P$2]/(1+(([.$P$2]/([.F$3]+0.001))-1)*EXP(-[.M$3]*[.$A93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3]+1" office:value-type="float" office:value="91" calcext:value-type="float">
            <text:p>91</text:p>
          </table:table-cell>
          <table:table-cell table:formula="of:=[.$P$2]/(1+(([.$P$2]/([.B$3]+0.001))-1)*EXP(-[.I$3]*[.$A94]))" office:value-type="float" office:value="0.0865303621175" calcext:value-type="float">
            <text:p>0,0865303621175</text:p>
          </table:table-cell>
          <table:table-cell table:formula="of:=[.$P$2]/(1+(([.$P$2]/([.C$3]+0.001))-1)*EXP(-[.J$3]*[.$A94]))" office:value-type="float" office:value="0.479572681820996" calcext:value-type="float">
            <text:p>0,479572681820996</text:p>
          </table:table-cell>
          <table:table-cell table:formula="of:=[.$P$2]/(1+(([.$P$2]/([.D$3]+0.001))-1)*EXP(-[.K$3]*[.$A94]))" office:value-type="float" office:value="0.899641287456767" calcext:value-type="float">
            <text:p>0,899641287456767</text:p>
          </table:table-cell>
          <table:table-cell table:formula="of:=[.$P$2]/(1+(([.$P$2]/([.E$3]+0.001))-1)*EXP(-[.L$3]*[.$A94]))" office:value-type="float" office:value="0.999962977687195" calcext:value-type="float">
            <text:p>0,999962977687195</text:p>
          </table:table-cell>
          <table:table-cell table:formula="of:=[.$P$2]/(1+(([.$P$2]/([.F$3]+0.001))-1)*EXP(-[.M$3]*[.$A94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4]+1" office:value-type="float" office:value="92" calcext:value-type="float">
            <text:p>92</text:p>
          </table:table-cell>
          <table:table-cell table:formula="of:=[.$P$2]/(1+(([.$P$2]/([.B$3]+0.001))-1)*EXP(-[.I$3]*[.$A95]))" office:value-type="float" office:value="0.0905650761010612" calcext:value-type="float">
            <text:p>0,090565076101061</text:p>
          </table:table-cell>
          <table:table-cell table:formula="of:=[.$P$2]/(1+(([.$P$2]/([.C$3]+0.001))-1)*EXP(-[.J$3]*[.$A95]))" office:value-type="float" office:value="0.498311311758676" calcext:value-type="float">
            <text:p>0,498311311758676</text:p>
          </table:table-cell>
          <table:table-cell table:formula="of:=[.$P$2]/(1+(([.$P$2]/([.D$3]+0.001))-1)*EXP(-[.K$3]*[.$A95]))" office:value-type="float" office:value="0.908316063932969" calcext:value-type="float">
            <text:p>0,908316063932969</text:p>
          </table:table-cell>
          <table:table-cell table:formula="of:=[.$P$2]/(1+(([.$P$2]/([.E$3]+0.001))-1)*EXP(-[.L$3]*[.$A95]))" office:value-type="float" office:value="0.999966500708049" calcext:value-type="float">
            <text:p>0,999966500708049</text:p>
          </table:table-cell>
          <table:table-cell table:formula="of:=[.$P$2]/(1+(([.$P$2]/([.F$3]+0.001))-1)*EXP(-[.M$3]*[.$A95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5]+1" office:value-type="float" office:value="93" calcext:value-type="float">
            <text:p>93</text:p>
          </table:table-cell>
          <table:table-cell table:formula="of:=[.$P$2]/(1+(([.$P$2]/([.B$3]+0.001))-1)*EXP(-[.I$3]*[.$A96]))" office:value-type="float" office:value="0.0947684020206401" calcext:value-type="float">
            <text:p>0,09476840202064</text:p>
          </table:table-cell>
          <table:table-cell table:formula="of:=[.$P$2]/(1+(([.$P$2]/([.C$3]+0.001))-1)*EXP(-[.J$3]*[.$A96]))" office:value-type="float" office:value="0.517054686628937" calcext:value-type="float">
            <text:p>0,517054686628937</text:p>
          </table:table-cell>
          <table:table-cell table:formula="of:=[.$P$2]/(1+(([.$P$2]/([.D$3]+0.001))-1)*EXP(-[.K$3]*[.$A96]))" office:value-type="float" office:value="0.916310765478482" calcext:value-type="float">
            <text:p>0,916310765478482</text:p>
          </table:table-cell>
          <table:table-cell table:formula="of:=[.$P$2]/(1+(([.$P$2]/([.E$3]+0.001))-1)*EXP(-[.L$3]*[.$A96]))" office:value-type="float" office:value="0.999969688490536" calcext:value-type="float">
            <text:p>0,999969688490536</text:p>
          </table:table-cell>
          <table:table-cell table:formula="of:=[.$P$2]/(1+(([.$P$2]/([.F$3]+0.001))-1)*EXP(-[.M$3]*[.$A96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6]+1" office:value-type="float" office:value="94" calcext:value-type="float">
            <text:p>94</text:p>
          </table:table-cell>
          <table:table-cell table:formula="of:=[.$P$2]/(1+(([.$P$2]/([.B$3]+0.001))-1)*EXP(-[.I$3]*[.$A97]))" office:value-type="float" office:value="0.0991455455979985" calcext:value-type="float">
            <text:p>0,099145545597999</text:p>
          </table:table-cell>
          <table:table-cell table:formula="of:=[.$P$2]/(1+(([.$P$2]/([.C$3]+0.001))-1)*EXP(-[.J$3]*[.$A97]))" office:value-type="float" office:value="0.535750195801508" calcext:value-type="float">
            <text:p>0,535750195801508</text:p>
          </table:table-cell>
          <table:table-cell table:formula="of:=[.$P$2]/(1+(([.$P$2]/([.D$3]+0.001))-1)*EXP(-[.K$3]*[.$A97]))" office:value-type="float" office:value="0.923666926133398" calcext:value-type="float">
            <text:p>0,923666926133398</text:p>
          </table:table-cell>
          <table:table-cell table:formula="of:=[.$P$2]/(1+(([.$P$2]/([.E$3]+0.001))-1)*EXP(-[.L$3]*[.$A97]))" office:value-type="float" office:value="0.999972572932926" calcext:value-type="float">
            <text:p>0,999972572932926</text:p>
          </table:table-cell>
          <table:table-cell table:formula="of:=[.$P$2]/(1+(([.$P$2]/([.F$3]+0.001))-1)*EXP(-[.M$3]*[.$A97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7]+1" office:value-type="float" office:value="95" calcext:value-type="float">
            <text:p>95</text:p>
          </table:table-cell>
          <table:table-cell table:formula="of:=[.$P$2]/(1+(([.$P$2]/([.B$3]+0.001))-1)*EXP(-[.I$3]*[.$A98]))" office:value-type="float" office:value="0.103701699487194" calcext:value-type="float">
            <text:p>0,103701699487194</text:p>
          </table:table-cell>
          <table:table-cell table:formula="of:=[.$P$2]/(1+(([.$P$2]/([.C$3]+0.001))-1)*EXP(-[.J$3]*[.$A98]))" office:value-type="float" office:value="0.554345764566411" calcext:value-type="float">
            <text:p>0,554345764566411</text:p>
          </table:table-cell>
          <table:table-cell table:formula="of:=[.$P$2]/(1+(([.$P$2]/([.D$3]+0.001))-1)*EXP(-[.K$3]*[.$A98]))" office:value-type="float" office:value="0.930425586345421" calcext:value-type="float">
            <text:p>0,930425586345421</text:p>
          </table:table-cell>
          <table:table-cell table:formula="of:=[.$P$2]/(1+(([.$P$2]/([.E$3]+0.001))-1)*EXP(-[.L$3]*[.$A98]))" office:value-type="float" office:value="0.999975182898671" calcext:value-type="float">
            <text:p>0,999975182898671</text:p>
          </table:table-cell>
          <table:table-cell table:formula="of:=[.$P$2]/(1+(([.$P$2]/([.F$3]+0.001))-1)*EXP(-[.M$3]*[.$A98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8]+1" office:value-type="float" office:value="96" calcext:value-type="float">
            <text:p>96</text:p>
          </table:table-cell>
          <table:table-cell table:formula="of:=[.$P$2]/(1+(([.$P$2]/([.B$3]+0.001))-1)*EXP(-[.I$3]*[.$A99]))" office:value-type="float" office:value="0.108442023937456" calcext:value-type="float">
            <text:p>0,108442023937456</text:p>
          </table:table-cell>
          <table:table-cell table:formula="of:=[.$P$2]/(1+(([.$P$2]/([.C$3]+0.001))-1)*EXP(-[.J$3]*[.$A99]))" office:value-type="float" office:value="0.572790430569489" calcext:value-type="float">
            <text:p>0,572790430569489</text:p>
          </table:table-cell>
          <table:table-cell table:formula="of:=[.$P$2]/(1+(([.$P$2]/([.D$3]+0.001))-1)*EXP(-[.K$3]*[.$A99]))" office:value-type="float" office:value="0.936626881320059" calcext:value-type="float">
            <text:p>0,936626881320059</text:p>
          </table:table-cell>
          <table:table-cell table:formula="of:=[.$P$2]/(1+(([.$P$2]/([.E$3]+0.001))-1)*EXP(-[.L$3]*[.$A99]))" office:value-type="float" office:value="0.999977544505078" calcext:value-type="float">
            <text:p>0,999977544505078</text:p>
          </table:table-cell>
          <table:table-cell table:formula="of:=[.$P$2]/(1+(([.$P$2]/([.F$3]+0.001))-1)*EXP(-[.M$3]*[.$A99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99]+1" office:value-type="float" office:value="97" calcext:value-type="float">
            <text:p>97</text:p>
          </table:table-cell>
          <table:table-cell table:formula="of:=[.$P$2]/(1+(([.$P$2]/([.B$3]+0.001))-1)*EXP(-[.I$3]*[.$A100]))" office:value-type="float" office:value="0.11337162579526" calcext:value-type="float">
            <text:p>0,11337162579526</text:p>
          </table:table-cell>
          <table:table-cell table:formula="of:=[.$P$2]/(1+(([.$P$2]/([.C$3]+0.001))-1)*EXP(-[.J$3]*[.$A100]))" office:value-type="float" office:value="0.59103489409352" calcext:value-type="float">
            <text:p>0,59103489409352</text:p>
          </table:table-cell>
          <table:table-cell table:formula="of:=[.$P$2]/(1+(([.$P$2]/([.D$3]+0.001))-1)*EXP(-[.K$3]*[.$A100]))" office:value-type="float" office:value="0.94230971525909" calcext:value-type="float">
            <text:p>0,94230971525909</text:p>
          </table:table-cell>
          <table:table-cell table:formula="of:=[.$P$2]/(1+(([.$P$2]/([.E$3]+0.001))-1)*EXP(-[.L$3]*[.$A100]))" office:value-type="float" office:value="0.999979681384535" calcext:value-type="float">
            <text:p>0,999979681384535</text:p>
          </table:table-cell>
          <table:table-cell table:formula="of:=[.$P$2]/(1+(([.$P$2]/([.F$3]+0.001))-1)*EXP(-[.M$3]*[.$A100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00]+1" office:value-type="float" office:value="98" calcext:value-type="float">
            <text:p>98</text:p>
          </table:table-cell>
          <table:table-cell table:formula="of:=[.$P$2]/(1+(([.$P$2]/([.B$3]+0.001))-1)*EXP(-[.I$3]*[.$A101]))" office:value-type="float" office:value="0.118495535821623" calcext:value-type="float">
            <text:p>0,118495535821623</text:p>
          </table:table-cell>
          <table:table-cell table:formula="of:=[.$P$2]/(1+(([.$P$2]/([.C$3]+0.001))-1)*EXP(-[.J$3]*[.$A101]))" office:value-type="float" office:value="0.609032029780659" calcext:value-type="float">
            <text:p>0,609032029780659</text:p>
          </table:table-cell>
          <table:table-cell table:formula="of:=[.$P$2]/(1+(([.$P$2]/([.D$3]+0.001))-1)*EXP(-[.K$3]*[.$A101]))" office:value-type="float" office:value="0.947511512197102" calcext:value-type="float">
            <text:p>0,947511512197102</text:p>
          </table:table-cell>
          <table:table-cell table:formula="of:=[.$P$2]/(1+(([.$P$2]/([.E$3]+0.001))-1)*EXP(-[.L$3]*[.$A101]))" office:value-type="float" office:value="0.999981614920895" calcext:value-type="float">
            <text:p>0,999981614920895</text:p>
          </table:table-cell>
          <table:table-cell table:formula="of:=[.$P$2]/(1+(([.$P$2]/([.F$3]+0.001))-1)*EXP(-[.M$3]*[.$A101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01]+1" office:value-type="float" office:value="99" calcext:value-type="float">
            <text:p>99</text:p>
          </table:table-cell>
          <table:table-cell table:formula="of:=[.$P$2]/(1+(([.$P$2]/([.B$3]+0.001))-1)*EXP(-[.I$3]*[.$A102]))" office:value-type="float" office:value="0.123818684314839" calcext:value-type="float">
            <text:p>0,123818684314839</text:p>
          </table:table-cell>
          <table:table-cell table:formula="of:=[.$P$2]/(1+(([.$P$2]/([.C$3]+0.001))-1)*EXP(-[.J$3]*[.$A102]))" office:value-type="float" office:value="0.626737348910226" calcext:value-type="float">
            <text:p>0,626737348910226</text:p>
          </table:table-cell>
          <table:table-cell table:formula="of:=[.$P$2]/(1+(([.$P$2]/([.D$3]+0.001))-1)*EXP(-[.K$3]*[.$A102]))" office:value-type="float" office:value="0.952268033912038" calcext:value-type="float">
            <text:p>0,952268033912038</text:p>
          </table:table-cell>
          <table:table-cell table:formula="of:=[.$P$2]/(1+(([.$P$2]/([.E$3]+0.001))-1)*EXP(-[.L$3]*[.$A102]))" office:value-type="float" office:value="0.999983364463387" calcext:value-type="float">
            <text:p>0,999983364463387</text:p>
          </table:table-cell>
          <table:table-cell table:formula="of:=[.$P$2]/(1+(([.$P$2]/([.F$3]+0.001))-1)*EXP(-[.M$3]*[.$A102]))" office:value-type="float" office:value="1.001" calcext:value-type="float">
            <text:p>1,001</text:p>
          </table:table-cell>
          <table:table-cell table:number-columns-repeated="10"/>
        </table:table-row>
        <table:table-row table:style-name="ro1">
          <table:table-cell table:formula="of:=[.A102]+1" office:value-type="float" office:value="100" calcext:value-type="float">
            <text:p>100</text:p>
          </table:table-cell>
          <table:table-cell table:formula="of:=[.$P$2]/(1+(([.$P$2]/([.B$3]+0.001))-1)*EXP(-[.I$3]*[.$A103]))" office:value-type="float" office:value="0.129345875045267" calcext:value-type="float">
            <text:p>0,129345875045267</text:p>
          </table:table-cell>
          <table:table-cell table:formula="of:=[.$P$2]/(1+(([.$P$2]/([.C$3]+0.001))-1)*EXP(-[.J$3]*[.$A103]))" office:value-type="float" office:value="0.644109403244061" calcext:value-type="float">
            <text:p>0,644109403244061</text:p>
          </table:table-cell>
          <table:table-cell table:formula="of:=[.$P$2]/(1+(([.$P$2]/([.D$3]+0.001))-1)*EXP(-[.K$3]*[.$A103]))" office:value-type="float" office:value="0.956613255562225" calcext:value-type="float">
            <text:p>0,956613255562225</text:p>
          </table:table-cell>
          <table:table-cell table:formula="of:=[.$P$2]/(1+(([.$P$2]/([.E$3]+0.001))-1)*EXP(-[.L$3]*[.$A103]))" office:value-type="float" office:value="0.999984947520174" calcext:value-type="float">
            <text:p>0,999984947520174</text:p>
          </table:table-cell>
          <table:table-cell table:formula="of:=[.$P$2]/(1+(([.$P$2]/([.F$3]+0.001))-1)*EXP(-[.M$3]*[.$A103]))" office:value-type="float" office:value="1.001" calcext:value-type="float">
            <text:p>1,00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0T13:51:24.614727794</meta:creation-date>
    <dc:date>2020-07-30T19:42:23.073536785</dc:date>
    <meta:editing-duration>PT10M11S</meta:editing-duration>
    <meta:editing-cycles>2</meta:editing-cycles>
    <meta:generator>LibreOffice/6.4.5.2$Linux_X86_64 LibreOffice_project/40$Build-2</meta:generator>
    <meta:document-statistic meta:table-count="2" meta:cell-count="1095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3.205cm" style:legend-expansion="high" chart:style-name="ch2"/>
        <chart:plot-area chart:style-name="ch3" table:cell-range-address="Feuille1.A1:Feuille1.F37" chart:data-source-has-labels="both" svg:x="0.32cm" svg:y="0.18cm" svg:width="14.42cm" svg:height="8.64cm">
          <chartooo:coordinate-region svg:x="1.55cm" svg:y="0.379cm" svg:width="13.19cm" svg:height="7.649cm"/>
          <chart:axis chart:dimension="x" chart:name="primary-x" chart:style-name="ch4" chartooo:axis-type="auto">
            <chartooo:date-scale/>
            <chart:categories table:cell-range-address="Feuille1.A2:Feuille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37" chart:label-cell-address="Feuille1.B1:Feuille1.B1" chart:class="chart:bar">
            <chart:data-point chart:repeated="36"/>
          </chart:series>
          <chart:series chart:style-name="ch8" chart:values-cell-range-address="Feuille1.C2:Feuille1.C37" chart:label-cell-address="Feuille1.C1:Feuille1.C1" chart:class="chart:bar">
            <chart:data-point chart:repeated="36"/>
          </chart:series>
          <chart:series chart:style-name="ch9" chart:values-cell-range-address="Feuille1.D2:Feuille1.D37" chart:label-cell-address="Feuille1.D1:Feuille1.D1" chart:class="chart:bar">
            <chart:data-point chart:repeated="36"/>
          </chart:series>
          <chart:series chart:style-name="ch10" chart:values-cell-range-address="Feuille1.E2:Feuille1.E37" chart:label-cell-address="Feuille1.E1:Feuille1.E1" chart:class="chart:bar">
            <chart:data-point chart:repeated="36"/>
          </chart:series>
          <chart:series chart:style-name="ch11" chart:values-cell-range-address="Feuille1.F2:Feuille1.F37" chart:label-cell-address="Feuille1.F1:Feuille1.F1" chart:class="chart:bar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euille1.B1:Feuille1.B1</svg:desc>
                </draw:g>
              </table:table-cell>
              <table:table-cell office:value-type="string">
                <text:p>1</text:p>
                <draw:g>
                  <svg:desc>Feuille1.C1:Feuille1.C1</svg:desc>
                </draw:g>
              </table:table-cell>
              <table:table-cell office:value-type="string">
                <text:p>2</text:p>
                <draw:g>
                  <svg:desc>Feuille1.D1:Feuille1.D1</svg:desc>
                </draw:g>
              </table:table-cell>
              <table:table-cell office:value-type="string">
                <text:p>3</text:p>
                <draw:g>
                  <svg:desc>Feuille1.E1:Feuille1.E1</svg:desc>
                </draw:g>
              </table:table-cell>
              <table:table-cell office:value-type="string">
                <text:p>4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37</svg:desc>
                </draw:g>
              </table:table-cell>
              <table:table-cell office:value-type="float" office:value="0.01">
                <text:p>0.01</text:p>
                <draw:g>
                  <svg:desc>Feuille1.B2:Feuille1.B37</svg:desc>
                </draw:g>
              </table:table-cell>
              <table:table-cell office:value-type="float" office:value="0.1">
                <text:p>0.1</text:p>
                <draw:g>
                  <svg:desc>Feuille1.C2:Feuille1.C37</svg:desc>
                </draw:g>
              </table:table-cell>
              <table:table-cell office:value-type="float" office:value="0.1">
                <text:p>0.1</text:p>
                <draw:g>
                  <svg:desc>Feuille1.D2:Feuille1.D37</svg:desc>
                </draw:g>
              </table:table-cell>
              <table:table-cell office:value-type="float" office:value="0.75">
                <text:p>0.75</text:p>
                <draw:g>
                  <svg:desc>Feuille1.E2:Feuille1.E37</svg:desc>
                </draw:g>
              </table:table-cell>
              <table:table-cell office:value-type="float" office:value="1">
                <text:p>1</text:p>
                <draw:g>
                  <svg:desc>Feuille1.F2:Feuille1.F3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125383696771242">
                <text:p>0.00125383696771242</text:p>
              </table:table-cell>
              <table:table-cell office:value-type="float" office:value="0.0137191616602985">
                <text:p>0.0137191616602985</text:p>
              </table:table-cell>
              <table:table-cell office:value-type="float" office:value="0.0137191616602985">
                <text:p>0.0137191616602985</text:p>
              </table:table-cell>
              <table:table-cell office:value-type="float" office:value="0.197097107251078">
                <text:p>0.197097107251078</text:p>
              </table:table-cell>
              <table:table-cell office:value-type="float" office:value="0.337436927021352">
                <text:p>0.3374369270213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221982158748524">
                <text:p>0.000221982158748524</text:p>
              </table:table-cell>
              <table:table-cell office:value-type="float" office:value="0.00245964444414217">
                <text:p>0.00245964444414217</text:p>
              </table:table-cell>
              <table:table-cell office:value-type="float" office:value="0.00245964444414217">
                <text:p>0.00245964444414217</text:p>
              </table:table-cell>
              <table:table-cell office:value-type="float" office:value="0.0425266760242267">
                <text:p>0.0425266760242267</text:p>
              </table:table-cell>
              <table:table-cell office:value-type="float" office:value="0.083894230154789">
                <text:p>0.0838942301547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432059115555152">
                <text:p>0.0000432059115555152</text:p>
              </table:table-cell>
              <table:table-cell office:value-type="float" office:value="0.000479831517790295">
                <text:p>0.000479831517790295</text:p>
              </table:table-cell>
              <table:table-cell office:value-type="float" office:value="0.000479831517790295">
                <text:p>0.000479831517790295</text:p>
              </table:table-cell>
              <table:table-cell office:value-type="float" office:value="0.00864228385714726">
                <text:p>0.00864228385714726</text:p>
              </table:table-cell>
              <table:table-cell office:value-type="float" office:value="0.0177838584208939">
                <text:p>0.01778385842089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859264213824812">
                <text:p>0.00000859264213824812</text:p>
              </table:table-cell>
              <table:table-cell office:value-type="float" office:value="0.000095470169531409">
                <text:p>0.000095470169531409</text:p>
              </table:table-cell>
              <table:table-cell office:value-type="float" office:value="0.000095470169531409">
                <text:p>0.000095470169531409</text:p>
              </table:table-cell>
              <table:table-cell office:value-type="float" office:value="0.00173404263565698">
                <text:p>0.00173404263565698</text:p>
              </table:table-cell>
              <table:table-cell office:value-type="float" office:value="0.00360203286891407">
                <text:p>0.003602032868914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71656320658118">
                <text:p>0.00000171656320658118</text:p>
              </table:table-cell>
              <table:table-cell office:value-type="float" office:value="0.0000190739232493667">
                <text:p>0.0000190739232493667</text:p>
              </table:table-cell>
              <table:table-cell office:value-type="float" office:value="0.0000190739232493667">
                <text:p>0.0000190739232493667</text:p>
              </table:table-cell>
              <table:table-cell office:value-type="float" office:value="0.00034703447954857">
                <text:p>0.00034703447954857</text:p>
              </table:table-cell>
              <table:table-cell office:value-type="float" office:value="0.000722278561426559">
                <text:p>0.0007222785614265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343233211037498">
                <text:p>0.000000343233211037498</text:p>
              </table:table-cell>
              <table:table-cell office:value-type="float" office:value="0.00000381397162174023">
                <text:p>0.00000381397162174023</text:p>
              </table:table-cell>
              <table:table-cell office:value-type="float" office:value="0.00000381397162174023">
                <text:p>0.00000381397162174023</text:p>
              </table:table-cell>
              <table:table-cell office:value-type="float" office:value="0.0000694160264016819">
                <text:p>0.0000694160264016819</text:p>
              </table:table-cell>
              <table:table-cell office:value-type="float" office:value="0.000144531705406536">
                <text:p>0.0001445317054065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068643432933931">
                <text:p>0.000000068643432933931</text:p>
              </table:table-cell>
              <table:table-cell office:value-type="float" office:value="0.000000762761473440531">
                <text:p>0.000000762761473440531</text:p>
              </table:table-cell>
              <table:table-cell office:value-type="float" office:value="0.000000762761473440531">
                <text:p>0.000000762761473440531</text:p>
              </table:table-cell>
              <table:table-cell office:value-type="float" office:value="0.0000138835741681368">
                <text:p>0.0000138835741681368</text:p>
              </table:table-cell>
              <table:table-cell office:value-type="float" office:value="0.0000289094141982454">
                <text:p>0.00002890941419824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0137285569297618">
                <text:p>0.0000000137285569297618</text:p>
              </table:table-cell>
              <table:table-cell office:value-type="float" office:value="0.000000152550967474106">
                <text:p>0.000000152550967474106</text:p>
              </table:table-cell>
              <table:table-cell office:value-type="float" office:value="0.000000152550967474106">
                <text:p>0.000000152550967474106</text:p>
              </table:table-cell>
              <table:table-cell office:value-type="float" office:value="0.0000027767297368236">
                <text:p>0.0000027767297368236</text:p>
              </table:table-cell>
              <table:table-cell office:value-type="float" office:value="0.0000057820070180429">
                <text:p>0.0000057820070180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00274570614778922">
                <text:p>0.00000000274570614778922</text:p>
              </table:table-cell>
              <table:table-cell office:value-type="float" office:value="0.0000000305101398750708">
                <text:p>0.0000000305101398750708</text:p>
              </table:table-cell>
              <table:table-cell office:value-type="float" office:value="0.0000000305101398750708">
                <text:p>0.0000000305101398750708</text:p>
              </table:table-cell>
              <table:table-cell office:value-type="float" office:value="0.000000555346549454902">
                <text:p>0.000000555346549454902</text:p>
              </table:table-cell>
              <table:table-cell office:value-type="float" office:value="0.00000115640642061543">
                <text:p>0.000001156406420615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00549141017935894">
                <text:p>0.000000000549141017935894</text:p>
              </table:table-cell>
              <table:table-cell office:value-type="float" office:value="0.00000000610202580877377">
                <text:p>0.00000000610202580877377</text:p>
              </table:table-cell>
              <table:table-cell office:value-type="float" office:value="0.00000000610202580877377">
                <text:p>0.00000000610202580877377</text:p>
              </table:table-cell>
              <table:table-cell office:value-type="float" office:value="0.000000111069334215432">
                <text:p>0.000000111069334215432</text:p>
              </table:table-cell>
              <table:table-cell office:value-type="float" office:value="0.000000231281486811793">
                <text:p>0.0000002312814868117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000109828195037651">
                <text:p>0.000000000109828195037651</text:p>
              </table:table-cell>
              <table:table-cell office:value-type="float" office:value="0.00000000122040507423862">
                <text:p>0.00000000122040507423862</text:p>
              </table:table-cell>
              <table:table-cell office:value-type="float" office:value="0.00000000122040507423862">
                <text:p>0.00000000122040507423862</text:p>
              </table:table-cell>
              <table:table-cell office:value-type="float" office:value="0.0000000222138678257944">
                <text:p>0.0000000222138678257944</text:p>
              </table:table-cell>
              <table:table-cell office:value-type="float" office:value="0.0000000462563055509956">
                <text:p>0.00000004625630555099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0000219656386621292">
                <text:p>0.0000000000219656386621292</text:p>
              </table:table-cell>
              <table:table-cell office:value-type="float" office:value="0.000000000244081011312072">
                <text:p>0.000000000244081011312072</text:p>
              </table:table-cell>
              <table:table-cell office:value-type="float" office:value="0.000000000244081011312072">
                <text:p>0.000000000244081011312072</text:p>
              </table:table-cell>
              <table:table-cell office:value-type="float" office:value="0.00000000444277360486027">
                <text:p>0.00000000444277360486027</text:p>
              </table:table-cell>
              <table:table-cell office:value-type="float" office:value="0.00000000925126144102017">
                <text:p>0.000000009251261441020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00000439312771847164">
                <text:p>0.00000000000439312771847164</text:p>
              </table:table-cell>
              <table:table-cell office:value-type="float" office:value="0.0000000000488162021195741">
                <text:p>0.0000000000488162021195741</text:p>
              </table:table-cell>
              <table:table-cell office:value-type="float" office:value="0.0000000000488162021195741">
                <text:p>0.0000000000488162021195741</text:p>
              </table:table-cell>
              <table:table-cell office:value-type="float" office:value="0.000000000888554722575991">
                <text:p>0.000000000888554722575991</text:p>
              </table:table-cell>
              <table:table-cell office:value-type="float" office:value="0.0000000018502523015692">
                <text:p>0.0000000018502523015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000000878625543130579">
                <text:p>0.000000000000878625543130579</text:p>
              </table:table-cell>
              <table:table-cell office:value-type="float" office:value="0.00000000000976324041814407">
                <text:p>0.00000000000976324041814407</text:p>
              </table:table-cell>
              <table:table-cell office:value-type="float" office:value="0.00000000000976324041814407">
                <text:p>0.00000000000976324041814407</text:p>
              </table:table-cell>
              <table:table-cell office:value-type="float" office:value="0.000000000177710944579997">
                <text:p>0.000000000177710944579997</text:p>
              </table:table-cell>
              <table:table-cell office:value-type="float" office:value="0.000000000370050460853794">
                <text:p>0.0000000003700504608537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00000017572510860334">
                <text:p>0.00000000000017572510860334</text:p>
              </table:table-cell>
              <table:table-cell office:value-type="float" office:value="0.00000000000195264808339568">
                <text:p>0.00000000000195264808339568</text:p>
              </table:table-cell>
              <table:table-cell office:value-type="float" office:value="0.00000000000195264808339568">
                <text:p>0.00000000000195264808339568</text:p>
              </table:table-cell>
              <table:table-cell office:value-type="float" office:value="0.0000000000355421889186173">
                <text:p>0.0000000000355421889186173</text:p>
              </table:table-cell>
              <table:table-cell office:value-type="float" office:value="0.0000000000740100921925729">
                <text:p>0.00000000007401009219257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0000000351450217197479">
                <text:p>0.0000000000000351450217197479</text:p>
              </table:table-cell>
              <table:table-cell office:value-type="float" office:value="0.000000000000390529616669716">
                <text:p>0.000000000000390529616669716</text:p>
              </table:table-cell>
              <table:table-cell office:value-type="float" office:value="0.000000000000390529616669716">
                <text:p>0.000000000000390529616669716</text:p>
              </table:table-cell>
              <table:table-cell office:value-type="float" office:value="0.00000000000710843778382923">
                <text:p>0.00000000000710843778382923</text:p>
              </table:table-cell>
              <table:table-cell office:value-type="float" office:value="0.0000000000148020184393959">
                <text:p>0.00000000001480201843939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02900434391241E-015">
                <text:p>7.02900434391241E-015</text:p>
              </table:table-cell>
              <table:table-cell office:value-type="float" office:value="0.0000000000000781059233335628">
                <text:p>0.0000000000000781059233335628</text:p>
              </table:table-cell>
              <table:table-cell office:value-type="float" office:value="0.0000000000000781059233335628">
                <text:p>0.0000000000000781059233335628</text:p>
              </table:table-cell>
              <table:table-cell office:value-type="float" office:value="0.00000000000142168755677012">
                <text:p>0.00000000000142168755677012</text:p>
              </table:table-cell>
              <table:table-cell office:value-type="float" office:value="0.00000000000296040368791478">
                <text:p>0.000000000002960403687914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0580086878098E-015">
                <text:p>1.40580086878098E-015</text:p>
              </table:table-cell>
              <table:table-cell office:value-type="float" office:value="0.0000000000000156211846666972">
                <text:p>0.0000000000000156211846666972</text:p>
              </table:table-cell>
              <table:table-cell office:value-type="float" office:value="0.0000000000000156211846666972">
                <text:p>0.0000000000000156211846666972</text:p>
              </table:table-cell>
              <table:table-cell office:value-type="float" office:value="0.000000000000284337511354196">
                <text:p>0.000000000000284337511354196</text:p>
              </table:table-cell>
              <table:table-cell office:value-type="float" office:value="0.000000000000592080737584394">
                <text:p>0.0000000000005920807375843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81160173756136E-016">
                <text:p>2.81160173756136E-016</text:p>
              </table:table-cell>
              <table:table-cell office:value-type="float" office:value="3.12423693333881E-015">
                <text:p>3.12423693333881E-015</text:p>
              </table:table-cell>
              <table:table-cell office:value-type="float" office:value="3.12423693333881E-015">
                <text:p>3.12423693333881E-015</text:p>
              </table:table-cell>
              <table:table-cell office:value-type="float" office:value="0.0000000000000568675022708462">
                <text:p>0.0000000000000568675022708462</text:p>
              </table:table-cell>
              <table:table-cell office:value-type="float" office:value="0.000000000000118416147516937">
                <text:p>0.0000000000001184161475169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62320347512247E-017">
                <text:p>5.62320347512247E-017</text:p>
              </table:table-cell>
              <table:table-cell office:value-type="float" office:value="6.24847386667738E-016">
                <text:p>6.24847386667738E-016</text:p>
              </table:table-cell>
              <table:table-cell office:value-type="float" office:value="6.24847386667738E-016">
                <text:p>6.24847386667738E-016</text:p>
              </table:table-cell>
              <table:table-cell office:value-type="float" office:value="0.0000000000000113735004541695">
                <text:p>0.0000000000000113735004541695</text:p>
              </table:table-cell>
              <table:table-cell office:value-type="float" office:value="0.0000000000000236832295033897">
                <text:p>0.00000000000002368322950338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12464069502448E-017">
                <text:p>1.12464069502448E-017</text:p>
              </table:table-cell>
              <table:table-cell office:value-type="float" office:value="1.24969477333547E-016">
                <text:p>1.24969477333547E-016</text:p>
              </table:table-cell>
              <table:table-cell office:value-type="float" office:value="1.24969477333547E-016">
                <text:p>1.24969477333547E-016</text:p>
              </table:table-cell>
              <table:table-cell office:value-type="float" office:value="2.27470009083392E-015">
                <text:p>2.27470009083392E-015</text:p>
              </table:table-cell>
              <table:table-cell office:value-type="float" office:value="4.73664590067804E-015">
                <text:p>4.73664590067804E-0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24928139004896E-018">
                <text:p>2.24928139004896E-018</text:p>
              </table:table-cell>
              <table:table-cell office:value-type="float" office:value="2.49938954667093E-017">
                <text:p>2.49938954667093E-017</text:p>
              </table:table-cell>
              <table:table-cell office:value-type="float" office:value="2.49938954667093E-017">
                <text:p>2.49938954667093E-017</text:p>
              </table:table-cell>
              <table:table-cell office:value-type="float" office:value="4.54940018166784E-016">
                <text:p>4.54940018166784E-016</text:p>
              </table:table-cell>
              <table:table-cell office:value-type="float" office:value="9.47329180135612E-016">
                <text:p>9.47329180135612E-0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.49856278009792E-019">
                <text:p>4.49856278009792E-019</text:p>
              </table:table-cell>
              <table:table-cell office:value-type="float" office:value="4.99877909334185E-018">
                <text:p>4.99877909334185E-018</text:p>
              </table:table-cell>
              <table:table-cell office:value-type="float" office:value="4.99877909334185E-018">
                <text:p>4.99877909334185E-018</text:p>
              </table:table-cell>
              <table:table-cell office:value-type="float" office:value="9.09880036333568E-017">
                <text:p>9.09880036333568E-017</text:p>
              </table:table-cell>
              <table:table-cell office:value-type="float" office:value="1.89465836027122E-016">
                <text:p>1.89465836027122E-01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.99712556019585E-020">
                <text:p>8.99712556019585E-020</text:p>
              </table:table-cell>
              <table:table-cell office:value-type="float" office:value="9.9975581866837E-019">
                <text:p>9.9975581866837E-019</text:p>
              </table:table-cell>
              <table:table-cell office:value-type="float" office:value="9.9975581866837E-019">
                <text:p>9.9975581866837E-019</text:p>
              </table:table-cell>
              <table:table-cell office:value-type="float" office:value="1.81976007266714E-017">
                <text:p>1.81976007266714E-017</text:p>
              </table:table-cell>
              <table:table-cell office:value-type="float" office:value="3.78931672054245E-017">
                <text:p>3.78931672054245E-0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79942511203917E-020">
                <text:p>1.79942511203917E-020</text:p>
              </table:table-cell>
              <table:table-cell office:value-type="float" office:value="1.99951163733674E-019">
                <text:p>1.99951163733674E-019</text:p>
              </table:table-cell>
              <table:table-cell office:value-type="float" office:value="1.99951163733674E-019">
                <text:p>1.99951163733674E-019</text:p>
              </table:table-cell>
              <table:table-cell office:value-type="float" office:value="3.63952014533427E-018">
                <text:p>3.63952014533427E-018</text:p>
              </table:table-cell>
              <table:table-cell office:value-type="float" office:value="7.5786334410849E-018">
                <text:p>7.5786334410849E-0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59885022407834E-021">
                <text:p>3.59885022407834E-021</text:p>
              </table:table-cell>
              <table:table-cell office:value-type="float" office:value="3.99902327467348E-020">
                <text:p>3.99902327467348E-020</text:p>
              </table:table-cell>
              <table:table-cell office:value-type="float" office:value="3.99902327467348E-020">
                <text:p>3.99902327467348E-020</text:p>
              </table:table-cell>
              <table:table-cell office:value-type="float" office:value="7.27904029066855E-019">
                <text:p>7.27904029066855E-019</text:p>
              </table:table-cell>
              <table:table-cell office:value-type="float" office:value="1.51572668821698E-018">
                <text:p>1.51572668821698E-01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19770044815668E-022">
                <text:p>7.19770044815668E-022</text:p>
              </table:table-cell>
              <table:table-cell office:value-type="float" office:value="7.99804654934696E-021">
                <text:p>7.99804654934696E-021</text:p>
              </table:table-cell>
              <table:table-cell office:value-type="float" office:value="7.99804654934696E-021">
                <text:p>7.99804654934696E-021</text:p>
              </table:table-cell>
              <table:table-cell office:value-type="float" office:value="1.45580805813371E-019">
                <text:p>1.45580805813371E-019</text:p>
              </table:table-cell>
              <table:table-cell office:value-type="float" office:value="3.03145337643396E-019">
                <text:p>3.03145337643396E-01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43954008963134E-022">
                <text:p>1.43954008963134E-022</text:p>
              </table:table-cell>
              <table:table-cell office:value-type="float" office:value="1.59960930986939E-021">
                <text:p>1.59960930986939E-021</text:p>
              </table:table-cell>
              <table:table-cell office:value-type="float" office:value="1.59960930986939E-021">
                <text:p>1.59960930986939E-021</text:p>
              </table:table-cell>
              <table:table-cell office:value-type="float" office:value="2.91161611626742E-020">
                <text:p>2.91161611626742E-020</text:p>
              </table:table-cell>
              <table:table-cell office:value-type="float" office:value="6.06290675286792E-020">
                <text:p>6.06290675286792E-02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87908017926267E-023">
                <text:p>2.87908017926267E-023</text:p>
              </table:table-cell>
              <table:table-cell office:value-type="float" office:value="3.19921861973878E-022">
                <text:p>3.19921861973878E-022</text:p>
              </table:table-cell>
              <table:table-cell office:value-type="float" office:value="3.19921861973878E-022">
                <text:p>3.19921861973878E-022</text:p>
              </table:table-cell>
              <table:table-cell office:value-type="float" office:value="5.82323223253484E-021">
                <text:p>5.82323223253484E-021</text:p>
              </table:table-cell>
              <table:table-cell office:value-type="float" office:value="1.21258135057358E-020">
                <text:p>1.21258135057358E-0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75816035852534E-024">
                <text:p>5.75816035852534E-024</text:p>
              </table:table-cell>
              <table:table-cell office:value-type="float" office:value="6.39843723947757E-023">
                <text:p>6.39843723947757E-023</text:p>
              </table:table-cell>
              <table:table-cell office:value-type="float" office:value="6.39843723947757E-023">
                <text:p>6.39843723947757E-023</text:p>
              </table:table-cell>
              <table:table-cell office:value-type="float" office:value="1.16464644650697E-021">
                <text:p>1.16464644650697E-021</text:p>
              </table:table-cell>
              <table:table-cell office:value-type="float" office:value="2.42516270114717E-021">
                <text:p>2.42516270114717E-02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15163207170507E-024">
                <text:p>1.15163207170507E-024</text:p>
              </table:table-cell>
              <table:table-cell office:value-type="float" office:value="1.27968744789551E-023">
                <text:p>1.27968744789551E-023</text:p>
              </table:table-cell>
              <table:table-cell office:value-type="float" office:value="1.27968744789551E-023">
                <text:p>1.27968744789551E-023</text:p>
              </table:table-cell>
              <table:table-cell office:value-type="float" office:value="2.32929289301393E-022">
                <text:p>2.32929289301393E-022</text:p>
              </table:table-cell>
              <table:table-cell office:value-type="float" office:value="4.85032540229434E-022">
                <text:p>4.85032540229434E-02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30326414341014E-025">
                <text:p>2.30326414341014E-025</text:p>
              </table:table-cell>
              <table:table-cell office:value-type="float" office:value="2.55937489579103E-024">
                <text:p>2.55937489579103E-024</text:p>
              </table:table-cell>
              <table:table-cell office:value-type="float" office:value="2.55937489579103E-024">
                <text:p>2.55937489579103E-024</text:p>
              </table:table-cell>
              <table:table-cell office:value-type="float" office:value="4.65858578602787E-023">
                <text:p>4.65858578602787E-023</text:p>
              </table:table-cell>
              <table:table-cell office:value-type="float" office:value="9.70065080458867E-023">
                <text:p>9.70065080458867E-02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.60652828682027E-026">
                <text:p>4.60652828682027E-026</text:p>
              </table:table-cell>
              <table:table-cell office:value-type="float" office:value="5.11874979158206E-025">
                <text:p>5.11874979158206E-025</text:p>
              </table:table-cell>
              <table:table-cell office:value-type="float" office:value="5.11874979158206E-025">
                <text:p>5.11874979158206E-025</text:p>
              </table:table-cell>
              <table:table-cell office:value-type="float" office:value="9.31717157205574E-024">
                <text:p>9.31717157205574E-024</text:p>
              </table:table-cell>
              <table:table-cell office:value-type="float" office:value="1.94013016091773E-023">
                <text:p>1.94013016091773E-0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21305657364055E-027">
                <text:p>9.21305657364055E-027</text:p>
              </table:table-cell>
              <table:table-cell office:value-type="float" office:value="1.02374995831641E-025">
                <text:p>1.02374995831641E-025</text:p>
              </table:table-cell>
              <table:table-cell office:value-type="float" office:value="1.02374995831641E-025">
                <text:p>1.02374995831641E-025</text:p>
              </table:table-cell>
              <table:table-cell office:value-type="float" office:value="1.86343431441115E-024">
                <text:p>1.86343431441115E-024</text:p>
              </table:table-cell>
              <table:table-cell office:value-type="float" office:value="3.88026032183547E-024">
                <text:p>3.88026032183547E-0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.84261131472811E-027">
                <text:p>1.84261131472811E-027</text:p>
              </table:table-cell>
              <table:table-cell office:value-type="float" office:value="2.04749991663282E-026">
                <text:p>2.04749991663282E-026</text:p>
              </table:table-cell>
              <table:table-cell office:value-type="float" office:value="2.04749991663282E-026">
                <text:p>2.04749991663282E-026</text:p>
              </table:table-cell>
              <table:table-cell office:value-type="float" office:value="3.7268686288223E-025">
                <text:p>3.7268686288223E-025</text:p>
              </table:table-cell>
              <table:table-cell office:value-type="float" office:value="7.76052064367094E-025">
                <text:p>7.76052064367094E-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percentage-style style:name="N10010" number:language="fr" number:country="FR">
      <number:number number:decimal-places="0" loext:min-decimal-places="0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3.205cm" style:legend-expansion="high" chart:style-name="ch2"/>
        <chart:plot-area chart:style-name="ch3" table:cell-range-address="Feuille2.A2:Feuille2.F103" chart:data-source-has-labels="both" svg:x="0.32cm" svg:y="0.18cm" svg:width="14.42cm" svg:height="8.64cm">
          <chartooo:coordinate-region svg:x="1.365cm" svg:y="0.301cm" svg:width="13.116cm" svg:height="7.517cm"/>
          <chart:axis chart:dimension="x" chart:name="primary-x" chart:style-name="ch4" chartooo:axis-type="auto">
            <chartooo:date-scale/>
            <chart:categories table:cell-range-address="Feuille2.A3:Feuille2.A1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3:Feuille2.B103" chart:label-cell-address="Feuille2.B2:Feuille2.B2" chart:class="chart:bar">
            <chart:data-point chart:repeated="101"/>
          </chart:series>
          <chart:series chart:style-name="ch8" chart:values-cell-range-address="Feuille2.C3:Feuille2.C103" chart:label-cell-address="Feuille2.C2:Feuille2.C2" chart:class="chart:bar">
            <chart:data-point chart:repeated="101"/>
          </chart:series>
          <chart:series chart:style-name="ch9" chart:values-cell-range-address="Feuille2.D3:Feuille2.D103" chart:label-cell-address="Feuille2.D2:Feuille2.D2" chart:class="chart:bar">
            <chart:data-point chart:repeated="101"/>
          </chart:series>
          <chart:series chart:style-name="ch10" chart:values-cell-range-address="Feuille2.E3:Feuille2.E103" chart:label-cell-address="Feuille2.E2:Feuille2.E2" chart:class="chart:bar">
            <chart:data-point chart:repeated="101"/>
          </chart:series>
          <chart:series chart:style-name="ch11" chart:values-cell-range-address="Feuille2.F3:Feuille2.F103" chart:label-cell-address="Feuille2.F2:Feuille2.F2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euille2.B2:Feuille2.B2</svg:desc>
                </draw:g>
              </table:table-cell>
              <table:table-cell office:value-type="string">
                <text:p>1</text:p>
                <draw:g>
                  <svg:desc>Feuille2.C2:Feuille2.C2</svg:desc>
                </draw:g>
              </table:table-cell>
              <table:table-cell office:value-type="string">
                <text:p>2</text:p>
                <draw:g>
                  <svg:desc>Feuille2.D2:Feuille2.D2</svg:desc>
                </draw:g>
              </table:table-cell>
              <table:table-cell office:value-type="string">
                <text:p>3</text:p>
                <draw:g>
                  <svg:desc>Feuille2.E2:Feuille2.E2</svg:desc>
                </draw:g>
              </table:table-cell>
              <table:table-cell office:value-type="string">
                <text:p>4</text:p>
                <draw:g>
                  <svg:desc>Feuille2.F2:Feuille2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2.A3:Feuille2.A103</svg:desc>
                </draw:g>
              </table:table-cell>
              <table:table-cell office:value-type="float" office:value="0">
                <text:p>0</text:p>
                <draw:g>
                  <svg:desc>Feuille2.B3:Feuille2.B103</svg:desc>
                </draw:g>
              </table:table-cell>
              <table:table-cell office:value-type="float" office:value="0">
                <text:p>0</text:p>
                <draw:g>
                  <svg:desc>Feuille2.C3:Feuille2.C103</svg:desc>
                </draw:g>
              </table:table-cell>
              <table:table-cell office:value-type="float" office:value="0">
                <text:p>0</text:p>
                <draw:g>
                  <svg:desc>Feuille2.D3:Feuille2.D103</svg:desc>
                </draw:g>
              </table:table-cell>
              <table:table-cell office:value-type="float" office:value="0.75">
                <text:p>0.75</text:p>
                <draw:g>
                  <svg:desc>Feuille2.E3:Feuille2.E103</svg:desc>
                </draw:g>
              </table:table-cell>
              <table:table-cell office:value-type="float" office:value="1">
                <text:p>1</text:p>
                <draw:g>
                  <svg:desc>Feuille2.F3:Feuille2.F10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105121719931769">
                <text:p>0.00105121719931769</text:p>
              </table:table-cell>
              <table:table-cell office:value-type="float" office:value="0.00107780020733066">
                <text:p>0.00107780020733066</text:p>
              </table:table-cell>
              <table:table-cell office:value-type="float" office:value="0.00110505469845849">
                <text:p>0.00110505469845849</text:p>
              </table:table-cell>
              <table:table-cell office:value-type="float" office:value="0.76922721021277">
                <text:p>0.7692272102127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10505469845849">
                <text:p>0.00110505469845849</text:p>
              </table:table-cell>
              <table:table-cell office:value-type="float" office:value="0.00116164624858732">
                <text:p>0.00116164624858732</text:p>
              </table:table-cell>
              <table:table-cell office:value-type="float" office:value="0.0012211323960796">
                <text:p>0.0012211323960796</text:p>
              </table:table-cell>
              <table:table-cell office:value-type="float" office:value="0.786499473656264">
                <text:p>0.78649947365626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16164624858732">
                <text:p>0.00116164624858732</text:p>
              </table:table-cell>
              <table:table-cell office:value-type="float" office:value="0.00125200680643377">
                <text:p>0.00125200680643377</text:p>
              </table:table-cell>
              <table:table-cell office:value-type="float" office:value="0.00134938671274972">
                <text:p>0.00134938671274972</text:p>
              </table:table-cell>
              <table:table-cell office:value-type="float" office:value="0.802810381991689">
                <text:p>0.80281038199168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2211323960796">
                <text:p>0.0012211323960796</text:p>
              </table:table-cell>
              <table:table-cell office:value-type="float" office:value="0.00134938671274972">
                <text:p>0.00134938671274972</text:p>
              </table:table-cell>
              <table:table-cell office:value-type="float" office:value="0.00149109134209279">
                <text:p>0.00149109134209279</text:p>
              </table:table-cell>
              <table:table-cell office:value-type="float" office:value="0.818163275739174">
                <text:p>0.81816327573917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28366082438721">
                <text:p>0.00128366082438721</text:p>
              </table:table-cell>
              <table:table-cell office:value-type="float" office:value="0.00145432970708745">
                <text:p>0.00145432970708745</text:p>
              </table:table-cell>
              <table:table-cell office:value-type="float" office:value="0.00164765240353923">
                <text:p>0.00164765240353923</text:p>
              </table:table-cell>
              <table:table-cell office:value-type="float" office:value="0.832570112404859">
                <text:p>0.83257011240485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34938671274972">
                <text:p>0.00134938671274972</text:p>
              </table:table-cell>
              <table:table-cell office:value-type="float" office:value="0.00156742140080829">
                <text:p>0.00156742140080829</text:p>
              </table:table-cell>
              <table:table-cell office:value-type="float" office:value="0.00182062203278895">
                <text:p>0.00182062203278895</text:p>
              </table:table-cell>
              <table:table-cell office:value-type="float" office:value="0.846050282661208">
                <text:p>0.84605028266120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41847311254324">
                <text:p>0.00141847311254324</text:p>
              </table:table-cell>
              <table:table-cell office:value-type="float" office:value="0.00168929246145158">
                <text:p>0.00168929246145158</text:p>
              </table:table-cell>
              <table:table-cell office:value-type="float" office:value="0.00201171332763793">
                <text:p>0.00201171332763793</text:p>
              </table:table-cell>
              <table:table-cell office:value-type="float" office:value="0.858629420557525">
                <text:p>0.85862942055752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49109134209279">
                <text:p>0.00149109134209279</text:p>
              </table:table-cell>
              <table:table-cell office:value-type="float" office:value="0.00182062203278895">
                <text:p>0.00182062203278895</text:p>
              </table:table-cell>
              <table:table-cell office:value-type="float" office:value="0.00222281677555748">
                <text:p>0.00222281677555748</text:p>
              </table:table-cell>
              <table:table-cell office:value-type="float" office:value="0.87033824577959">
                <text:p>0.8703382457795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56742140080829">
                <text:p>0.00156742140080829</text:p>
              </table:table-cell>
              <table:table-cell office:value-type="float" office:value="0.00196214140695003">
                <text:p>0.00196214140695003</text:p>
              </table:table-cell>
              <table:table-cell office:value-type="float" office:value="0.00245601829920637">
                <text:p>0.00245601829920637</text:p>
              </table:table-cell>
              <table:table-cell office:value-type="float" office:value="0.881211467651078">
                <text:p>0.88121146765107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64765240353923">
                <text:p>0.00164765240353923</text:p>
              </table:table-cell>
              <table:table-cell office:value-type="float" office:value="0.00211463796596956">
                <text:p>0.00211463796596956</text:p>
              </table:table-cell>
              <table:table-cell office:value-type="float" office:value="0.00271361906612836">
                <text:p>0.00271361906612836</text:p>
              </table:table-cell>
              <table:table-cell office:value-type="float" office:value="0.891286772481713">
                <text:p>0.89128677248171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17319830360793">
                <text:p>0.0017319830360793</text:p>
              </table:table-cell>
              <table:table-cell office:value-type="float" office:value="0.00227895941109525">
                <text:p>0.00227895941109525</text:p>
              </table:table-cell>
              <table:table-cell office:value-type="float" office:value="0.00299815721911344">
                <text:p>0.00299815721911344</text:p>
              </table:table-cell>
              <table:table-cell office:value-type="float" office:value="0.900603908457098">
                <text:p>0.90060390845709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182062203278895">
                <text:p>0.00182062203278895</text:p>
              </table:table-cell>
              <table:table-cell office:value-type="float" office:value="0.00245601829920637">
                <text:p>0.00245601829920637</text:p>
              </table:table-cell>
              <table:table-cell office:value-type="float" office:value="0.0033124316939081">
                <text:p>0.0033124316939081</text:p>
              </table:table-cell>
              <table:table-cell office:value-type="float" office:value="0.909203875811216">
                <text:p>0.90920387581121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191378867734169">
                <text:p>0.00191378867734169</text:p>
              </table:table-cell>
              <table:table-cell office:value-type="float" office:value="0.00264679690671611">
                <text:p>0.00264679690671611</text:p>
              </table:table-cell>
              <table:table-cell office:value-type="float" office:value="0.00365952830092054">
                <text:p>0.00365952830092054</text:p>
              </table:table-cell>
              <table:table-cell office:value-type="float" office:value="0.917128224663268">
                <text:p>0.91712822466326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01171332763793">
                <text:p>0.00201171332763793</text:p>
              </table:table-cell>
              <table:table-cell office:value-type="float" office:value="0.0028523524423595">
                <text:p>0.0028523524423595</text:p>
              </table:table-cell>
              <table:table-cell office:value-type="float" office:value="0.00404284825698398">
                <text:p>0.00404284825698398</text:p>
              </table:table-cell>
              <table:table-cell office:value-type="float" office:value="0.924418458662921">
                <text:p>0.92441845866292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11463796596956">
                <text:p>0.00211463796596956</text:p>
              </table:table-cell>
              <table:table-cell office:value-type="float" office:value="0.00307382263128984">
                <text:p>0.00307382263128984</text:p>
              </table:table-cell>
              <table:table-cell office:value-type="float" office:value="0.0044661393617357">
                <text:p>0.0044661393617357</text:p>
              </table:table-cell>
              <table:table-cell office:value-type="float" office:value="0.931115539417692">
                <text:p>0.93111553941769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22281677555748">
                <text:p>0.00222281677555748</text:p>
              </table:table-cell>
              <table:table-cell office:value-type="float" office:value="0.0033124316939081">
                <text:p>0.0033124316939081</text:p>
              </table:table-cell>
              <table:table-cell office:value-type="float" office:value="0.00493353002025831">
                <text:p>0.00493353002025831</text:p>
              </table:table-cell>
              <table:table-cell office:value-type="float" office:value="0.937259484465522">
                <text:p>0.93725948446552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33651674462458">
                <text:p>0.00233651674462458</text:p>
              </table:table-cell>
              <table:table-cell office:value-type="float" office:value="0.00356949674381495">
                <text:p>0.00356949674381495</text:p>
              </table:table-cell>
              <table:table-cell office:value-type="float" office:value="0.00544956631870957">
                <text:p>0.00544956631870957</text:p>
              </table:table-cell>
              <table:table-cell office:value-type="float" office:value="0.942889050167311">
                <text:p>0.94288905016731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45601829920637">
                <text:p>0.00245601829920637</text:p>
              </table:table-cell>
              <table:table-cell office:value-type="float" office:value="0.00384643463018253">
                <text:p>0.00384643463018253</text:p>
              </table:table-cell>
              <table:table-cell office:value-type="float" office:value="0.00601925236198558">
                <text:p>0.00601925236198558</text:p>
              </table:table-cell>
              <table:table-cell office:value-type="float" office:value="0.948041490180583">
                <text:p>0.94804149018058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58161596594201">
                <text:p>0.00258161596594201</text:p>
              </table:table-cell>
              <table:table-cell office:value-type="float" office:value="0.00414476925067136">
                <text:p>0.00414476925067136</text:p>
              </table:table-cell>
              <table:table-cell office:value-type="float" office:value="0.00664809408109184">
                <text:p>0.00664809408109184</text:p>
              </table:table-cell>
              <table:table-cell office:value-type="float" office:value="0.952752379991776">
                <text:p>0.95275237999177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71361906612836">
                <text:p>0.00271361906612836</text:p>
              </table:table-cell>
              <table:table-cell office:value-type="float" office:value="0.0044661393617357">
                <text:p>0.0044661393617357</text:p>
              </table:table-cell>
              <table:table-cell office:value-type="float" office:value="0.007342146711703">
                <text:p>0.007342146711703</text:p>
              </table:table-cell>
              <table:table-cell office:value-type="float" office:value="0.957055498197717">
                <text:p>0.95705549819771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8523524423595">
                <text:p>0.0028523524423595</text:p>
              </table:table-cell>
              <table:table-cell office:value-type="float" office:value="0.00481230691373671">
                <text:p>0.00481230691373671</text:p>
              </table:table-cell>
              <table:table-cell office:value-type="float" office:value="0.00810806613299626">
                <text:p>0.00810806613299626</text:p>
              </table:table-cell>
              <table:table-cell office:value-type="float" office:value="0.960982755720785">
                <text:p>0.96098275572078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99815721911344">
                <text:p>0.00299815721911344</text:p>
              </table:table-cell>
              <table:table-cell office:value-type="float" office:value="0.00518516593867526">
                <text:p>0.00518516593867526</text:p>
              </table:table-cell>
              <table:table-cell office:value-type="float" office:value="0.00895316423558093">
                <text:p>0.00895316423558093</text:p>
              </table:table-cell>
              <table:table-cell office:value-type="float" office:value="0.96456416481973">
                <text:p>0.9645641648197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15139159868583">
                <text:p>0.00315139159868583</text:p>
              </table:table-cell>
              <table:table-cell office:value-type="float" office:value="0.00558675201852005">
                <text:p>0.00558675201852005</text:p>
              </table:table-cell>
              <table:table-cell office:value-type="float" office:value="0.00988546845722824">
                <text:p>0.00988546845722824</text:p>
              </table:table-cell>
              <table:table-cell office:value-type="float" office:value="0.967827840541103">
                <text:p>0.96782784054110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3124316939081">
                <text:p>0.0033124316939081</text:p>
              </table:table-cell>
              <table:table-cell office:value-type="float" office:value="0.00601925236198558">
                <text:p>0.00601925236198558</text:p>
              </table:table-cell>
              <table:table-cell office:value-type="float" office:value="0.010913785582765">
                <text:p>0.010913785582765</text:p>
              </table:table-cell>
              <table:table-cell office:value-type="float" office:value="0.970800028084318">
                <text:p>0.97080002808431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4816723991225">
                <text:p>0.0034816723991225</text:p>
              </table:table-cell>
              <table:table-cell office:value-type="float" office:value="0.00648501651714659">
                <text:p>0.00648501651714659</text:p>
              </table:table-cell>
              <table:table-cell office:value-type="float" office:value="0.0120477698471478">
                <text:p>0.0120477698471478</text:p>
              </table:table-cell>
              <table:table-cell office:value-type="float" office:value="0.973505150381587">
                <text:p>0.97350515038158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365952830092054">
                <text:p>0.00365952830092054</text:p>
              </table:table-cell>
              <table:table-cell office:value-type="float" office:value="0.00698656774638571">
                <text:p>0.00698656774638571</text:p>
              </table:table-cell>
              <table:table-cell office:value-type="float" office:value="0.0132979953051279">
                <text:p>0.0132979953051279</text:p>
              </table:table-cell>
              <table:table-cell office:value-type="float" office:value="0.975965870990766">
                <text:p>0.97596587099076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84643463018253">
                <text:p>0.00384643463018253</text:p>
              </table:table-cell>
              <table:table-cell office:value-type="float" office:value="0.00752661508877548">
                <text:p>0.00752661508877548</text:p>
              </table:table-cell>
              <table:table-cell office:value-type="float" office:value="0.0146760323333011">
                <text:p>0.0146760323333011</text:p>
              </table:table-cell>
              <table:table-cell office:value-type="float" office:value="0.978203168143536">
                <text:p>0.97820316814353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404284825698398">
                <text:p>0.00404284825698398</text:p>
              </table:table-cell>
              <table:table-cell office:value-type="float" office:value="0.00810806613299626">
                <text:p>0.00810806613299626</text:p>
              </table:table-cell>
              <table:table-cell office:value-type="float" office:value="0.0161945280064134">
                <text:p>0.0161945280064134</text:p>
              </table:table-cell>
              <table:table-cell office:value-type="float" office:value="0.980236416470833">
                <text:p>0.98023641647083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24924872995952">
                <text:p>0.00424924872995952</text:p>
              </table:table-cell>
              <table:table-cell office:value-type="float" office:value="0.0087340405211767">
                <text:p>0.0087340405211767</text:p>
              </table:table-cell>
              <table:table-cell office:value-type="float" office:value="0.0178672899347458">
                <text:p>0.0178672899347458</text:p>
              </table:table-cell>
              <table:table-cell office:value-type="float" office:value="0.982083473536012">
                <text:p>0.98208347353601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4661393617357">
                <text:p>0.0044661393617357</text:p>
              </table:table-cell>
              <table:table-cell office:value-type="float" office:value="0.00940788420048575">
                <text:p>0.00940788420048575</text:p>
              </table:table-cell>
              <table:table-cell office:value-type="float" office:value="0.0197093729578674">
                <text:p>0.0197093729578674</text:p>
              </table:table-cell>
              <table:table-cell office:value-type="float" office:value="0.983760768842425">
                <text:p>0.98376076884242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469404836205932">
                <text:p>0.00469404836205932</text:p>
              </table:table-cell>
              <table:table-cell office:value-type="float" office:value="0.0101331844347611">
                <text:p>0.0101331844347611</text:p>
              </table:table-cell>
              <table:table-cell office:value-type="float" office:value="0.0217371678562288">
                <text:p>0.0217371678562288</text:p>
              </table:table-cell>
              <table:table-cell office:value-type="float" office:value="0.985283393447929">
                <text:p>0.98528339344792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93353002025831">
                <text:p>0.00493353002025831</text:p>
              </table:table-cell>
              <table:table-cell office:value-type="float" office:value="0.010913785582765">
                <text:p>0.010913785582765</text:p>
              </table:table-cell>
              <table:table-cell office:value-type="float" office:value="0.0239684909598183">
                <text:p>0.0239684909598183</text:p>
              </table:table-cell>
              <table:table-cell office:value-type="float" office:value="0.98666518871832">
                <text:p>0.9866651887183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518516593867526">
                <text:p>0.00518516593867526</text:p>
              </table:table-cell>
              <table:table-cell office:value-type="float" office:value="0.011753805642632">
                <text:p>0.011753805642632</text:p>
              </table:table-cell>
              <table:table-cell office:value-type="float" office:value="0.0264226731961678">
                <text:p>0.0264226731961678</text:p>
              </table:table-cell>
              <table:table-cell office:value-type="float" office:value="0.987918833090244">
                <text:p>0.98791883309024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544956631870957">
                <text:p>0.00544956631870957</text:p>
              </table:table-cell>
              <table:table-cell office:value-type="float" office:value="0.0126576535535117">
                <text:p>0.0126576535535117</text:p>
              </table:table-cell>
              <table:table-cell office:value-type="float" office:value="0.0291206467222878">
                <text:p>0.0291206467222878</text:p>
              </table:table-cell>
              <table:table-cell office:value-type="float" office:value="0.98905592599784">
                <text:p>0.9890559259978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572737130109108">
                <text:p>0.00572737130109108</text:p>
              </table:table-cell>
              <table:table-cell office:value-type="float" office:value="0.0136300472350858">
                <text:p>0.0136300472350858</text:p>
              </table:table-cell>
              <table:table-cell office:value-type="float" office:value="0.032085026821222">
                <text:p>0.032085026821222</text:p>
              </table:table-cell>
              <table:table-cell office:value-type="float" office:value="0.990087068352457">
                <text:p>0.99008706835245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601925236198558">
                <text:p>0.00601925236198558</text:p>
              </table:table-cell>
              <table:table-cell office:value-type="float" office:value="0.0146760323333011">
                <text:p>0.0146760323333011</text:p>
              </table:table-cell>
              <table:table-cell office:value-type="float" office:value="0.0353401862097018">
                <text:p>0.0353401862097018</text:p>
              </table:table-cell>
              <table:table-cell office:value-type="float" office:value="0.991021939157425">
                <text:p>0.99102193915742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632591376649786">
                <text:p>0.00632591376649786</text:p>
              </table:table-cell>
              <table:table-cell office:value-type="float" office:value="0.0158010016260438">
                <text:p>0.0158010016260438</text:p>
              </table:table-cell>
              <table:table-cell office:value-type="float" office:value="0.0389123182968555">
                <text:p>0.0389123182968555</text:p>
              </table:table-cell>
              <table:table-cell office:value-type="float" office:value="0.991869367995851">
                <text:p>0.99186936799585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664809408109184">
                <text:p>0.00664809408109184</text:p>
              </table:table-cell>
              <table:table-cell office:value-type="float" office:value="0.0170107150252838">
                <text:p>0.0170107150252838</text:p>
              </table:table-cell>
              <table:table-cell office:value-type="float" office:value="0.0428294852563596">
                <text:p>0.0428294852563596</text:p>
              </table:table-cell>
              <table:table-cell office:value-type="float" office:value="0.992637403254141">
                <text:p>0.99263740325414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698656774638571">
                <text:p>0.00698656774638571</text:p>
              </table:table-cell>
              <table:table-cell office:value-type="float" office:value="0.0183113200921225">
                <text:p>0.0183113200921225</text:p>
              </table:table-cell>
              <table:table-cell office:value-type="float" office:value="0.0471216460317115">
                <text:p>0.0471216460317115</text:p>
              </table:table-cell>
              <table:table-cell office:value-type="float" office:value="0.993333376042253">
                <text:p>0.99333337604225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7342146711703">
                <text:p>0.007342146711703</text:p>
              </table:table-cell>
              <table:table-cell office:value-type="float" office:value="0.0197093729578674">
                <text:p>0.0197093729578674</text:p>
              </table:table-cell>
              <table:table-cell office:value-type="float" office:value="0.051820658598752">
                <text:p>0.051820658598752</text:p>
              </table:table-cell>
              <table:table-cell office:value-type="float" office:value="0.993963959847816">
                <text:p>0.99396395984781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77156821326652">
                <text:p>0.0077156821326652</text:p>
              </table:table-cell>
              <table:table-cell office:value-type="float" office:value="0.0212118595173551">
                <text:p>0.0212118595173551</text:p>
              </table:table-cell>
              <table:table-cell office:value-type="float" office:value="0.056960249981823">
                <text:p>0.056960249981823</text:p>
              </table:table-cell>
              <table:table-cell office:value-type="float" office:value="0.994535226019132">
                <text:p>0.99453522601913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810806613299626">
                <text:p>0.00810806613299626</text:p>
              </table:table-cell>
              <table:table-cell office:value-type="float" office:value="0.0228262167299245">
                <text:p>0.0228262167299245</text:p>
              </table:table-cell>
              <table:table-cell office:value-type="float" office:value="0.0625759466913574">
                <text:p>0.0625759466913574</text:p>
              </table:table-cell>
              <table:table-cell office:value-type="float" office:value="0.995052695214717">
                <text:p>0.99505269521471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852023363157155">
                <text:p>0.00852023363157155</text:p>
              </table:table-cell>
              <table:table-cell office:value-type="float" office:value="0.0245603538283326">
                <text:p>0.0245603538283326</text:p>
              </table:table-cell>
              <table:table-cell office:value-type="float" office:value="0.0687049574656999">
                <text:p>0.0687049574656999</text:p>
              </table:table-cell>
              <table:table-cell office:value-type="float" office:value="0.995521384987526">
                <text:p>0.99552138498752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895316423558093">
                <text:p>0.00895316423558093</text:p>
              </table:table-cell>
              <table:table-cell office:value-type="float" office:value="0.0264226731961678">
                <text:p>0.0264226731961678</text:p>
              </table:table-cell>
              <table:table-cell office:value-type="float" office:value="0.0753859995185259">
                <text:p>0.0753859995185259</text:p>
              </table:table-cell>
              <table:table-cell office:value-type="float" office:value="0.995945853692493">
                <text:p>0.99594585369249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940788420048575">
                <text:p>0.00940788420048575</text:p>
              </table:table-cell>
              <table:table-cell office:value-type="float" office:value="0.0284220906296478">
                <text:p>0.0284220906296478</text:p>
              </table:table-cell>
              <table:table-cell office:value-type="float" office:value="0.0826590589929673">
                <text:p>0.0826590589929673</text:p>
              </table:table-cell>
              <table:table-cell office:value-type="float" office:value="0.996330240918601">
                <text:p>0.99633024091860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988546845722824">
                <text:p>0.00988546845722824</text:p>
              </table:table-cell>
              <table:table-cell office:value-type="float" office:value="0.0305680546498134">
                <text:p>0.0305680546498134</text:p>
              </table:table-cell>
              <table:table-cell office:value-type="float" office:value="0.0905650761010612">
                <text:p>0.0905650761010612</text:p>
              </table:table-cell>
              <table:table-cell office:value-type="float" office:value="0.99667830465307">
                <text:p>0.9966783046530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03870427068976">
                <text:p>0.0103870427068976</text:p>
              </table:table-cell>
              <table:table-cell office:value-type="float" office:value="0.0328705644758714">
                <text:p>0.0328705644758714</text:p>
              </table:table-cell>
              <table:table-cell office:value-type="float" office:value="0.0991455455979985">
                <text:p>0.0991455455979985</text:p>
              </table:table-cell>
              <table:table-cell office:value-type="float" office:value="0.996993455386705">
                <text:p>0.99699345538670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10913785582765">
                <text:p>0.010913785582765</text:p>
              </table:table-cell>
              <table:table-cell office:value-type="float" office:value="0.0353401862097018">
                <text:p>0.0353401862097018</text:p>
              </table:table-cell>
              <table:table-cell office:value-type="float" office:value="0.108442023937456">
                <text:p>0.108442023937456</text:p>
              </table:table-cell>
              <table:table-cell office:value-type="float" office:value="0.997278787367258">
                <text:p>0.99727878736725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114669308792683">
                <text:p>0.0114669308792683</text:p>
              </table:table-cell>
              <table:table-cell office:value-type="float" office:value="0.037988066715392">
                <text:p>0.037988066715392</text:p>
              </table:table-cell>
              <table:table-cell office:value-type="float" office:value="0.118495535821623">
                <text:p>0.118495535821623</text:p>
              </table:table-cell>
              <table:table-cell office:value-type="float" office:value="0.997537107202605">
                <text:p>0.99753710720260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20477698471478">
                <text:p>0.0120477698471478</text:p>
              </table:table-cell>
              <table:table-cell office:value-type="float" office:value="0.0408259446063332">
                <text:p>0.0408259446063332</text:p>
              </table:table-cell>
              <table:table-cell office:value-type="float" office:value="0.129345875045267">
                <text:p>0.129345875045267</text:p>
              </table:table-cell>
              <table:table-cell office:value-type="float" office:value="0.997770960008528">
                <text:p>0.99777096000852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126576535535117">
                <text:p>0.0126576535535117</text:p>
              </table:table-cell>
              <table:table-cell office:value-type="float" office:value="0.0438661576763898">
                <text:p>0.0438661576763898</text:p>
              </table:table-cell>
              <table:table-cell office:value-type="float" office:value="0.141030797674911">
                <text:p>0.141030797674911</text:p>
              </table:table-cell>
              <table:table-cell office:value-type="float" office:value="0.997982653287411">
                <text:p>0.99798265328741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32979953051279">
                <text:p>0.0132979953051279</text:p>
              </table:table-cell>
              <table:table-cell office:value-type="float" office:value="0.0471216460317114">
                <text:p>0.0471216460317114</text:p>
              </table:table-cell>
              <table:table-cell office:value-type="float" office:value="0.153585109810899">
                <text:p>0.153585109810899</text:p>
              </table:table-cell>
              <table:table-cell office:value-type="float" office:value="0.99817427871477">
                <text:p>0.9981742787147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139702731327018">
                <text:p>0.0139702731327018</text:p>
              </table:table-cell>
              <table:table-cell office:value-type="float" office:value="0.0506059500970395">
                <text:p>0.0506059500970395</text:p>
              </table:table-cell>
              <table:table-cell office:value-type="float" office:value="0.167039657507888">
                <text:p>0.167039657507888</text:p>
              </table:table-cell>
              <table:table-cell office:value-type="float" office:value="0.998347732000597">
                <text:p>0.99834773200059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46760323333011">
                <text:p>0.0146760323333011</text:p>
              </table:table-cell>
              <table:table-cell office:value-type="float" office:value="0.0543332025864361">
                <text:p>0.0543332025864361</text:p>
              </table:table-cell>
              <table:table-cell office:value-type="float" office:value="0.181420232853925">
                <text:p>0.181420232853925</text:p>
              </table:table-cell>
              <table:table-cell office:value-type="float" office:value="0.998504730982255">
                <text:p>0.99850473098225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154168880674172">
                <text:p>0.0154168880674172</text:p>
              </table:table-cell>
              <table:table-cell office:value-type="float" office:value="0.0583181134453359">
                <text:p>0.0583181134453359</text:p>
              </table:table-cell>
              <table:table-cell office:value-type="float" office:value="0.196746417594543">
                <text:p>0.196746417594543</text:p>
              </table:table-cell>
              <table:table-cell office:value-type="float" office:value="0.9986468320955">
                <text:p>0.998646832095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61945280064134">
                <text:p>0.0161945280064134</text:p>
              </table:table-cell>
              <table:table-cell office:value-type="float" office:value="0.0625759466913574">
                <text:p>0.0625759466913574</text:p>
              </table:table-cell>
              <table:table-cell office:value-type="float" office:value="0.213030393762219">
                <text:p>0.213030393762219</text:p>
              </table:table-cell>
              <table:table-cell office:value-type="float" office:value="0.998775445360057">
                <text:p>0.99877544536005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170107150252838">
                <text:p>0.0170107150252838</text:p>
              </table:table-cell>
              <table:table-cell office:value-type="float" office:value="0.0671224880087854">
                <text:p>0.0671224880087854</text:p>
              </table:table-cell>
              <table:table-cell office:value-type="float" office:value="0.230275759098633">
                <text:p>0.230275759098633</text:p>
              </table:table-cell>
              <table:table-cell office:value-type="float" office:value="0.998891848006424">
                <text:p>0.99889184800642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78672899347458">
                <text:p>0.0178672899347458</text:p>
              </table:table-cell>
              <table:table-cell office:value-type="float" office:value="0.0719740018901243">
                <text:p>0.0719740018901243</text:p>
              </table:table-cell>
              <table:table-cell office:value-type="float" office:value="0.248476393035215">
                <text:p>0.248476393035215</text:p>
              </table:table-cell>
              <table:table-cell office:value-type="float" office:value="0.998997196861133">
                <text:p>0.99899719686113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187661742456834">
                <text:p>0.0187661742456834</text:p>
              </table:table-cell>
              <table:table-cell office:value-type="float" office:value="0.0771471770725308">
                <text:p>0.0771471770725308</text:p>
              </table:table-cell>
              <table:table-cell office:value-type="float" office:value="0.267615425869936">
                <text:p>0.267615425869936</text:p>
              </table:table-cell>
              <table:table-cell office:value-type="float" office:value="0.999092539598685">
                <text:p>0.99909253959868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97093729578674">
                <text:p>0.0197093729578674</text:p>
              </table:table-cell>
              <table:table-cell office:value-type="float" office:value="0.0826590589929673">
                <text:p>0.0826590589929673</text:p>
              </table:table-cell>
              <table:table-cell office:value-type="float" office:value="0.287664368675717">
                <text:p>0.287664368675717</text:p>
              </table:table-cell>
              <table:table-cell office:value-type="float" office:value="0.999178824959887">
                <text:p>0.99917882495988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206989773636759">
                <text:p>0.0206989773636759</text:p>
              </table:table-cell>
              <table:table-cell office:value-type="float" office:value="0.0885269679901055">
                <text:p>0.0885269679901055</text:p>
              </table:table-cell>
              <table:table-cell office:value-type="float" office:value="0.308582463488468">
                <text:p>0.308582463488468</text:p>
              </table:table-cell>
              <table:table-cell office:value-type="float" office:value="0.999256912028237">
                <text:p>0.99925691202823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217371678562288">
                <text:p>0.0217371678562288</text:p>
              </table:table-cell>
              <table:table-cell office:value-type="float" office:value="0.09476840202064">
                <text:p>0.09476840202064</text:p>
              </table:table-cell>
              <table:table-cell office:value-type="float" office:value="0.330316311604354">
                <text:p>0.330316311604354</text:p>
              </table:table-cell>
              <table:table-cell office:value-type="float" office:value="0.999327578648539">
                <text:p>0.99932757864853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28262167299245">
                <text:p>0.0228262167299245</text:p>
              </table:table-cell>
              <table:table-cell office:value-type="float" office:value="0.101400922740664">
                <text:p>0.101400922740664</text:p>
              </table:table-cell>
              <table:table-cell office:value-type="float" office:value="0.352799831710789">
                <text:p>0.352799831710789</text:p>
              </table:table-cell>
              <table:table-cell office:value-type="float" office:value="0.999391529064851">
                <text:p>0.99939152906485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39684909598183">
                <text:p>0.0239684909598183</text:p>
              </table:table-cell>
              <table:table-cell office:value-type="float" office:value="0.108442023937455">
                <text:p>0.108442023937455</text:p>
              </table:table-cell>
              <table:table-cell office:value-type="float" office:value="0.375954588754001">
                <text:p>0.375954588754001</text:p>
              </table:table-cell>
              <table:table-cell office:value-type="float" office:value="0.999449400848381">
                <text:p>0.99944940084838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251664549446056">
                <text:p>0.0251664549446056</text:p>
              </table:table-cell>
              <table:table-cell office:value-type="float" office:value="0.115908981491883">
                <text:p>0.115908981491883</text:p>
              </table:table-cell>
              <table:table-cell office:value-type="float" office:value="0.399690519026051">
                <text:p>0.399690519026051</text:p>
              </table:table-cell>
              <table:table-cell office:value-type="float" office:value="0.999501771179861">
                <text:p>0.99950177117986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264226731961678">
                <text:p>0.0264226731961678</text:p>
              </table:table-cell>
              <table:table-cell office:value-type="float" office:value="0.123818684314839">
                <text:p>0.123818684314839</text:p>
              </table:table-cell>
              <table:table-cell office:value-type="float" office:value="0.423907057583907">
                <text:p>0.423907057583907</text:p>
              </table:table-cell>
              <table:table-cell office:value-type="float" office:value="0.999549162545355">
                <text:p>0.99954916254535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277398129566915">
                <text:p>0.0277398129566915</text:p>
              </table:table-cell>
              <table:table-cell office:value-type="float" office:value="0.132187446039933">
                <text:p>0.132187446039933</text:p>
              </table:table-cell>
              <table:table-cell office:value-type="float" office:value="0.448494651987994">
                <text:p>0.448494651987994</text:p>
              </table:table-cell>
              <table:table-cell office:value-type="float" office:value="0.999592047899275">
                <text:p>0.99959204789927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91206467222878">
                <text:p>0.0291206467222878</text:p>
              </table:table-cell>
              <table:table-cell office:value-type="float" office:value="0.141030797674911">
                <text:p>0.141030797674911</text:p>
              </table:table-cell>
              <table:table-cell office:value-type="float" office:value="0.473336623144404">
                <text:p>0.473336623144404</text:p>
              </table:table-cell>
              <table:table-cell office:value-type="float" office:value="0.999630855343647">
                <text:p>0.99963085534364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305680546498134">
                <text:p>0.0305680546498134</text:p>
              </table:table-cell>
              <table:table-cell office:value-type="float" office:value="0.150363261919435">
                <text:p>0.150363261919435</text:p>
              </table:table-cell>
              <table:table-cell office:value-type="float" office:value="0.498311311758677">
                <text:p>0.498311311758677</text:p>
              </table:table-cell>
              <table:table-cell office:value-type="float" office:value="0.999665972368287">
                <text:p>0.99966597236828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2085026821222">
                <text:p>0.032085026821222</text:p>
              </table:table-cell>
              <table:table-cell office:value-type="float" office:value="0.160198110447058">
                <text:p>0.160198110447058</text:p>
              </table:table-cell>
              <table:table-cell office:value-type="float" office:value="0.523294429665752">
                <text:p>0.523294429665752</text:p>
              </table:table-cell>
              <table:table-cell office:value-type="float" office:value="0.999697749692558">
                <text:p>0.99969774969255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336746653372644">
                <text:p>0.0336746653372644</text:p>
              </table:table-cell>
              <table:table-cell office:value-type="float" office:value="0.170547106120648">
                <text:p>0.170547106120648</text:p>
              </table:table-cell>
              <table:table-cell office:value-type="float" office:value="0.548161521026145">
                <text:p>0.548161521026145</text:p>
              </table:table-cell>
              <table:table-cell office:value-type="float" office:value="0.999726504745692">
                <text:p>0.99972650474569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353401862097018">
                <text:p>0.0353401862097018</text:p>
              </table:table-cell>
              <table:table-cell office:value-type="float" office:value="0.181420232853924">
                <text:p>0.181420232853924</text:p>
              </table:table-cell>
              <table:table-cell office:value-type="float" office:value="0.572790430569489">
                <text:p>0.572790430569489</text:p>
              </table:table-cell>
              <table:table-cell office:value-type="float" office:value="0.99975252481933">
                <text:p>0.9997525248193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370849210184124">
                <text:p>0.0370849210184124</text:p>
              </table:table-cell>
              <table:table-cell office:value-type="float" office:value="0.192825416631972">
                <text:p>0.192825416631972</text:p>
              </table:table-cell>
              <table:table-cell office:value-type="float" office:value="0.597063675562128">
                <text:p>0.597063675562128</text:p>
              </table:table-cell>
              <table:table-cell office:value-type="float" office:value="0.999776069922857">
                <text:p>0.99977606992285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389123182968555">
                <text:p>0.0389123182968555</text:p>
              </table:table-cell>
              <table:table-cell office:value-type="float" office:value="0.204768242038665">
                <text:p>0.204768242038665</text:p>
              </table:table-cell>
              <table:table-cell office:value-type="float" office:value="0.620870625030014">
                <text:p>0.620870625030014</text:p>
              </table:table-cell>
              <table:table-cell office:value-type="float" office:value="0.999797375369294">
                <text:p>0.99979737536929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408259446063332">
                <text:p>0.0408259446063332</text:p>
              </table:table-cell>
              <table:table-cell office:value-type="float" office:value="0.217251669479553">
                <text:p>0.217251669479553</text:p>
              </table:table-cell>
              <table:table-cell office:value-type="float" office:value="0.644109403244061">
                <text:p>0.644109403244061</text:p>
              </table:table-cell>
              <table:table-cell office:value-type="float" office:value="0.999816654116995">
                <text:p>0.99981665411699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428294852563596">
                <text:p>0.0428294852563596</text:p>
              </table:table-cell>
              <table:table-cell office:value-type="float" office:value="0.230275759098633">
                <text:p>0.230275759098633</text:p>
              </table:table-cell>
              <table:table-cell office:value-type="float" office:value="0.666688453153211">
                <text:p>0.666688453153211</text:p>
              </table:table-cell>
              <table:table-cell office:value-type="float" office:value="0.999834098890026">
                <text:p>0.99983409889002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449267446252415">
                <text:p>0.0449267446252415</text:p>
              </table:table-cell>
              <table:table-cell office:value-type="float" office:value="0.243837408123452">
                <text:p>0.243837408123452</text:p>
              </table:table-cell>
              <table:table-cell office:value-type="float" office:value="0.688527717439171">
                <text:p>0.688527717439171</text:p>
              </table:table-cell>
              <table:table-cell office:value-type="float" office:value="0.999849884098036">
                <text:p>0.99984988409803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471216460317115">
                <text:p>0.0471216460317115</text:p>
              </table:table-cell>
              <table:table-cell office:value-type="float" office:value="0.257930108986857">
                <text:p>0.257930108986857</text:p>
              </table:table-cell>
              <table:table-cell office:value-type="float" office:value="0.709559418066755">
                <text:p>0.709559418066755</text:p>
              </table:table-cell>
              <table:table-cell office:value-type="float" office:value="0.999864167574438">
                <text:p>0.99986416757443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494182311051616">
                <text:p>0.0494182311051616</text:p>
              </table:table-cell>
              <table:table-cell office:value-type="float" office:value="0.272543736013798">
                <text:p>0.272543736013798</text:p>
              </table:table-cell>
              <table:table-cell office:value-type="float" office:value="0.729728437581776">
                <text:p>0.729728437581776</text:p>
              </table:table-cell>
              <table:table-cell office:value-type="float" office:value="0.999877092150041">
                <text:p>0.99987709215004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51820658598752">
                <text:p>0.051820658598752</text:p>
              </table:table-cell>
              <table:table-cell office:value-type="float" office:value="0.287664368675717">
                <text:p>0.287664368675717</text:p>
              </table:table-cell>
              <table:table-cell office:value-type="float" office:value="0.748992325232421">
                <text:p>0.748992325232421</text:p>
              </table:table-cell>
              <table:table-cell office:value-type="float" office:value="0.999888787077616">
                <text:p>0.99988878707761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543332025864361">
                <text:p>0.0543332025864361</text:p>
              </table:table-cell>
              <table:table-cell office:value-type="float" office:value="0.303274159354375">
                <text:p>0.303274159354375</text:p>
              </table:table-cell>
              <table:table-cell office:value-type="float" office:value="0.767320966993808">
                <text:p>0.767320966993808</text:p>
              </table:table-cell>
              <table:table-cell office:value-type="float" office:value="0.999899369321452">
                <text:p>0.99989936932145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56960249981823">
                <text:p>0.056960249981823</text:p>
              </table:table-cell>
              <table:table-cell office:value-type="float" office:value="0.319351253179576">
                <text:p>0.319351253179576</text:p>
              </table:table-cell>
              <table:table-cell office:value-type="float" office:value="0.784695970036292">
                <text:p>0.784695970036292</text:p>
              </table:table-cell>
              <table:table-cell office:value-type="float" office:value="0.999908944724677">
                <text:p>0.99990894472467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597062973138317">
                <text:p>0.0597062973138317</text:p>
              </table:table-cell>
              <table:table-cell office:value-type="float" office:value="0.335869766781164">
                <text:p>0.335869766781164</text:p>
              </table:table-cell>
              <table:table-cell office:value-type="float" office:value="0.801109818909857">
                <text:p>0.801109818909857</text:p>
              </table:table-cell>
              <table:table-cell office:value-type="float" office:value="0.999917609065856">
                <text:p>0.99991760906585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625759466913574">
                <text:p>0.0625759466913574</text:p>
              </table:table-cell>
              <table:table-cell office:value-type="float" office:value="0.352799831710789">
                <text:p>0.352799831710789</text:p>
              </table:table-cell>
              <table:table-cell office:value-type="float" office:value="0.816564862995495">
                <text:p>0.816564862995495</text:p>
              </table:table-cell>
              <table:table-cell office:value-type="float" office:value="0.99992544901536">
                <text:p>0.9999254490153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655739008867296">
                <text:p>0.0655739008867296</text:p>
              </table:table-cell>
              <table:table-cell office:value-type="float" office:value="0.370107706848968">
                <text:p>0.370107706848968</text:p>
              </table:table-cell>
              <table:table-cell office:value-type="float" office:value="0.831072193219262">
                <text:p>0.831072193219262</text:p>
              </table:table-cell>
              <table:table-cell office:value-type="float" office:value="0.999932543000975">
                <text:p>0.99993254300097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687049574656999">
                <text:p>0.0687049574656999</text:p>
              </table:table-cell>
              <table:table-cell office:value-type="float" office:value="0.387755962346407">
                <text:p>0.387755962346407</text:p>
              </table:table-cell>
              <table:table-cell office:value-type="float" office:value="0.844650461464053">
                <text:p>0.844650461464053</text:p>
              </table:table-cell>
              <table:table-cell office:value-type="float" office:value="0.999938961991348">
                <text:p>0.99993896199134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719740018901244">
                <text:p>0.0719740018901244</text:p>
              </table:table-cell>
              <table:table-cell office:value-type="float" office:value="0.405703735607475">
                <text:p>0.405703735607475</text:p>
              </table:table-cell>
              <table:table-cell office:value-type="float" office:value="0.857324689455935">
                <text:p>0.857324689455935</text:p>
              </table:table-cell>
              <table:table-cell office:value-type="float" office:value="0.999944770205045">
                <text:p>0.99994477020504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753859995185259">
                <text:p>0.0753859995185259</text:p>
              </table:table-cell>
              <table:table-cell office:value-type="float" office:value="0.423907057583907">
                <text:p>0.423907057583907</text:p>
              </table:table-cell>
              <table:table-cell office:value-type="float" office:value="0.869125106025907">
                <text:p>0.869125106025907</text:p>
              </table:table-cell>
              <table:table-cell office:value-type="float" office:value="0.999950025752279">
                <text:p>0.99995002575227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789459864294381">
                <text:p>0.0789459864294381</text:p>
              </table:table-cell>
              <table:table-cell office:value-type="float" office:value="0.442319245304014">
                <text:p>0.442319245304014</text:p>
              </table:table-cell>
              <table:table-cell office:value-type="float" office:value="0.880086043329192">
                <text:p>0.880086043329192</text:p>
              </table:table-cell>
              <table:table-cell office:value-type="float" office:value="0.999954781215678">
                <text:p>0.99995478121567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826590589929673">
                <text:p>0.0826590589929673</text:p>
              </table:table-cell>
              <table:table-cell office:value-type="float" office:value="0.460891354228762">
                <text:p>0.460891354228762</text:p>
              </table:table-cell>
              <table:table-cell office:value-type="float" office:value="0.890244914466954">
                <text:p>0.890244914466954</text:p>
              </table:table-cell>
              <table:table-cell office:value-type="float" office:value="0.999959084175881">
                <text:p>0.99995908417588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865303621175">
                <text:p>0.0865303621175</text:p>
              </table:table-cell>
              <table:table-cell office:value-type="float" office:value="0.479572681820996">
                <text:p>0.479572681820996</text:p>
              </table:table-cell>
              <table:table-cell office:value-type="float" office:value="0.899641287456767">
                <text:p>0.899641287456767</text:p>
              </table:table-cell>
              <table:table-cell office:value-type="float" office:value="0.999962977687195">
                <text:p>0.99996297768719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905650761010612">
                <text:p>0.0905650761010612</text:p>
              </table:table-cell>
              <table:table-cell office:value-type="float" office:value="0.498311311758676">
                <text:p>0.498311311758676</text:p>
              </table:table-cell>
              <table:table-cell office:value-type="float" office:value="0.908316063932969">
                <text:p>0.908316063932969</text:p>
              </table:table-cell>
              <table:table-cell office:value-type="float" office:value="0.999966500708049">
                <text:p>0.99996650070804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947684020206401">
                <text:p>0.0947684020206401</text:p>
              </table:table-cell>
              <table:table-cell office:value-type="float" office:value="0.517054686628937">
                <text:p>0.517054686628937</text:p>
              </table:table-cell>
              <table:table-cell office:value-type="float" office:value="0.916310765478482">
                <text:p>0.916310765478482</text:p>
              </table:table-cell>
              <table:table-cell office:value-type="float" office:value="0.999969688490536">
                <text:p>0.99996968849053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991455455979985">
                <text:p>0.0991455455979985</text:p>
              </table:table-cell>
              <table:table-cell office:value-type="float" office:value="0.535750195801508">
                <text:p>0.535750195801508</text:p>
              </table:table-cell>
              <table:table-cell office:value-type="float" office:value="0.923666926133398">
                <text:p>0.923666926133398</text:p>
              </table:table-cell>
              <table:table-cell office:value-type="float" office:value="0.999972572932926">
                <text:p>0.99997257293292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03701699487194">
                <text:p>0.103701699487194</text:p>
              </table:table-cell>
              <table:table-cell office:value-type="float" office:value="0.554345764566411">
                <text:p>0.554345764566411</text:p>
              </table:table-cell>
              <table:table-cell office:value-type="float" office:value="0.930425586345421">
                <text:p>0.930425586345421</text:p>
              </table:table-cell>
              <table:table-cell office:value-type="float" office:value="0.999975182898671">
                <text:p>0.99997518289867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108442023937456">
                <text:p>0.108442023937456</text:p>
              </table:table-cell>
              <table:table-cell office:value-type="float" office:value="0.572790430569489">
                <text:p>0.572790430569489</text:p>
              </table:table-cell>
              <table:table-cell office:value-type="float" office:value="0.936626881320059">
                <text:p>0.936626881320059</text:p>
              </table:table-cell>
              <table:table-cell office:value-type="float" office:value="0.999977544505078">
                <text:p>0.99997754450507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1337162579526">
                <text:p>0.11337162579526</text:p>
              </table:table-cell>
              <table:table-cell office:value-type="float" office:value="0.59103489409352">
                <text:p>0.59103489409352</text:p>
              </table:table-cell>
              <table:table-cell office:value-type="float" office:value="0.94230971525909">
                <text:p>0.94230971525909</text:p>
              </table:table-cell>
              <table:table-cell office:value-type="float" office:value="0.999979681384535">
                <text:p>0.99997968138453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18495535821623">
                <text:p>0.118495535821623</text:p>
              </table:table-cell>
              <table:table-cell office:value-type="float" office:value="0.609032029780659">
                <text:p>0.609032029780659</text:p>
              </table:table-cell>
              <table:table-cell office:value-type="float" office:value="0.947511512197102">
                <text:p>0.947511512197102</text:p>
              </table:table-cell>
              <table:table-cell office:value-type="float" office:value="0.999981614920895">
                <text:p>0.99998161492089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23818684314839">
                <text:p>0.123818684314839</text:p>
              </table:table-cell>
              <table:table-cell office:value-type="float" office:value="0.626737348910226">
                <text:p>0.626737348910226</text:p>
              </table:table-cell>
              <table:table-cell office:value-type="float" office:value="0.952268033912038">
                <text:p>0.952268033912038</text:p>
              </table:table-cell>
              <table:table-cell office:value-type="float" office:value="0.999983364463387">
                <text:p>0.99998336446338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29345875045267">
                <text:p>0.129345875045267</text:p>
              </table:table-cell>
              <table:table-cell office:value-type="float" office:value="0.644109403244061">
                <text:p>0.644109403244061</text:p>
              </table:table-cell>
              <table:table-cell office:value-type="float" office:value="0.956613255562225">
                <text:p>0.956613255562225</text:p>
              </table:table-cell>
              <table:table-cell office:value-type="float" office:value="0.999984947520174">
                <text:p>0.999984947520174</text:p>
              </table:table-cell>
              <table:table-cell office:value-type="float" office:value="1.001">
                <text:p>1.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205cm" style:legend-expansion="high" chart:style-name="ch2"/>
        <chart:plot-area chart:style-name="ch3" table:cell-range-address="Feuille2.A2:Feuille2.F103" chart:data-source-has-labels="both" svg:x="0.32cm" svg:y="0.18cm" svg:width="13.831cm" svg:height="8.64cm">
          <chartooo:coordinate-region svg:x="1.047cm" svg:y="0.301cm" svg:width="12.963cm" svg:height="7.516cm"/>
          <chart:axis chart:dimension="x" chart:name="primary-x" chart:style-name="ch4" chartooo:axis-type="auto">
            <chartooo:date-scale/>
            <chart:categories table:cell-range-address="Feuille2.A3:Feuille2.A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B3:Feuille2.B103" chart:label-cell-address="Feuille2.B2:Feuille2.B2" chart:class="chart:line">
            <chart:data-point chart:repeated="101"/>
          </chart:series>
          <chart:series chart:style-name="ch7" chart:values-cell-range-address="Feuille2.C3:Feuille2.C103" chart:label-cell-address="Feuille2.C2:Feuille2.C2" chart:class="chart:line">
            <chart:data-point chart:repeated="101"/>
          </chart:series>
          <chart:series chart:style-name="ch8" chart:values-cell-range-address="Feuille2.D3:Feuille2.D103" chart:label-cell-address="Feuille2.D2:Feuille2.D2" chart:class="chart:line">
            <chart:data-point chart:repeated="101"/>
          </chart:series>
          <chart:series chart:style-name="ch9" chart:values-cell-range-address="Feuille2.E3:Feuille2.E103" chart:label-cell-address="Feuille2.E2:Feuille2.E2" chart:class="chart:line">
            <chart:data-point chart:repeated="101"/>
          </chart:series>
          <chart:series chart:style-name="ch10" chart:values-cell-range-address="Feuille2.F3:Feuille2.F103" chart:label-cell-address="Feuille2.F2:Feuille2.F2" chart:class="chart:line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Feuille2.B2:Feuille2.B2</svg:desc>
                </draw:g>
              </table:table-cell>
              <table:table-cell office:value-type="string">
                <text:p>1</text:p>
                <draw:g>
                  <svg:desc>Feuille2.C2:Feuille2.C2</svg:desc>
                </draw:g>
              </table:table-cell>
              <table:table-cell office:value-type="string">
                <text:p>2</text:p>
                <draw:g>
                  <svg:desc>Feuille2.D2:Feuille2.D2</svg:desc>
                </draw:g>
              </table:table-cell>
              <table:table-cell office:value-type="string">
                <text:p>3</text:p>
                <draw:g>
                  <svg:desc>Feuille2.E2:Feuille2.E2</svg:desc>
                </draw:g>
              </table:table-cell>
              <table:table-cell office:value-type="string">
                <text:p>4</text:p>
                <draw:g>
                  <svg:desc>Feuille2.F2:Feuille2.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2.A3:Feuille2.A103</svg:desc>
                </draw:g>
              </table:table-cell>
              <table:table-cell office:value-type="float" office:value="0">
                <text:p>0</text:p>
                <draw:g>
                  <svg:desc>Feuille2.B3:Feuille2.B103</svg:desc>
                </draw:g>
              </table:table-cell>
              <table:table-cell office:value-type="float" office:value="0">
                <text:p>0</text:p>
                <draw:g>
                  <svg:desc>Feuille2.C3:Feuille2.C103</svg:desc>
                </draw:g>
              </table:table-cell>
              <table:table-cell office:value-type="float" office:value="0">
                <text:p>0</text:p>
                <draw:g>
                  <svg:desc>Feuille2.D3:Feuille2.D103</svg:desc>
                </draw:g>
              </table:table-cell>
              <table:table-cell office:value-type="float" office:value="0.75">
                <text:p>0.75</text:p>
                <draw:g>
                  <svg:desc>Feuille2.E3:Feuille2.E103</svg:desc>
                </draw:g>
              </table:table-cell>
              <table:table-cell office:value-type="float" office:value="1">
                <text:p>1</text:p>
                <draw:g>
                  <svg:desc>Feuille2.F3:Feuille2.F10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105121719931769">
                <text:p>0.00105121719931769</text:p>
              </table:table-cell>
              <table:table-cell office:value-type="float" office:value="0.00107780020733066">
                <text:p>0.00107780020733066</text:p>
              </table:table-cell>
              <table:table-cell office:value-type="float" office:value="0.00110505469845849">
                <text:p>0.00110505469845849</text:p>
              </table:table-cell>
              <table:table-cell office:value-type="float" office:value="0.76922721021277">
                <text:p>0.7692272102127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10505469845849">
                <text:p>0.00110505469845849</text:p>
              </table:table-cell>
              <table:table-cell office:value-type="float" office:value="0.00116164624858732">
                <text:p>0.00116164624858732</text:p>
              </table:table-cell>
              <table:table-cell office:value-type="float" office:value="0.0012211323960796">
                <text:p>0.0012211323960796</text:p>
              </table:table-cell>
              <table:table-cell office:value-type="float" office:value="0.786499473656264">
                <text:p>0.78649947365626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116164624858732">
                <text:p>0.00116164624858732</text:p>
              </table:table-cell>
              <table:table-cell office:value-type="float" office:value="0.00125200680643377">
                <text:p>0.00125200680643377</text:p>
              </table:table-cell>
              <table:table-cell office:value-type="float" office:value="0.00134938671274972">
                <text:p>0.00134938671274972</text:p>
              </table:table-cell>
              <table:table-cell office:value-type="float" office:value="0.802810381991689">
                <text:p>0.80281038199168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12211323960796">
                <text:p>0.0012211323960796</text:p>
              </table:table-cell>
              <table:table-cell office:value-type="float" office:value="0.00134938671274972">
                <text:p>0.00134938671274972</text:p>
              </table:table-cell>
              <table:table-cell office:value-type="float" office:value="0.00149109134209279">
                <text:p>0.00149109134209279</text:p>
              </table:table-cell>
              <table:table-cell office:value-type="float" office:value="0.818163275739174">
                <text:p>0.81816327573917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28366082438721">
                <text:p>0.00128366082438721</text:p>
              </table:table-cell>
              <table:table-cell office:value-type="float" office:value="0.00145432970708745">
                <text:p>0.00145432970708745</text:p>
              </table:table-cell>
              <table:table-cell office:value-type="float" office:value="0.00164765240353923">
                <text:p>0.00164765240353923</text:p>
              </table:table-cell>
              <table:table-cell office:value-type="float" office:value="0.832570112404859">
                <text:p>0.83257011240485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34938671274972">
                <text:p>0.00134938671274972</text:p>
              </table:table-cell>
              <table:table-cell office:value-type="float" office:value="0.00156742140080829">
                <text:p>0.00156742140080829</text:p>
              </table:table-cell>
              <table:table-cell office:value-type="float" office:value="0.00182062203278895">
                <text:p>0.00182062203278895</text:p>
              </table:table-cell>
              <table:table-cell office:value-type="float" office:value="0.846050282661208">
                <text:p>0.84605028266120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141847311254324">
                <text:p>0.00141847311254324</text:p>
              </table:table-cell>
              <table:table-cell office:value-type="float" office:value="0.00168929246145158">
                <text:p>0.00168929246145158</text:p>
              </table:table-cell>
              <table:table-cell office:value-type="float" office:value="0.00201171332763793">
                <text:p>0.00201171332763793</text:p>
              </table:table-cell>
              <table:table-cell office:value-type="float" office:value="0.858629420557525">
                <text:p>0.85862942055752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49109134209279">
                <text:p>0.00149109134209279</text:p>
              </table:table-cell>
              <table:table-cell office:value-type="float" office:value="0.00182062203278895">
                <text:p>0.00182062203278895</text:p>
              </table:table-cell>
              <table:table-cell office:value-type="float" office:value="0.00222281677555748">
                <text:p>0.00222281677555748</text:p>
              </table:table-cell>
              <table:table-cell office:value-type="float" office:value="0.87033824577959">
                <text:p>0.8703382457795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156742140080829">
                <text:p>0.00156742140080829</text:p>
              </table:table-cell>
              <table:table-cell office:value-type="float" office:value="0.00196214140695003">
                <text:p>0.00196214140695003</text:p>
              </table:table-cell>
              <table:table-cell office:value-type="float" office:value="0.00245601829920637">
                <text:p>0.00245601829920637</text:p>
              </table:table-cell>
              <table:table-cell office:value-type="float" office:value="0.881211467651078">
                <text:p>0.88121146765107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164765240353923">
                <text:p>0.00164765240353923</text:p>
              </table:table-cell>
              <table:table-cell office:value-type="float" office:value="0.00211463796596956">
                <text:p>0.00211463796596956</text:p>
              </table:table-cell>
              <table:table-cell office:value-type="float" office:value="0.00271361906612836">
                <text:p>0.00271361906612836</text:p>
              </table:table-cell>
              <table:table-cell office:value-type="float" office:value="0.891286772481713">
                <text:p>0.89128677248171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17319830360793">
                <text:p>0.0017319830360793</text:p>
              </table:table-cell>
              <table:table-cell office:value-type="float" office:value="0.00227895941109525">
                <text:p>0.00227895941109525</text:p>
              </table:table-cell>
              <table:table-cell office:value-type="float" office:value="0.00299815721911344">
                <text:p>0.00299815721911344</text:p>
              </table:table-cell>
              <table:table-cell office:value-type="float" office:value="0.900603908457098">
                <text:p>0.90060390845709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182062203278895">
                <text:p>0.00182062203278895</text:p>
              </table:table-cell>
              <table:table-cell office:value-type="float" office:value="0.00245601829920637">
                <text:p>0.00245601829920637</text:p>
              </table:table-cell>
              <table:table-cell office:value-type="float" office:value="0.0033124316939081">
                <text:p>0.0033124316939081</text:p>
              </table:table-cell>
              <table:table-cell office:value-type="float" office:value="0.909203875811216">
                <text:p>0.90920387581121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191378867734169">
                <text:p>0.00191378867734169</text:p>
              </table:table-cell>
              <table:table-cell office:value-type="float" office:value="0.00264679690671611">
                <text:p>0.00264679690671611</text:p>
              </table:table-cell>
              <table:table-cell office:value-type="float" office:value="0.00365952830092054">
                <text:p>0.00365952830092054</text:p>
              </table:table-cell>
              <table:table-cell office:value-type="float" office:value="0.917128224663268">
                <text:p>0.91712822466326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01171332763793">
                <text:p>0.00201171332763793</text:p>
              </table:table-cell>
              <table:table-cell office:value-type="float" office:value="0.0028523524423595">
                <text:p>0.0028523524423595</text:p>
              </table:table-cell>
              <table:table-cell office:value-type="float" office:value="0.00404284825698398">
                <text:p>0.00404284825698398</text:p>
              </table:table-cell>
              <table:table-cell office:value-type="float" office:value="0.924418458662921">
                <text:p>0.92441845866292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211463796596956">
                <text:p>0.00211463796596956</text:p>
              </table:table-cell>
              <table:table-cell office:value-type="float" office:value="0.00307382263128984">
                <text:p>0.00307382263128984</text:p>
              </table:table-cell>
              <table:table-cell office:value-type="float" office:value="0.0044661393617357">
                <text:p>0.0044661393617357</text:p>
              </table:table-cell>
              <table:table-cell office:value-type="float" office:value="0.931115539417692">
                <text:p>0.93111553941769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22281677555748">
                <text:p>0.00222281677555748</text:p>
              </table:table-cell>
              <table:table-cell office:value-type="float" office:value="0.0033124316939081">
                <text:p>0.0033124316939081</text:p>
              </table:table-cell>
              <table:table-cell office:value-type="float" office:value="0.00493353002025831">
                <text:p>0.00493353002025831</text:p>
              </table:table-cell>
              <table:table-cell office:value-type="float" office:value="0.937259484465522">
                <text:p>0.93725948446552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233651674462458">
                <text:p>0.00233651674462458</text:p>
              </table:table-cell>
              <table:table-cell office:value-type="float" office:value="0.00356949674381495">
                <text:p>0.00356949674381495</text:p>
              </table:table-cell>
              <table:table-cell office:value-type="float" office:value="0.00544956631870957">
                <text:p>0.00544956631870957</text:p>
              </table:table-cell>
              <table:table-cell office:value-type="float" office:value="0.942889050167311">
                <text:p>0.94288905016731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245601829920637">
                <text:p>0.00245601829920637</text:p>
              </table:table-cell>
              <table:table-cell office:value-type="float" office:value="0.00384643463018253">
                <text:p>0.00384643463018253</text:p>
              </table:table-cell>
              <table:table-cell office:value-type="float" office:value="0.00601925236198558">
                <text:p>0.00601925236198558</text:p>
              </table:table-cell>
              <table:table-cell office:value-type="float" office:value="0.948041490180583">
                <text:p>0.94804149018058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58161596594201">
                <text:p>0.00258161596594201</text:p>
              </table:table-cell>
              <table:table-cell office:value-type="float" office:value="0.00414476925067136">
                <text:p>0.00414476925067136</text:p>
              </table:table-cell>
              <table:table-cell office:value-type="float" office:value="0.00664809408109184">
                <text:p>0.00664809408109184</text:p>
              </table:table-cell>
              <table:table-cell office:value-type="float" office:value="0.952752379991776">
                <text:p>0.95275237999177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71361906612836">
                <text:p>0.00271361906612836</text:p>
              </table:table-cell>
              <table:table-cell office:value-type="float" office:value="0.0044661393617357">
                <text:p>0.0044661393617357</text:p>
              </table:table-cell>
              <table:table-cell office:value-type="float" office:value="0.007342146711703">
                <text:p>0.007342146711703</text:p>
              </table:table-cell>
              <table:table-cell office:value-type="float" office:value="0.957055498197717">
                <text:p>0.95705549819771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28523524423595">
                <text:p>0.0028523524423595</text:p>
              </table:table-cell>
              <table:table-cell office:value-type="float" office:value="0.00481230691373671">
                <text:p>0.00481230691373671</text:p>
              </table:table-cell>
              <table:table-cell office:value-type="float" office:value="0.00810806613299626">
                <text:p>0.00810806613299626</text:p>
              </table:table-cell>
              <table:table-cell office:value-type="float" office:value="0.960982755720785">
                <text:p>0.96098275572078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299815721911344">
                <text:p>0.00299815721911344</text:p>
              </table:table-cell>
              <table:table-cell office:value-type="float" office:value="0.00518516593867526">
                <text:p>0.00518516593867526</text:p>
              </table:table-cell>
              <table:table-cell office:value-type="float" office:value="0.00895316423558093">
                <text:p>0.00895316423558093</text:p>
              </table:table-cell>
              <table:table-cell office:value-type="float" office:value="0.96456416481973">
                <text:p>0.9645641648197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315139159868583">
                <text:p>0.00315139159868583</text:p>
              </table:table-cell>
              <table:table-cell office:value-type="float" office:value="0.00558675201852005">
                <text:p>0.00558675201852005</text:p>
              </table:table-cell>
              <table:table-cell office:value-type="float" office:value="0.00988546845722824">
                <text:p>0.00988546845722824</text:p>
              </table:table-cell>
              <table:table-cell office:value-type="float" office:value="0.967827840541103">
                <text:p>0.96782784054110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3124316939081">
                <text:p>0.0033124316939081</text:p>
              </table:table-cell>
              <table:table-cell office:value-type="float" office:value="0.00601925236198558">
                <text:p>0.00601925236198558</text:p>
              </table:table-cell>
              <table:table-cell office:value-type="float" office:value="0.010913785582765">
                <text:p>0.010913785582765</text:p>
              </table:table-cell>
              <table:table-cell office:value-type="float" office:value="0.970800028084318">
                <text:p>0.97080002808431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34816723991225">
                <text:p>0.0034816723991225</text:p>
              </table:table-cell>
              <table:table-cell office:value-type="float" office:value="0.00648501651714659">
                <text:p>0.00648501651714659</text:p>
              </table:table-cell>
              <table:table-cell office:value-type="float" office:value="0.0120477698471478">
                <text:p>0.0120477698471478</text:p>
              </table:table-cell>
              <table:table-cell office:value-type="float" office:value="0.973505150381587">
                <text:p>0.97350515038158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365952830092054">
                <text:p>0.00365952830092054</text:p>
              </table:table-cell>
              <table:table-cell office:value-type="float" office:value="0.00698656774638571">
                <text:p>0.00698656774638571</text:p>
              </table:table-cell>
              <table:table-cell office:value-type="float" office:value="0.0132979953051279">
                <text:p>0.0132979953051279</text:p>
              </table:table-cell>
              <table:table-cell office:value-type="float" office:value="0.975965870990766">
                <text:p>0.97596587099076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384643463018253">
                <text:p>0.00384643463018253</text:p>
              </table:table-cell>
              <table:table-cell office:value-type="float" office:value="0.00752661508877548">
                <text:p>0.00752661508877548</text:p>
              </table:table-cell>
              <table:table-cell office:value-type="float" office:value="0.0146760323333011">
                <text:p>0.0146760323333011</text:p>
              </table:table-cell>
              <table:table-cell office:value-type="float" office:value="0.978203168143536">
                <text:p>0.97820316814353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404284825698398">
                <text:p>0.00404284825698398</text:p>
              </table:table-cell>
              <table:table-cell office:value-type="float" office:value="0.00810806613299626">
                <text:p>0.00810806613299626</text:p>
              </table:table-cell>
              <table:table-cell office:value-type="float" office:value="0.0161945280064134">
                <text:p>0.0161945280064134</text:p>
              </table:table-cell>
              <table:table-cell office:value-type="float" office:value="0.980236416470833">
                <text:p>0.98023641647083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424924872995952">
                <text:p>0.00424924872995952</text:p>
              </table:table-cell>
              <table:table-cell office:value-type="float" office:value="0.0087340405211767">
                <text:p>0.0087340405211767</text:p>
              </table:table-cell>
              <table:table-cell office:value-type="float" office:value="0.0178672899347458">
                <text:p>0.0178672899347458</text:p>
              </table:table-cell>
              <table:table-cell office:value-type="float" office:value="0.982083473536012">
                <text:p>0.98208347353601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44661393617357">
                <text:p>0.0044661393617357</text:p>
              </table:table-cell>
              <table:table-cell office:value-type="float" office:value="0.00940788420048575">
                <text:p>0.00940788420048575</text:p>
              </table:table-cell>
              <table:table-cell office:value-type="float" office:value="0.0197093729578674">
                <text:p>0.0197093729578674</text:p>
              </table:table-cell>
              <table:table-cell office:value-type="float" office:value="0.983760768842425">
                <text:p>0.98376076884242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469404836205932">
                <text:p>0.00469404836205932</text:p>
              </table:table-cell>
              <table:table-cell office:value-type="float" office:value="0.0101331844347611">
                <text:p>0.0101331844347611</text:p>
              </table:table-cell>
              <table:table-cell office:value-type="float" office:value="0.0217371678562288">
                <text:p>0.0217371678562288</text:p>
              </table:table-cell>
              <table:table-cell office:value-type="float" office:value="0.985283393447929">
                <text:p>0.98528339344792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93353002025831">
                <text:p>0.00493353002025831</text:p>
              </table:table-cell>
              <table:table-cell office:value-type="float" office:value="0.010913785582765">
                <text:p>0.010913785582765</text:p>
              </table:table-cell>
              <table:table-cell office:value-type="float" office:value="0.0239684909598183">
                <text:p>0.0239684909598183</text:p>
              </table:table-cell>
              <table:table-cell office:value-type="float" office:value="0.98666518871832">
                <text:p>0.9866651887183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518516593867526">
                <text:p>0.00518516593867526</text:p>
              </table:table-cell>
              <table:table-cell office:value-type="float" office:value="0.011753805642632">
                <text:p>0.011753805642632</text:p>
              </table:table-cell>
              <table:table-cell office:value-type="float" office:value="0.0264226731961678">
                <text:p>0.0264226731961678</text:p>
              </table:table-cell>
              <table:table-cell office:value-type="float" office:value="0.987918833090244">
                <text:p>0.98791883309024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544956631870957">
                <text:p>0.00544956631870957</text:p>
              </table:table-cell>
              <table:table-cell office:value-type="float" office:value="0.0126576535535117">
                <text:p>0.0126576535535117</text:p>
              </table:table-cell>
              <table:table-cell office:value-type="float" office:value="0.0291206467222878">
                <text:p>0.0291206467222878</text:p>
              </table:table-cell>
              <table:table-cell office:value-type="float" office:value="0.98905592599784">
                <text:p>0.9890559259978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572737130109108">
                <text:p>0.00572737130109108</text:p>
              </table:table-cell>
              <table:table-cell office:value-type="float" office:value="0.0136300472350858">
                <text:p>0.0136300472350858</text:p>
              </table:table-cell>
              <table:table-cell office:value-type="float" office:value="0.032085026821222">
                <text:p>0.032085026821222</text:p>
              </table:table-cell>
              <table:table-cell office:value-type="float" office:value="0.990087068352457">
                <text:p>0.99008706835245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601925236198558">
                <text:p>0.00601925236198558</text:p>
              </table:table-cell>
              <table:table-cell office:value-type="float" office:value="0.0146760323333011">
                <text:p>0.0146760323333011</text:p>
              </table:table-cell>
              <table:table-cell office:value-type="float" office:value="0.0353401862097018">
                <text:p>0.0353401862097018</text:p>
              </table:table-cell>
              <table:table-cell office:value-type="float" office:value="0.991021939157425">
                <text:p>0.99102193915742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632591376649786">
                <text:p>0.00632591376649786</text:p>
              </table:table-cell>
              <table:table-cell office:value-type="float" office:value="0.0158010016260438">
                <text:p>0.0158010016260438</text:p>
              </table:table-cell>
              <table:table-cell office:value-type="float" office:value="0.0389123182968555">
                <text:p>0.0389123182968555</text:p>
              </table:table-cell>
              <table:table-cell office:value-type="float" office:value="0.991869367995851">
                <text:p>0.99186936799585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664809408109184">
                <text:p>0.00664809408109184</text:p>
              </table:table-cell>
              <table:table-cell office:value-type="float" office:value="0.0170107150252838">
                <text:p>0.0170107150252838</text:p>
              </table:table-cell>
              <table:table-cell office:value-type="float" office:value="0.0428294852563596">
                <text:p>0.0428294852563596</text:p>
              </table:table-cell>
              <table:table-cell office:value-type="float" office:value="0.992637403254141">
                <text:p>0.99263740325414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698656774638571">
                <text:p>0.00698656774638571</text:p>
              </table:table-cell>
              <table:table-cell office:value-type="float" office:value="0.0183113200921225">
                <text:p>0.0183113200921225</text:p>
              </table:table-cell>
              <table:table-cell office:value-type="float" office:value="0.0471216460317115">
                <text:p>0.0471216460317115</text:p>
              </table:table-cell>
              <table:table-cell office:value-type="float" office:value="0.993333376042253">
                <text:p>0.99333337604225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7342146711703">
                <text:p>0.007342146711703</text:p>
              </table:table-cell>
              <table:table-cell office:value-type="float" office:value="0.0197093729578674">
                <text:p>0.0197093729578674</text:p>
              </table:table-cell>
              <table:table-cell office:value-type="float" office:value="0.051820658598752">
                <text:p>0.051820658598752</text:p>
              </table:table-cell>
              <table:table-cell office:value-type="float" office:value="0.993963959847816">
                <text:p>0.99396395984781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77156821326652">
                <text:p>0.0077156821326652</text:p>
              </table:table-cell>
              <table:table-cell office:value-type="float" office:value="0.0212118595173551">
                <text:p>0.0212118595173551</text:p>
              </table:table-cell>
              <table:table-cell office:value-type="float" office:value="0.056960249981823">
                <text:p>0.056960249981823</text:p>
              </table:table-cell>
              <table:table-cell office:value-type="float" office:value="0.994535226019132">
                <text:p>0.99453522601913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810806613299626">
                <text:p>0.00810806613299626</text:p>
              </table:table-cell>
              <table:table-cell office:value-type="float" office:value="0.0228262167299245">
                <text:p>0.0228262167299245</text:p>
              </table:table-cell>
              <table:table-cell office:value-type="float" office:value="0.0625759466913574">
                <text:p>0.0625759466913574</text:p>
              </table:table-cell>
              <table:table-cell office:value-type="float" office:value="0.995052695214717">
                <text:p>0.99505269521471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852023363157155">
                <text:p>0.00852023363157155</text:p>
              </table:table-cell>
              <table:table-cell office:value-type="float" office:value="0.0245603538283326">
                <text:p>0.0245603538283326</text:p>
              </table:table-cell>
              <table:table-cell office:value-type="float" office:value="0.0687049574656999">
                <text:p>0.0687049574656999</text:p>
              </table:table-cell>
              <table:table-cell office:value-type="float" office:value="0.995521384987526">
                <text:p>0.99552138498752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895316423558093">
                <text:p>0.00895316423558093</text:p>
              </table:table-cell>
              <table:table-cell office:value-type="float" office:value="0.0264226731961678">
                <text:p>0.0264226731961678</text:p>
              </table:table-cell>
              <table:table-cell office:value-type="float" office:value="0.0753859995185259">
                <text:p>0.0753859995185259</text:p>
              </table:table-cell>
              <table:table-cell office:value-type="float" office:value="0.995945853692493">
                <text:p>0.99594585369249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940788420048575">
                <text:p>0.00940788420048575</text:p>
              </table:table-cell>
              <table:table-cell office:value-type="float" office:value="0.0284220906296478">
                <text:p>0.0284220906296478</text:p>
              </table:table-cell>
              <table:table-cell office:value-type="float" office:value="0.0826590589929673">
                <text:p>0.0826590589929673</text:p>
              </table:table-cell>
              <table:table-cell office:value-type="float" office:value="0.996330240918601">
                <text:p>0.99633024091860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988546845722824">
                <text:p>0.00988546845722824</text:p>
              </table:table-cell>
              <table:table-cell office:value-type="float" office:value="0.0305680546498134">
                <text:p>0.0305680546498134</text:p>
              </table:table-cell>
              <table:table-cell office:value-type="float" office:value="0.0905650761010612">
                <text:p>0.0905650761010612</text:p>
              </table:table-cell>
              <table:table-cell office:value-type="float" office:value="0.99667830465307">
                <text:p>0.9966783046530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03870427068976">
                <text:p>0.0103870427068976</text:p>
              </table:table-cell>
              <table:table-cell office:value-type="float" office:value="0.0328705644758714">
                <text:p>0.0328705644758714</text:p>
              </table:table-cell>
              <table:table-cell office:value-type="float" office:value="0.0991455455979985">
                <text:p>0.0991455455979985</text:p>
              </table:table-cell>
              <table:table-cell office:value-type="float" office:value="0.996993455386705">
                <text:p>0.99699345538670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10913785582765">
                <text:p>0.010913785582765</text:p>
              </table:table-cell>
              <table:table-cell office:value-type="float" office:value="0.0353401862097018">
                <text:p>0.0353401862097018</text:p>
              </table:table-cell>
              <table:table-cell office:value-type="float" office:value="0.108442023937456">
                <text:p>0.108442023937456</text:p>
              </table:table-cell>
              <table:table-cell office:value-type="float" office:value="0.997278787367258">
                <text:p>0.99727878736725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114669308792683">
                <text:p>0.0114669308792683</text:p>
              </table:table-cell>
              <table:table-cell office:value-type="float" office:value="0.037988066715392">
                <text:p>0.037988066715392</text:p>
              </table:table-cell>
              <table:table-cell office:value-type="float" office:value="0.118495535821623">
                <text:p>0.118495535821623</text:p>
              </table:table-cell>
              <table:table-cell office:value-type="float" office:value="0.997537107202605">
                <text:p>0.99753710720260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120477698471478">
                <text:p>0.0120477698471478</text:p>
              </table:table-cell>
              <table:table-cell office:value-type="float" office:value="0.0408259446063332">
                <text:p>0.0408259446063332</text:p>
              </table:table-cell>
              <table:table-cell office:value-type="float" office:value="0.129345875045267">
                <text:p>0.129345875045267</text:p>
              </table:table-cell>
              <table:table-cell office:value-type="float" office:value="0.997770960008528">
                <text:p>0.99777096000852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126576535535117">
                <text:p>0.0126576535535117</text:p>
              </table:table-cell>
              <table:table-cell office:value-type="float" office:value="0.0438661576763898">
                <text:p>0.0438661576763898</text:p>
              </table:table-cell>
              <table:table-cell office:value-type="float" office:value="0.141030797674911">
                <text:p>0.141030797674911</text:p>
              </table:table-cell>
              <table:table-cell office:value-type="float" office:value="0.997982653287411">
                <text:p>0.99798265328741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132979953051279">
                <text:p>0.0132979953051279</text:p>
              </table:table-cell>
              <table:table-cell office:value-type="float" office:value="0.0471216460317114">
                <text:p>0.0471216460317114</text:p>
              </table:table-cell>
              <table:table-cell office:value-type="float" office:value="0.153585109810899">
                <text:p>0.153585109810899</text:p>
              </table:table-cell>
              <table:table-cell office:value-type="float" office:value="0.99817427871477">
                <text:p>0.9981742787147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139702731327018">
                <text:p>0.0139702731327018</text:p>
              </table:table-cell>
              <table:table-cell office:value-type="float" office:value="0.0506059500970395">
                <text:p>0.0506059500970395</text:p>
              </table:table-cell>
              <table:table-cell office:value-type="float" office:value="0.167039657507888">
                <text:p>0.167039657507888</text:p>
              </table:table-cell>
              <table:table-cell office:value-type="float" office:value="0.998347732000597">
                <text:p>0.99834773200059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46760323333011">
                <text:p>0.0146760323333011</text:p>
              </table:table-cell>
              <table:table-cell office:value-type="float" office:value="0.0543332025864361">
                <text:p>0.0543332025864361</text:p>
              </table:table-cell>
              <table:table-cell office:value-type="float" office:value="0.181420232853925">
                <text:p>0.181420232853925</text:p>
              </table:table-cell>
              <table:table-cell office:value-type="float" office:value="0.998504730982255">
                <text:p>0.99850473098225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154168880674172">
                <text:p>0.0154168880674172</text:p>
              </table:table-cell>
              <table:table-cell office:value-type="float" office:value="0.0583181134453359">
                <text:p>0.0583181134453359</text:p>
              </table:table-cell>
              <table:table-cell office:value-type="float" office:value="0.196746417594543">
                <text:p>0.196746417594543</text:p>
              </table:table-cell>
              <table:table-cell office:value-type="float" office:value="0.9986468320955">
                <text:p>0.998646832095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161945280064134">
                <text:p>0.0161945280064134</text:p>
              </table:table-cell>
              <table:table-cell office:value-type="float" office:value="0.0625759466913574">
                <text:p>0.0625759466913574</text:p>
              </table:table-cell>
              <table:table-cell office:value-type="float" office:value="0.213030393762219">
                <text:p>0.213030393762219</text:p>
              </table:table-cell>
              <table:table-cell office:value-type="float" office:value="0.998775445360057">
                <text:p>0.99877544536005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170107150252838">
                <text:p>0.0170107150252838</text:p>
              </table:table-cell>
              <table:table-cell office:value-type="float" office:value="0.0671224880087854">
                <text:p>0.0671224880087854</text:p>
              </table:table-cell>
              <table:table-cell office:value-type="float" office:value="0.230275759098633">
                <text:p>0.230275759098633</text:p>
              </table:table-cell>
              <table:table-cell office:value-type="float" office:value="0.998891848006424">
                <text:p>0.99889184800642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78672899347458">
                <text:p>0.0178672899347458</text:p>
              </table:table-cell>
              <table:table-cell office:value-type="float" office:value="0.0719740018901243">
                <text:p>0.0719740018901243</text:p>
              </table:table-cell>
              <table:table-cell office:value-type="float" office:value="0.248476393035215">
                <text:p>0.248476393035215</text:p>
              </table:table-cell>
              <table:table-cell office:value-type="float" office:value="0.998997196861133">
                <text:p>0.99899719686113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187661742456834">
                <text:p>0.0187661742456834</text:p>
              </table:table-cell>
              <table:table-cell office:value-type="float" office:value="0.0771471770725308">
                <text:p>0.0771471770725308</text:p>
              </table:table-cell>
              <table:table-cell office:value-type="float" office:value="0.267615425869936">
                <text:p>0.267615425869936</text:p>
              </table:table-cell>
              <table:table-cell office:value-type="float" office:value="0.999092539598685">
                <text:p>0.99909253959868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197093729578674">
                <text:p>0.0197093729578674</text:p>
              </table:table-cell>
              <table:table-cell office:value-type="float" office:value="0.0826590589929673">
                <text:p>0.0826590589929673</text:p>
              </table:table-cell>
              <table:table-cell office:value-type="float" office:value="0.287664368675717">
                <text:p>0.287664368675717</text:p>
              </table:table-cell>
              <table:table-cell office:value-type="float" office:value="0.999178824959887">
                <text:p>0.99917882495988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206989773636759">
                <text:p>0.0206989773636759</text:p>
              </table:table-cell>
              <table:table-cell office:value-type="float" office:value="0.0885269679901055">
                <text:p>0.0885269679901055</text:p>
              </table:table-cell>
              <table:table-cell office:value-type="float" office:value="0.308582463488468">
                <text:p>0.308582463488468</text:p>
              </table:table-cell>
              <table:table-cell office:value-type="float" office:value="0.999256912028237">
                <text:p>0.99925691202823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217371678562288">
                <text:p>0.0217371678562288</text:p>
              </table:table-cell>
              <table:table-cell office:value-type="float" office:value="0.09476840202064">
                <text:p>0.09476840202064</text:p>
              </table:table-cell>
              <table:table-cell office:value-type="float" office:value="0.330316311604354">
                <text:p>0.330316311604354</text:p>
              </table:table-cell>
              <table:table-cell office:value-type="float" office:value="0.999327578648539">
                <text:p>0.99932757864853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28262167299245">
                <text:p>0.0228262167299245</text:p>
              </table:table-cell>
              <table:table-cell office:value-type="float" office:value="0.101400922740664">
                <text:p>0.101400922740664</text:p>
              </table:table-cell>
              <table:table-cell office:value-type="float" office:value="0.352799831710789">
                <text:p>0.352799831710789</text:p>
              </table:table-cell>
              <table:table-cell office:value-type="float" office:value="0.999391529064851">
                <text:p>0.99939152906485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239684909598183">
                <text:p>0.0239684909598183</text:p>
              </table:table-cell>
              <table:table-cell office:value-type="float" office:value="0.108442023937455">
                <text:p>0.108442023937455</text:p>
              </table:table-cell>
              <table:table-cell office:value-type="float" office:value="0.375954588754001">
                <text:p>0.375954588754001</text:p>
              </table:table-cell>
              <table:table-cell office:value-type="float" office:value="0.999449400848381">
                <text:p>0.99944940084838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251664549446056">
                <text:p>0.0251664549446056</text:p>
              </table:table-cell>
              <table:table-cell office:value-type="float" office:value="0.115908981491883">
                <text:p>0.115908981491883</text:p>
              </table:table-cell>
              <table:table-cell office:value-type="float" office:value="0.399690519026051">
                <text:p>0.399690519026051</text:p>
              </table:table-cell>
              <table:table-cell office:value-type="float" office:value="0.999501771179861">
                <text:p>0.99950177117986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264226731961678">
                <text:p>0.0264226731961678</text:p>
              </table:table-cell>
              <table:table-cell office:value-type="float" office:value="0.123818684314839">
                <text:p>0.123818684314839</text:p>
              </table:table-cell>
              <table:table-cell office:value-type="float" office:value="0.423907057583907">
                <text:p>0.423907057583907</text:p>
              </table:table-cell>
              <table:table-cell office:value-type="float" office:value="0.999549162545355">
                <text:p>0.99954916254535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277398129566915">
                <text:p>0.0277398129566915</text:p>
              </table:table-cell>
              <table:table-cell office:value-type="float" office:value="0.132187446039933">
                <text:p>0.132187446039933</text:p>
              </table:table-cell>
              <table:table-cell office:value-type="float" office:value="0.448494651987994">
                <text:p>0.448494651987994</text:p>
              </table:table-cell>
              <table:table-cell office:value-type="float" office:value="0.999592047899275">
                <text:p>0.99959204789927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291206467222878">
                <text:p>0.0291206467222878</text:p>
              </table:table-cell>
              <table:table-cell office:value-type="float" office:value="0.141030797674911">
                <text:p>0.141030797674911</text:p>
              </table:table-cell>
              <table:table-cell office:value-type="float" office:value="0.473336623144404">
                <text:p>0.473336623144404</text:p>
              </table:table-cell>
              <table:table-cell office:value-type="float" office:value="0.999630855343647">
                <text:p>0.99963085534364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305680546498134">
                <text:p>0.0305680546498134</text:p>
              </table:table-cell>
              <table:table-cell office:value-type="float" office:value="0.150363261919435">
                <text:p>0.150363261919435</text:p>
              </table:table-cell>
              <table:table-cell office:value-type="float" office:value="0.498311311758677">
                <text:p>0.498311311758677</text:p>
              </table:table-cell>
              <table:table-cell office:value-type="float" office:value="0.999665972368287">
                <text:p>0.99966597236828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2085026821222">
                <text:p>0.032085026821222</text:p>
              </table:table-cell>
              <table:table-cell office:value-type="float" office:value="0.160198110447058">
                <text:p>0.160198110447058</text:p>
              </table:table-cell>
              <table:table-cell office:value-type="float" office:value="0.523294429665752">
                <text:p>0.523294429665752</text:p>
              </table:table-cell>
              <table:table-cell office:value-type="float" office:value="0.999697749692558">
                <text:p>0.99969774969255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336746653372644">
                <text:p>0.0336746653372644</text:p>
              </table:table-cell>
              <table:table-cell office:value-type="float" office:value="0.170547106120648">
                <text:p>0.170547106120648</text:p>
              </table:table-cell>
              <table:table-cell office:value-type="float" office:value="0.548161521026145">
                <text:p>0.548161521026145</text:p>
              </table:table-cell>
              <table:table-cell office:value-type="float" office:value="0.999726504745692">
                <text:p>0.99972650474569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353401862097018">
                <text:p>0.0353401862097018</text:p>
              </table:table-cell>
              <table:table-cell office:value-type="float" office:value="0.181420232853924">
                <text:p>0.181420232853924</text:p>
              </table:table-cell>
              <table:table-cell office:value-type="float" office:value="0.572790430569489">
                <text:p>0.572790430569489</text:p>
              </table:table-cell>
              <table:table-cell office:value-type="float" office:value="0.99975252481933">
                <text:p>0.9997525248193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370849210184124">
                <text:p>0.0370849210184124</text:p>
              </table:table-cell>
              <table:table-cell office:value-type="float" office:value="0.192825416631972">
                <text:p>0.192825416631972</text:p>
              </table:table-cell>
              <table:table-cell office:value-type="float" office:value="0.597063675562128">
                <text:p>0.597063675562128</text:p>
              </table:table-cell>
              <table:table-cell office:value-type="float" office:value="0.999776069922857">
                <text:p>0.99977606992285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389123182968555">
                <text:p>0.0389123182968555</text:p>
              </table:table-cell>
              <table:table-cell office:value-type="float" office:value="0.204768242038665">
                <text:p>0.204768242038665</text:p>
              </table:table-cell>
              <table:table-cell office:value-type="float" office:value="0.620870625030014">
                <text:p>0.620870625030014</text:p>
              </table:table-cell>
              <table:table-cell office:value-type="float" office:value="0.999797375369294">
                <text:p>0.999797375369294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408259446063332">
                <text:p>0.0408259446063332</text:p>
              </table:table-cell>
              <table:table-cell office:value-type="float" office:value="0.217251669479553">
                <text:p>0.217251669479553</text:p>
              </table:table-cell>
              <table:table-cell office:value-type="float" office:value="0.644109403244061">
                <text:p>0.644109403244061</text:p>
              </table:table-cell>
              <table:table-cell office:value-type="float" office:value="0.999816654116995">
                <text:p>0.99981665411699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428294852563596">
                <text:p>0.0428294852563596</text:p>
              </table:table-cell>
              <table:table-cell office:value-type="float" office:value="0.230275759098633">
                <text:p>0.230275759098633</text:p>
              </table:table-cell>
              <table:table-cell office:value-type="float" office:value="0.666688453153211">
                <text:p>0.666688453153211</text:p>
              </table:table-cell>
              <table:table-cell office:value-type="float" office:value="0.999834098890026">
                <text:p>0.99983409889002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449267446252415">
                <text:p>0.0449267446252415</text:p>
              </table:table-cell>
              <table:table-cell office:value-type="float" office:value="0.243837408123452">
                <text:p>0.243837408123452</text:p>
              </table:table-cell>
              <table:table-cell office:value-type="float" office:value="0.688527717439171">
                <text:p>0.688527717439171</text:p>
              </table:table-cell>
              <table:table-cell office:value-type="float" office:value="0.999849884098036">
                <text:p>0.99984988409803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471216460317115">
                <text:p>0.0471216460317115</text:p>
              </table:table-cell>
              <table:table-cell office:value-type="float" office:value="0.257930108986857">
                <text:p>0.257930108986857</text:p>
              </table:table-cell>
              <table:table-cell office:value-type="float" office:value="0.709559418066755">
                <text:p>0.709559418066755</text:p>
              </table:table-cell>
              <table:table-cell office:value-type="float" office:value="0.999864167574438">
                <text:p>0.99986416757443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494182311051616">
                <text:p>0.0494182311051616</text:p>
              </table:table-cell>
              <table:table-cell office:value-type="float" office:value="0.272543736013798">
                <text:p>0.272543736013798</text:p>
              </table:table-cell>
              <table:table-cell office:value-type="float" office:value="0.729728437581776">
                <text:p>0.729728437581776</text:p>
              </table:table-cell>
              <table:table-cell office:value-type="float" office:value="0.999877092150041">
                <text:p>0.99987709215004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51820658598752">
                <text:p>0.051820658598752</text:p>
              </table:table-cell>
              <table:table-cell office:value-type="float" office:value="0.287664368675717">
                <text:p>0.287664368675717</text:p>
              </table:table-cell>
              <table:table-cell office:value-type="float" office:value="0.748992325232421">
                <text:p>0.748992325232421</text:p>
              </table:table-cell>
              <table:table-cell office:value-type="float" office:value="0.999888787077616">
                <text:p>0.99988878707761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543332025864361">
                <text:p>0.0543332025864361</text:p>
              </table:table-cell>
              <table:table-cell office:value-type="float" office:value="0.303274159354375">
                <text:p>0.303274159354375</text:p>
              </table:table-cell>
              <table:table-cell office:value-type="float" office:value="0.767320966993808">
                <text:p>0.767320966993808</text:p>
              </table:table-cell>
              <table:table-cell office:value-type="float" office:value="0.999899369321452">
                <text:p>0.99989936932145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56960249981823">
                <text:p>0.056960249981823</text:p>
              </table:table-cell>
              <table:table-cell office:value-type="float" office:value="0.319351253179576">
                <text:p>0.319351253179576</text:p>
              </table:table-cell>
              <table:table-cell office:value-type="float" office:value="0.784695970036292">
                <text:p>0.784695970036292</text:p>
              </table:table-cell>
              <table:table-cell office:value-type="float" office:value="0.999908944724677">
                <text:p>0.99990894472467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597062973138317">
                <text:p>0.0597062973138317</text:p>
              </table:table-cell>
              <table:table-cell office:value-type="float" office:value="0.335869766781164">
                <text:p>0.335869766781164</text:p>
              </table:table-cell>
              <table:table-cell office:value-type="float" office:value="0.801109818909857">
                <text:p>0.801109818909857</text:p>
              </table:table-cell>
              <table:table-cell office:value-type="float" office:value="0.999917609065856">
                <text:p>0.99991760906585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625759466913574">
                <text:p>0.0625759466913574</text:p>
              </table:table-cell>
              <table:table-cell office:value-type="float" office:value="0.352799831710789">
                <text:p>0.352799831710789</text:p>
              </table:table-cell>
              <table:table-cell office:value-type="float" office:value="0.816564862995495">
                <text:p>0.816564862995495</text:p>
              </table:table-cell>
              <table:table-cell office:value-type="float" office:value="0.99992544901536">
                <text:p>0.9999254490153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655739008867296">
                <text:p>0.0655739008867296</text:p>
              </table:table-cell>
              <table:table-cell office:value-type="float" office:value="0.370107706848968">
                <text:p>0.370107706848968</text:p>
              </table:table-cell>
              <table:table-cell office:value-type="float" office:value="0.831072193219262">
                <text:p>0.831072193219262</text:p>
              </table:table-cell>
              <table:table-cell office:value-type="float" office:value="0.999932543000975">
                <text:p>0.99993254300097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687049574656999">
                <text:p>0.0687049574656999</text:p>
              </table:table-cell>
              <table:table-cell office:value-type="float" office:value="0.387755962346407">
                <text:p>0.387755962346407</text:p>
              </table:table-cell>
              <table:table-cell office:value-type="float" office:value="0.844650461464053">
                <text:p>0.844650461464053</text:p>
              </table:table-cell>
              <table:table-cell office:value-type="float" office:value="0.999938961991348">
                <text:p>0.99993896199134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719740018901244">
                <text:p>0.0719740018901244</text:p>
              </table:table-cell>
              <table:table-cell office:value-type="float" office:value="0.405703735607475">
                <text:p>0.405703735607475</text:p>
              </table:table-cell>
              <table:table-cell office:value-type="float" office:value="0.857324689455935">
                <text:p>0.857324689455935</text:p>
              </table:table-cell>
              <table:table-cell office:value-type="float" office:value="0.999944770205045">
                <text:p>0.99994477020504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753859995185259">
                <text:p>0.0753859995185259</text:p>
              </table:table-cell>
              <table:table-cell office:value-type="float" office:value="0.423907057583907">
                <text:p>0.423907057583907</text:p>
              </table:table-cell>
              <table:table-cell office:value-type="float" office:value="0.869125106025907">
                <text:p>0.869125106025907</text:p>
              </table:table-cell>
              <table:table-cell office:value-type="float" office:value="0.999950025752279">
                <text:p>0.99995002575227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789459864294381">
                <text:p>0.0789459864294381</text:p>
              </table:table-cell>
              <table:table-cell office:value-type="float" office:value="0.442319245304014">
                <text:p>0.442319245304014</text:p>
              </table:table-cell>
              <table:table-cell office:value-type="float" office:value="0.880086043329192">
                <text:p>0.880086043329192</text:p>
              </table:table-cell>
              <table:table-cell office:value-type="float" office:value="0.999954781215678">
                <text:p>0.99995478121567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826590589929673">
                <text:p>0.0826590589929673</text:p>
              </table:table-cell>
              <table:table-cell office:value-type="float" office:value="0.460891354228762">
                <text:p>0.460891354228762</text:p>
              </table:table-cell>
              <table:table-cell office:value-type="float" office:value="0.890244914466954">
                <text:p>0.890244914466954</text:p>
              </table:table-cell>
              <table:table-cell office:value-type="float" office:value="0.999959084175881">
                <text:p>0.99995908417588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865303621175">
                <text:p>0.0865303621175</text:p>
              </table:table-cell>
              <table:table-cell office:value-type="float" office:value="0.479572681820996">
                <text:p>0.479572681820996</text:p>
              </table:table-cell>
              <table:table-cell office:value-type="float" office:value="0.899641287456767">
                <text:p>0.899641287456767</text:p>
              </table:table-cell>
              <table:table-cell office:value-type="float" office:value="0.999962977687195">
                <text:p>0.99996297768719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905650761010612">
                <text:p>0.0905650761010612</text:p>
              </table:table-cell>
              <table:table-cell office:value-type="float" office:value="0.498311311758676">
                <text:p>0.498311311758676</text:p>
              </table:table-cell>
              <table:table-cell office:value-type="float" office:value="0.908316063932969">
                <text:p>0.908316063932969</text:p>
              </table:table-cell>
              <table:table-cell office:value-type="float" office:value="0.999966500708049">
                <text:p>0.999966500708049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947684020206401">
                <text:p>0.0947684020206401</text:p>
              </table:table-cell>
              <table:table-cell office:value-type="float" office:value="0.517054686628937">
                <text:p>0.517054686628937</text:p>
              </table:table-cell>
              <table:table-cell office:value-type="float" office:value="0.916310765478482">
                <text:p>0.916310765478482</text:p>
              </table:table-cell>
              <table:table-cell office:value-type="float" office:value="0.999969688490536">
                <text:p>0.99996968849053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991455455979985">
                <text:p>0.0991455455979985</text:p>
              </table:table-cell>
              <table:table-cell office:value-type="float" office:value="0.535750195801508">
                <text:p>0.535750195801508</text:p>
              </table:table-cell>
              <table:table-cell office:value-type="float" office:value="0.923666926133398">
                <text:p>0.923666926133398</text:p>
              </table:table-cell>
              <table:table-cell office:value-type="float" office:value="0.999972572932926">
                <text:p>0.99997257293292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103701699487194">
                <text:p>0.103701699487194</text:p>
              </table:table-cell>
              <table:table-cell office:value-type="float" office:value="0.554345764566411">
                <text:p>0.554345764566411</text:p>
              </table:table-cell>
              <table:table-cell office:value-type="float" office:value="0.930425586345421">
                <text:p>0.930425586345421</text:p>
              </table:table-cell>
              <table:table-cell office:value-type="float" office:value="0.999975182898671">
                <text:p>0.99997518289867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108442023937456">
                <text:p>0.108442023937456</text:p>
              </table:table-cell>
              <table:table-cell office:value-type="float" office:value="0.572790430569489">
                <text:p>0.572790430569489</text:p>
              </table:table-cell>
              <table:table-cell office:value-type="float" office:value="0.936626881320059">
                <text:p>0.936626881320059</text:p>
              </table:table-cell>
              <table:table-cell office:value-type="float" office:value="0.999977544505078">
                <text:p>0.999977544505078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11337162579526">
                <text:p>0.11337162579526</text:p>
              </table:table-cell>
              <table:table-cell office:value-type="float" office:value="0.59103489409352">
                <text:p>0.59103489409352</text:p>
              </table:table-cell>
              <table:table-cell office:value-type="float" office:value="0.94230971525909">
                <text:p>0.94230971525909</text:p>
              </table:table-cell>
              <table:table-cell office:value-type="float" office:value="0.999979681384535">
                <text:p>0.99997968138453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118495535821623">
                <text:p>0.118495535821623</text:p>
              </table:table-cell>
              <table:table-cell office:value-type="float" office:value="0.609032029780659">
                <text:p>0.609032029780659</text:p>
              </table:table-cell>
              <table:table-cell office:value-type="float" office:value="0.947511512197102">
                <text:p>0.947511512197102</text:p>
              </table:table-cell>
              <table:table-cell office:value-type="float" office:value="0.999981614920895">
                <text:p>0.99998161492089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123818684314839">
                <text:p>0.123818684314839</text:p>
              </table:table-cell>
              <table:table-cell office:value-type="float" office:value="0.626737348910226">
                <text:p>0.626737348910226</text:p>
              </table:table-cell>
              <table:table-cell office:value-type="float" office:value="0.952268033912038">
                <text:p>0.952268033912038</text:p>
              </table:table-cell>
              <table:table-cell office:value-type="float" office:value="0.999983364463387">
                <text:p>0.999983364463387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29345875045267">
                <text:p>0.129345875045267</text:p>
              </table:table-cell>
              <table:table-cell office:value-type="float" office:value="0.644109403244061">
                <text:p>0.644109403244061</text:p>
              </table:table-cell>
              <table:table-cell office:value-type="float" office:value="0.956613255562225">
                <text:p>0.956613255562225</text:p>
              </table:table-cell>
              <table:table-cell office:value-type="float" office:value="0.999984947520174">
                <text:p>0.999984947520174</text:p>
              </table:table-cell>
              <table:table-cell office:value-type="float" office:value="1.001">
                <text:p>1.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